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meth1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O2]&amp;&quot;_&quot;&amp;[.U2]&amp;&quot;_&quot;&amp;[.W2]&amp;&quot;_regCols&quot;" office:value-type="string" office:string-value="randomforest_1000_3_10_0.999999_0_0_90_0_0_regCols" calcext:value-type="string">
            <text:p>randomforest_1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O3]&amp;&quot;_&quot;&amp;[.U3]&amp;&quot;_&quot;&amp;[.W3]&amp;&quot;_regCols&quot;" office:value-type="string" office:string-value="randomforest_2000_3_10_0.999999_0_0_90_0_0_regCols" calcext:value-type="string">
            <text:p>randomforest_2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O4]&amp;&quot;_&quot;&amp;[.U4]&amp;&quot;_&quot;&amp;[.W4]&amp;&quot;_regCols&quot;" office:value-type="string" office:string-value="randomforest_4000_3_10_0.999999_0_0_90_0_0_regCols" calcext:value-type="string">
            <text:p>randomforest_4000_3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O5]&amp;&quot;_&quot;&amp;[.U5]&amp;&quot;_&quot;&amp;[.W5]&amp;&quot;_regCols&quot;" office:value-type="string" office:string-value="randomforest_1000_6_10_0.999999_0_0_90_0_0_regCols" calcext:value-type="string">
            <text:p>randomforest_1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O6]&amp;&quot;_&quot;&amp;[.U6]&amp;&quot;_&quot;&amp;[.W6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O7]&amp;&quot;_&quot;&amp;[.U7]&amp;&quot;_&quot;&amp;[.W7]&amp;&quot;_regCols&quot;" office:value-type="string" office:string-value="randomforest_4000_6_10_0.999999_0_0_90_0_0_regCols" calcext:value-type="string">
            <text:p>randomforest_4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O8]&amp;&quot;_&quot;&amp;[.U8]&amp;&quot;_&quot;&amp;[.W8]&amp;&quot;_regCols&quot;" office:value-type="string" office:string-value="randomforest_1000_9_10_0.999999_0_0_90_0_0_regCols" calcext:value-type="string">
            <text:p>randomforest_1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O9]&amp;&quot;_&quot;&amp;[.U9]&amp;&quot;_&quot;&amp;[.W9]&amp;&quot;_regCols&quot;" office:value-type="string" office:string-value="randomforest_2000_9_10_0.999999_0_0_90_0_0_regCols" calcext:value-type="string">
            <text:p>randomforest_2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O10]&amp;&quot;_&quot;&amp;[.U10]&amp;&quot;_&quot;&amp;[.W10]&amp;&quot;_regCols&quot;" office:value-type="string" office:string-value="randomforest_4000_9_10_0.999999_0_0_90_0_0_regCols" calcext:value-type="string">
            <text:p>randomforest_4000_9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O11]&amp;&quot;_&quot;&amp;[.U11]&amp;&quot;_&quot;&amp;[.W11]&amp;&quot;_regCols&quot;" office:value-type="string" office:string-value="randomforest_1000_12_10_0.999999_0_0_90_0_0_regCols" calcext:value-type="string">
            <text:p>randomforest_1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O12]&amp;&quot;_&quot;&amp;[.U12]&amp;&quot;_&quot;&amp;[.W12]&amp;&quot;_regCols&quot;" office:value-type="string" office:string-value="randomforest_2000_12_10_0.999999_0_0_90_0_0_regCols" calcext:value-type="string">
            <text:p>randomforest_2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O13]&amp;&quot;_&quot;&amp;[.U13]&amp;&quot;_&quot;&amp;[.W13]&amp;&quot;_regCols&quot;" office:value-type="string" office:string-value="randomforest_4000_12_10_0.999999_0_0_90_0_0_regCols" calcext:value-type="string">
            <text:p>randomforest_4000_1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O14]&amp;&quot;_&quot;&amp;[.U14]&amp;&quot;_&quot;&amp;[.W14]&amp;&quot;_regCols&quot;" office:value-type="string" office:string-value="randomforest_1000_3_100_0.999999_0_0_90_0_0_regCols" calcext:value-type="string">
            <text:p>randomforest_1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O15]&amp;&quot;_&quot;&amp;[.U15]&amp;&quot;_&quot;&amp;[.W15]&amp;&quot;_regCols&quot;" office:value-type="string" office:string-value="randomforest_2000_3_100_0.999999_0_0_90_0_0_regCols" calcext:value-type="string">
            <text:p>randomforest_2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O16]&amp;&quot;_&quot;&amp;[.U16]&amp;&quot;_&quot;&amp;[.W16]&amp;&quot;_regCols&quot;" office:value-type="string" office:string-value="randomforest_4000_3_100_0.999999_0_0_90_0_0_regCols" calcext:value-type="string">
            <text:p>randomforest_4000_3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O17]&amp;&quot;_&quot;&amp;[.U17]&amp;&quot;_&quot;&amp;[.W17]&amp;&quot;_regCols&quot;" office:value-type="string" office:string-value="randomforest_1000_6_100_0.999999_0_0_90_0_0_regCols" calcext:value-type="string">
            <text:p>randomforest_1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O18]&amp;&quot;_&quot;&amp;[.U18]&amp;&quot;_&quot;&amp;[.W18]&amp;&quot;_regCols&quot;" office:value-type="string" office:string-value="randomforest_2000_6_100_0.999999_0_0_90_0_0_regCols" calcext:value-type="string">
            <text:p>randomforest_2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O19]&amp;&quot;_&quot;&amp;[.U19]&amp;&quot;_&quot;&amp;[.W19]&amp;&quot;_regCols&quot;" office:value-type="string" office:string-value="randomforest_4000_6_100_0.999999_0_0_90_0_0_regCols" calcext:value-type="string">
            <text:p>randomforest_4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O20]&amp;&quot;_&quot;&amp;[.U20]&amp;&quot;_&quot;&amp;[.W20]&amp;&quot;_regCols&quot;" office:value-type="string" office:string-value="randomforest_1000_9_100_0.999999_0_0_90_0_0_regCols" calcext:value-type="string">
            <text:p>randomforest_1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O21]&amp;&quot;_&quot;&amp;[.U21]&amp;&quot;_&quot;&amp;[.W21]&amp;&quot;_regCols&quot;" office:value-type="string" office:string-value="randomforest_2000_9_100_0.999999_0_0_90_0_0_regCols" calcext:value-type="string">
            <text:p>randomforest_2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O22]&amp;&quot;_&quot;&amp;[.U22]&amp;&quot;_&quot;&amp;[.W22]&amp;&quot;_regCols&quot;" office:value-type="string" office:string-value="randomforest_4000_9_100_0.999999_0_0_90_0_0_regCols" calcext:value-type="string">
            <text:p>randomforest_4000_9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O23]&amp;&quot;_&quot;&amp;[.U23]&amp;&quot;_&quot;&amp;[.W23]&amp;&quot;_regCols&quot;" office:value-type="string" office:string-value="randomforest_1000_12_100_0.999999_0_0_90_0_0_regCols" calcext:value-type="string">
            <text:p>randomforest_1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O24]&amp;&quot;_&quot;&amp;[.U24]&amp;&quot;_&quot;&amp;[.W24]&amp;&quot;_regCols&quot;" office:value-type="string" office:string-value="randomforest_2000_12_100_0.999999_0_0_90_0_0_regCols" calcext:value-type="string">
            <text:p>randomforest_2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O25]&amp;&quot;_&quot;&amp;[.U25]&amp;&quot;_&quot;&amp;[.W25]&amp;&quot;_regCols&quot;" office:value-type="string" office:string-value="randomforest_4000_12_100_0.999999_0_0_90_0_0_regCols" calcext:value-type="string">
            <text:p>randomforest_4000_1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O26]&amp;&quot;_&quot;&amp;[.U26]&amp;&quot;_&quot;&amp;[.W26]&amp;&quot;_regCols&quot;" office:value-type="string" office:string-value="randomforest_1000_3_500_0.999999_0_0_90_0_0_regCols" calcext:value-type="string">
            <text:p>randomforest_1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O27]&amp;&quot;_&quot;&amp;[.U27]&amp;&quot;_&quot;&amp;[.W27]&amp;&quot;_regCols&quot;" office:value-type="string" office:string-value="randomforest_2000_3_500_0.999999_0_0_90_0_0_regCols" calcext:value-type="string">
            <text:p>randomforest_2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O28]&amp;&quot;_&quot;&amp;[.U28]&amp;&quot;_&quot;&amp;[.W28]&amp;&quot;_regCols&quot;" office:value-type="string" office:string-value="randomforest_4000_3_500_0.999999_0_0_90_0_0_regCols" calcext:value-type="string">
            <text:p>randomforest_4000_3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O29]&amp;&quot;_&quot;&amp;[.U29]&amp;&quot;_&quot;&amp;[.W29]&amp;&quot;_regCols&quot;" office:value-type="string" office:string-value="randomforest_1000_6_500_0.999999_0_0_90_0_0_regCols" calcext:value-type="string">
            <text:p>randomforest_1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O30]&amp;&quot;_&quot;&amp;[.U30]&amp;&quot;_&quot;&amp;[.W30]&amp;&quot;_regCols&quot;" office:value-type="string" office:string-value="randomforest_2000_6_500_0.999999_0_0_90_0_0_regCols" calcext:value-type="string">
            <text:p>randomforest_2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O31]&amp;&quot;_&quot;&amp;[.U31]&amp;&quot;_&quot;&amp;[.W31]&amp;&quot;_regCols&quot;" office:value-type="string" office:string-value="randomforest_4000_6_500_0.999999_0_0_90_0_0_regCols" calcext:value-type="string">
            <text:p>randomforest_4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O32]&amp;&quot;_&quot;&amp;[.U32]&amp;&quot;_&quot;&amp;[.W32]&amp;&quot;_regCols&quot;" office:value-type="string" office:string-value="randomforest_1000_9_500_0.999999_0_0_90_0_0_regCols" calcext:value-type="string">
            <text:p>randomforest_1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O33]&amp;&quot;_&quot;&amp;[.U33]&amp;&quot;_&quot;&amp;[.W33]&amp;&quot;_regCols&quot;" office:value-type="string" office:string-value="randomforest_2000_9_500_0.999999_0_0_90_0_0_regCols" calcext:value-type="string">
            <text:p>randomforest_2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O34]&amp;&quot;_&quot;&amp;[.U34]&amp;&quot;_&quot;&amp;[.W34]&amp;&quot;_regCols&quot;" office:value-type="string" office:string-value="randomforest_4000_9_500_0.999999_0_0_90_0_0_regCols" calcext:value-type="string">
            <text:p>randomforest_4000_9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O35]&amp;&quot;_&quot;&amp;[.U35]&amp;&quot;_&quot;&amp;[.W35]&amp;&quot;_regCols&quot;" office:value-type="string" office:string-value="randomforest_1000_12_500_0.999999_0_0_90_0_0_regCols" calcext:value-type="string">
            <text:p>randomforest_1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O36]&amp;&quot;_&quot;&amp;[.U36]&amp;&quot;_&quot;&amp;[.W36]&amp;&quot;_regCols&quot;" office:value-type="string" office:string-value="randomforest_2000_12_500_0.999999_0_0_90_0_0_regCols" calcext:value-type="string">
            <text:p>randomforest_2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O37]&amp;&quot;_&quot;&amp;[.U37]&amp;&quot;_&quot;&amp;[.W37]&amp;&quot;_regCols&quot;" office:value-type="string" office:string-value="randomforest_4000_12_500_0.999999_0_0_90_0_0_regCols" calcext:value-type="string">
            <text:p>randomforest_4000_1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O38]&amp;&quot;_&quot;&amp;[.U38]&amp;&quot;_&quot;&amp;[.W38]&amp;&quot;_regCols&quot;" office:value-type="string" office:string-value="randomforest_2000_6_10_0.999999_0_0_95_0_0_regCols" calcext:value-type="string">
            <text:p>randomforest_2000_6_10_0.999999_0_0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O39]&amp;&quot;_&quot;&amp;[.U39]&amp;&quot;_&quot;&amp;[.W39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O40]&amp;&quot;_&quot;&amp;[.U40]&amp;&quot;_&quot;&amp;[.W40]&amp;&quot;_regCols&quot;" office:value-type="string" office:string-value="randomforest_2000_6_10_0.999999_0_0_85_0_0_regCols" calcext:value-type="string">
            <text:p>randomforest_2000_6_10_0.999999_0_0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O41]&amp;&quot;_&quot;&amp;[.U41]&amp;&quot;_&quot;&amp;[.W41]&amp;&quot;_regCols&quot;" office:value-type="string" office:string-value="randomforest_2000_6_10_0.999999_0_0_80_0_0_regCols" calcext:value-type="string">
            <text:p>randomforest_2000_6_10_0.999999_0_0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O42]&amp;&quot;_&quot;&amp;[.U42]&amp;&quot;_&quot;&amp;[.W42]&amp;&quot;_regCols&quot;" office:value-type="string" office:string-value="randomforest_2000_6_10_0.999999_0_0_75_0_0_regCols" calcext:value-type="string">
            <text:p>randomforest_2000_6_10_0.999999_0_0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O43]&amp;&quot;_&quot;&amp;[.U43]&amp;&quot;_&quot;&amp;[.W43]&amp;&quot;_regCols&quot;" office:value-type="string" office:string-value="randomforest_2000_6_10_0.999999_0_0_70_0_0_regCols" calcext:value-type="string">
            <text:p>randomforest_2000_6_10_0.999999_0_0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O44]&amp;&quot;_&quot;&amp;[.U44]&amp;&quot;_&quot;&amp;[.W44]&amp;&quot;_regCols&quot;" office:value-type="string" office:string-value="randomforest_2000_6_10_0.999999_0_0_65_0_0_regCols" calcext:value-type="string">
            <text:p>randomforest_2000_6_10_0.999999_0_0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O45]&amp;&quot;_&quot;&amp;[.U45]&amp;&quot;_&quot;&amp;[.W45]&amp;&quot;_regCols&quot;" office:value-type="string" office:string-value="randomforest_2000_6_10_0.999999_0_0_60_0_0_regCols" calcext:value-type="string">
            <text:p>randomforest_2000_6_10_0.999999_0_0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O46]&amp;&quot;_&quot;&amp;[.U46]&amp;&quot;_&quot;&amp;[.W46]&amp;&quot;_regCols&quot;" office:value-type="string" office:string-value="randomforest_2000_6_10_0.999999_0_0_50_0_0_regCols" calcext:value-type="string">
            <text:p>randomforest_2000_6_10_0.999999_0_0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O47]&amp;&quot;_&quot;&amp;[.U47]&amp;&quot;_&quot;&amp;[.W47]&amp;&quot;_regCols&quot;" office:value-type="string" office:string-value="randomforest_2000_6_10_0.999999_0_0_40_0_0_regCols" calcext:value-type="string">
            <text:p>randomforest_2000_6_10_0.999999_0_0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O48]&amp;&quot;_&quot;&amp;[.U48]&amp;&quot;_&quot;&amp;[.W48]&amp;&quot;_regCols&quot;" office:value-type="string" office:string-value="randomforest_2000_6_10_0.999999_0_0_20_0_0_regCols" calcext:value-type="string">
            <text:p>randomforest_2000_6_10_0.999999_0_0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O49]&amp;&quot;_&quot;&amp;[.U49]&amp;&quot;_&quot;&amp;[.W49]&amp;&quot;_regCols&quot;" office:value-type="string" office:string-value="randomforest_2000_6_10_0.999999_0_0_90_0_0_regCols" calcext:value-type="string">
            <text:p>randomforest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O50]&amp;&quot;_&quot;&amp;[.U50]&amp;&quot;_&quot;&amp;[.W50]&amp;&quot;_regCols&quot;" office:value-type="string" office:string-value="randomforest_2000_6_10_0.9_0_0_90_0_0_regCols" calcext:value-type="string">
            <text:p>randomforest_2000_6_10_0.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O51]&amp;&quot;_&quot;&amp;[.U51]&amp;&quot;_&quot;&amp;[.W51]&amp;&quot;_regCols&quot;" office:value-type="string" office:string-value="randomforest_2000_6_10_0.8_0_0_90_0_0_regCols" calcext:value-type="string">
            <text:p>randomforest_2000_6_10_0.8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O52]&amp;&quot;_&quot;&amp;[.U52]&amp;&quot;_&quot;&amp;[.W52]&amp;&quot;_regCols&quot;" office:value-type="string" office:string-value="randomforest_2000_6_10_0.7_0_0_90_0_0_regCols" calcext:value-type="string">
            <text:p>randomforest_2000_6_10_0.7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O53]&amp;&quot;_&quot;&amp;[.U53]&amp;&quot;_&quot;&amp;[.W53]&amp;&quot;_regCols&quot;" office:value-type="string" office:string-value="randomforest_2000_6_10_0.6_0_0_90_0_0_regCols" calcext:value-type="string">
            <text:p>randomforest_2000_6_10_0.6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O54]&amp;&quot;_&quot;&amp;[.U54]&amp;&quot;_&quot;&amp;[.W54]&amp;&quot;_regCols&quot;" office:value-type="string" office:string-value="randomforest_2000_6_10_0.5_0_0_90_0_0_regCols" calcext:value-type="string">
            <text:p>randomforest_2000_6_10_0.5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O55]&amp;&quot;_&quot;&amp;[.U55]&amp;&quot;_&quot;&amp;[.W55]&amp;&quot;_regCols&quot;" office:value-type="string" office:string-value="randomforest_2000_6_10_0.4_0_0_90_0_0_regCols" calcext:value-type="string">
            <text:p>randomforest_2000_6_10_0.4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O56]&amp;&quot;_&quot;&amp;[.U56]&amp;&quot;_&quot;&amp;[.W56]&amp;&quot;_regCols&quot;" office:value-type="string" office:string-value="extratree_1000_6_10_0.999999_0_0_90_0_0_regCols" calcext:value-type="string">
            <text:p>extratree_1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O57]&amp;&quot;_&quot;&amp;[.U57]&amp;&quot;_&quot;&amp;[.W57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O58]&amp;&quot;_&quot;&amp;[.U58]&amp;&quot;_&quot;&amp;[.W58]&amp;&quot;_regCols&quot;" office:value-type="string" office:string-value="extratree_4000_6_10_0.999999_0_0_90_0_0_regCols" calcext:value-type="string">
            <text:p>extratree_4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O59]&amp;&quot;_&quot;&amp;[.U59]&amp;&quot;_&quot;&amp;[.W59]&amp;&quot;_regCols&quot;" office:value-type="string" office:string-value="extratree_1000_6_100_0.999999_0_0_90_0_0_regCols" calcext:value-type="string">
            <text:p>extratree_1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O60]&amp;&quot;_&quot;&amp;[.U60]&amp;&quot;_&quot;&amp;[.W60]&amp;&quot;_regCols&quot;" office:value-type="string" office:string-value="extratree_2000_6_100_0.999999_0_0_90_0_0_regCols" calcext:value-type="string">
            <text:p>extratree_2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O61]&amp;&quot;_&quot;&amp;[.U61]&amp;&quot;_&quot;&amp;[.W61]&amp;&quot;_regCols&quot;" office:value-type="string" office:string-value="extratree_4000_6_100_0.999999_0_0_90_0_0_regCols" calcext:value-type="string">
            <text:p>extratree_4000_6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O62]&amp;&quot;_&quot;&amp;[.U62]&amp;&quot;_&quot;&amp;[.W62]&amp;&quot;_regCols&quot;" office:value-type="string" office:string-value="extratree_1000_6_500_0.999999_0_0_90_0_0_regCols" calcext:value-type="string">
            <text:p>extratree_1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O63]&amp;&quot;_&quot;&amp;[.U63]&amp;&quot;_&quot;&amp;[.W63]&amp;&quot;_regCols&quot;" office:value-type="string" office:string-value="extratree_2000_6_500_0.999999_0_0_90_0_0_regCols" calcext:value-type="string">
            <text:p>extratree_2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O64]&amp;&quot;_&quot;&amp;[.U64]&amp;&quot;_&quot;&amp;[.W64]&amp;&quot;_regCols&quot;" office:value-type="string" office:string-value="extratree_4000_6_500_0.999999_0_0_90_0_0_regCols" calcext:value-type="string">
            <text:p>extratree_4000_6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O65]&amp;&quot;_&quot;&amp;[.U65]&amp;&quot;_&quot;&amp;[.W65]&amp;&quot;_regCols&quot;" office:value-type="string" office:string-value="extratree_2000_6_10_0.999999_0_0_95_0_0_regCols" calcext:value-type="string">
            <text:p>extratree_2000_6_10_0.999999_0_0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O66]&amp;&quot;_&quot;&amp;[.U66]&amp;&quot;_&quot;&amp;[.W66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O67]&amp;&quot;_&quot;&amp;[.U67]&amp;&quot;_&quot;&amp;[.W67]&amp;&quot;_regCols&quot;" office:value-type="string" office:string-value="extratree_2000_6_10_0.999999_0_0_85_0_0_regCols" calcext:value-type="string">
            <text:p>extratree_2000_6_10_0.999999_0_0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O68]&amp;&quot;_&quot;&amp;[.U68]&amp;&quot;_&quot;&amp;[.W68]&amp;&quot;_regCols&quot;" office:value-type="string" office:string-value="extratree_2000_6_10_0.999999_0_0_80_0_0_regCols" calcext:value-type="string">
            <text:p>extratree_2000_6_10_0.999999_0_0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O69]&amp;&quot;_&quot;&amp;[.U69]&amp;&quot;_&quot;&amp;[.W69]&amp;&quot;_regCols&quot;" office:value-type="string" office:string-value="extratree_2000_6_10_0.999999_0_0_75_0_0_regCols" calcext:value-type="string">
            <text:p>extratree_2000_6_10_0.999999_0_0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O70]&amp;&quot;_&quot;&amp;[.U70]&amp;&quot;_&quot;&amp;[.W70]&amp;&quot;_regCols&quot;" office:value-type="string" office:string-value="extratree_2000_6_10_0.999999_0_0_70_0_0_regCols" calcext:value-type="string">
            <text:p>extratree_2000_6_10_0.999999_0_0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O71]&amp;&quot;_&quot;&amp;[.U71]&amp;&quot;_&quot;&amp;[.W71]&amp;&quot;_regCols&quot;" office:value-type="string" office:string-value="extratree_2000_6_10_0.999999_0_0_65_0_0_regCols" calcext:value-type="string">
            <text:p>extratree_2000_6_10_0.999999_0_0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O72]&amp;&quot;_&quot;&amp;[.U72]&amp;&quot;_&quot;&amp;[.W72]&amp;&quot;_regCols&quot;" office:value-type="string" office:string-value="extratree_2000_6_10_0.999999_0_0_60_0_0_regCols" calcext:value-type="string">
            <text:p>extratree_2000_6_10_0.999999_0_0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O73]&amp;&quot;_&quot;&amp;[.U73]&amp;&quot;_&quot;&amp;[.W73]&amp;&quot;_regCols&quot;" office:value-type="string" office:string-value="extratree_2000_6_10_0.999999_0_0_50_0_0_regCols" calcext:value-type="string">
            <text:p>extratree_2000_6_10_0.999999_0_0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O74]&amp;&quot;_&quot;&amp;[.U74]&amp;&quot;_&quot;&amp;[.W74]&amp;&quot;_regCols&quot;" office:value-type="string" office:string-value="extratree_2000_6_10_0.999999_0_0_40_0_0_regCols" calcext:value-type="string">
            <text:p>extratree_2000_6_10_0.999999_0_0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O75]&amp;&quot;_&quot;&amp;[.U75]&amp;&quot;_&quot;&amp;[.W75]&amp;&quot;_regCols&quot;" office:value-type="string" office:string-value="extratree_2000_6_10_0.999999_0_0_20_0_0_regCols" calcext:value-type="string">
            <text:p>extratree_2000_6_10_0.999999_0_0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O76]&amp;&quot;_&quot;&amp;[.U76]&amp;&quot;_&quot;&amp;[.W76]&amp;&quot;_regCols&quot;" office:value-type="string" office:string-value="extratree_2000_6_10_0.999999_0_0_90_0_0_regCols" calcext:value-type="string">
            <text:p>extratree_2000_6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O77]&amp;&quot;_&quot;&amp;[.U77]&amp;&quot;_&quot;&amp;[.W77]&amp;&quot;_regCols&quot;" office:value-type="string" office:string-value="extratree_2000_6_10_0.9_0_0_90_0_0_regCols" calcext:value-type="string">
            <text:p>extratree_2000_6_10_0.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O78]&amp;&quot;_&quot;&amp;[.U78]&amp;&quot;_&quot;&amp;[.W78]&amp;&quot;_regCols&quot;" office:value-type="string" office:string-value="extratree_2000_6_10_0.8_0_0_90_0_0_regCols" calcext:value-type="string">
            <text:p>extratree_2000_6_10_0.8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O79]&amp;&quot;_&quot;&amp;[.U79]&amp;&quot;_&quot;&amp;[.W79]&amp;&quot;_regCols&quot;" office:value-type="string" office:string-value="extratree_2000_6_10_0.7_0_0_90_0_0_regCols" calcext:value-type="string">
            <text:p>extratree_2000_6_10_0.7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O80]&amp;&quot;_&quot;&amp;[.U80]&amp;&quot;_&quot;&amp;[.W80]&amp;&quot;_regCols&quot;" office:value-type="string" office:string-value="extratree_2000_6_10_0.6_0_0_90_0_0_regCols" calcext:value-type="string">
            <text:p>extratree_2000_6_10_0.6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O81]&amp;&quot;_&quot;&amp;[.U81]&amp;&quot;_&quot;&amp;[.W81]&amp;&quot;_regCols&quot;" office:value-type="string" office:string-value="extratree_2000_6_10_0.5_0_0_90_0_0_regCols" calcext:value-type="string">
            <text:p>extratree_2000_6_10_0.5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O82]&amp;&quot;_&quot;&amp;[.U82]&amp;&quot;_&quot;&amp;[.W82]&amp;&quot;_regCols&quot;" office:value-type="string" office:string-value="extratree_2000_6_10_0.4_0_0_90_0_0_regCols" calcext:value-type="string">
            <text:p>extratree_2000_6_10_0.4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O83]&amp;&quot;_&quot;&amp;[.U83]&amp;&quot;_&quot;&amp;[.W83]&amp;&quot;_regCols&quot;" office:value-type="string" office:string-value="xgboost_1000_3_0_0.999999_0.05_0.8_90_0_0_regCols" calcext:value-type="string">
            <text:p>xgboost_1000_3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O84]&amp;&quot;_&quot;&amp;[.U84]&amp;&quot;_&quot;&amp;[.W84]&amp;&quot;_regCols&quot;" office:value-type="string" office:string-value="xgboost_1000_3_0_0.999999_0.05_0.8_90_1_0_regCols" calcext:value-type="string">
            <text:p>xgboost_1000_3_0_0.999999_0.05_0.8_90_1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O85]&amp;&quot;_&quot;&amp;[.U85]&amp;&quot;_&quot;&amp;[.W85]&amp;&quot;_regCols&quot;" office:value-type="string" office:string-value="xgboost_1000_3_0_0.999999_0.05_0.8_90_5_0_regCols" calcext:value-type="string">
            <text:p>xgboost_1000_3_0_0.999999_0.05_0.8_90_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O86]&amp;&quot;_&quot;&amp;[.U86]&amp;&quot;_&quot;&amp;[.W86]&amp;&quot;_regCols&quot;" office:value-type="string" office:string-value="xgboost_1000_3_0_0.999999_0.05_0.8_90_25_0_regCols" calcext:value-type="string">
            <text:p>xgboost_1000_3_0_0.999999_0.05_0.8_90_2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O87]&amp;&quot;_&quot;&amp;[.U87]&amp;&quot;_&quot;&amp;[.W87]&amp;&quot;_regCols&quot;" office:value-type="string" office:string-value="xgboost_1000_3_0_0.999999_0.05_0.8_90_200_0_regCols" calcext:value-type="string">
            <text:p>xgboost_1000_3_0_0.999999_0.05_0.8_90_20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O88]&amp;&quot;_&quot;&amp;[.U88]&amp;&quot;_&quot;&amp;[.W88]&amp;&quot;_regCols&quot;" office:value-type="string" office:string-value="xgboost_1000_3_0_0.999999_0.05_0.8_90_0_1_regCols" calcext:value-type="string">
            <text:p>xgboost_1000_3_0_0.999999_0.05_0.8_90_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O89]&amp;&quot;_&quot;&amp;[.U89]&amp;&quot;_&quot;&amp;[.W89]&amp;&quot;_regCols&quot;" office:value-type="string" office:string-value="xgboost_1000_3_0_0.999999_0.05_0.8_90_1_1_regCols" calcext:value-type="string">
            <text:p>xgboost_1000_3_0_0.999999_0.05_0.8_90_1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O90]&amp;&quot;_&quot;&amp;[.U90]&amp;&quot;_&quot;&amp;[.W90]&amp;&quot;_regCols&quot;" office:value-type="string" office:string-value="xgboost_1000_3_0_0.999999_0.05_0.8_90_5_1_regCols" calcext:value-type="string">
            <text:p>xgboost_1000_3_0_0.999999_0.05_0.8_90_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O91]&amp;&quot;_&quot;&amp;[.U91]&amp;&quot;_&quot;&amp;[.W91]&amp;&quot;_regCols&quot;" office:value-type="string" office:string-value="xgboost_1000_3_0_0.999999_0.05_0.8_90_25_1_regCols" calcext:value-type="string">
            <text:p>xgboost_1000_3_0_0.999999_0.05_0.8_90_2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O92]&amp;&quot;_&quot;&amp;[.U92]&amp;&quot;_&quot;&amp;[.W92]&amp;&quot;_regCols&quot;" office:value-type="string" office:string-value="xgboost_1000_3_0_0.999999_0.05_0.8_90_200_1_regCols" calcext:value-type="string">
            <text:p>xgboost_1000_3_0_0.999999_0.05_0.8_90_20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O93]&amp;&quot;_&quot;&amp;[.U93]&amp;&quot;_&quot;&amp;[.W93]&amp;&quot;_regCols&quot;" office:value-type="string" office:string-value="xgboost_1000_3_0_0.999999_0.05_0.8_90_0_5_regCols" calcext:value-type="string">
            <text:p>xgboost_1000_3_0_0.999999_0.05_0.8_90_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O94]&amp;&quot;_&quot;&amp;[.U94]&amp;&quot;_&quot;&amp;[.W94]&amp;&quot;_regCols&quot;" office:value-type="string" office:string-value="xgboost_1000_3_0_0.999999_0.05_0.8_90_1_5_regCols" calcext:value-type="string">
            <text:p>xgboost_1000_3_0_0.999999_0.05_0.8_90_1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O95]&amp;&quot;_&quot;&amp;[.U95]&amp;&quot;_&quot;&amp;[.W95]&amp;&quot;_regCols&quot;" office:value-type="string" office:string-value="xgboost_1000_3_0_0.999999_0.05_0.8_90_5_5_regCols" calcext:value-type="string">
            <text:p>xgboost_1000_3_0_0.999999_0.05_0.8_90_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O96]&amp;&quot;_&quot;&amp;[.U96]&amp;&quot;_&quot;&amp;[.W96]&amp;&quot;_regCols&quot;" office:value-type="string" office:string-value="xgboost_1000_3_0_0.999999_0.05_0.8_90_25_5_regCols" calcext:value-type="string">
            <text:p>xgboost_1000_3_0_0.999999_0.05_0.8_90_2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O97]&amp;&quot;_&quot;&amp;[.U97]&amp;&quot;_&quot;&amp;[.W97]&amp;&quot;_regCols&quot;" office:value-type="string" office:string-value="xgboost_1000_3_0_0.999999_0.05_0.8_90_200_5_regCols" calcext:value-type="string">
            <text:p>xgboost_1000_3_0_0.999999_0.05_0.8_90_20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O98]&amp;&quot;_&quot;&amp;[.U98]&amp;&quot;_&quot;&amp;[.W98]&amp;&quot;_regCols&quot;" office:value-type="string" office:string-value="xgboost_1000_3_0_0.999999_0.05_0.8_90_0_25_regCols" calcext:value-type="string">
            <text:p>xgboost_1000_3_0_0.999999_0.05_0.8_90_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O99]&amp;&quot;_&quot;&amp;[.U99]&amp;&quot;_&quot;&amp;[.W99]&amp;&quot;_regCols&quot;" office:value-type="string" office:string-value="xgboost_1000_3_0_0.999999_0.05_0.8_90_1_25_regCols" calcext:value-type="string">
            <text:p>xgboost_1000_3_0_0.999999_0.05_0.8_90_1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O100]&amp;&quot;_&quot;&amp;[.U100]&amp;&quot;_&quot;&amp;[.W100]&amp;&quot;_regCols&quot;" office:value-type="string" office:string-value="xgboost_1000_3_0_0.999999_0.05_0.8_90_5_25_regCols" calcext:value-type="string">
            <text:p>xgboost_1000_3_0_0.999999_0.05_0.8_90_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O101]&amp;&quot;_&quot;&amp;[.U101]&amp;&quot;_&quot;&amp;[.W101]&amp;&quot;_regCols&quot;" office:value-type="string" office:string-value="xgboost_1000_3_0_0.999999_0.05_0.8_90_25_25_regCols" calcext:value-type="string">
            <text:p>xgboost_1000_3_0_0.999999_0.05_0.8_90_2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O102]&amp;&quot;_&quot;&amp;[.U102]&amp;&quot;_&quot;&amp;[.W102]&amp;&quot;_regCols&quot;" office:value-type="string" office:string-value="xgboost_1000_3_0_0.999999_0.05_0.8_90_200_25_regCols" calcext:value-type="string">
            <text:p>xgboost_1000_3_0_0.999999_0.05_0.8_90_20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O103]&amp;&quot;_&quot;&amp;[.U103]&amp;&quot;_&quot;&amp;[.W103]&amp;&quot;_regCols&quot;" office:value-type="string" office:string-value="xgboost_1000_3_0_0.999999_0.05_0.8_90_0_200_regCols" calcext:value-type="string">
            <text:p>xgboost_1000_3_0_0.999999_0.05_0.8_90_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O104]&amp;&quot;_&quot;&amp;[.U104]&amp;&quot;_&quot;&amp;[.W104]&amp;&quot;_regCols&quot;" office:value-type="string" office:string-value="xgboost_1000_3_0_0.999999_0.05_0.8_90_1_200_regCols" calcext:value-type="string">
            <text:p>xgboost_1000_3_0_0.999999_0.05_0.8_90_1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O105]&amp;&quot;_&quot;&amp;[.U105]&amp;&quot;_&quot;&amp;[.W105]&amp;&quot;_regCols&quot;" office:value-type="string" office:string-value="xgboost_1000_3_0_0.999999_0.05_0.8_90_5_200_regCols" calcext:value-type="string">
            <text:p>xgboost_1000_3_0_0.999999_0.05_0.8_90_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O106]&amp;&quot;_&quot;&amp;[.U106]&amp;&quot;_&quot;&amp;[.W106]&amp;&quot;_regCols&quot;" office:value-type="string" office:string-value="xgboost_1000_3_0_0.999999_0.05_0.8_90_25_200_regCols" calcext:value-type="string">
            <text:p>xgboost_1000_3_0_0.999999_0.05_0.8_90_2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O107]&amp;&quot;_&quot;&amp;[.U107]&amp;&quot;_&quot;&amp;[.W107]&amp;&quot;_regCols&quot;" office:value-type="string" office:string-value="xgboost_1000_3_0_0.999999_0.05_0.8_90_200_200_regCols" calcext:value-type="string">
            <text:p>xgboost_1000_3_0_0.999999_0.05_0.8_90_20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O108]&amp;&quot;_&quot;&amp;[.U108]&amp;&quot;_&quot;&amp;[.W108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O109]&amp;&quot;_&quot;&amp;[.U109]&amp;&quot;_&quot;&amp;[.W109]&amp;&quot;_regCols&quot;" office:value-type="string" office:string-value="xgboost_1000_6_0_0.999999_0.05_0.8_90_1_0_regCols" calcext:value-type="string">
            <text:p>xgboost_1000_6_0_0.999999_0.05_0.8_90_1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O110]&amp;&quot;_&quot;&amp;[.U110]&amp;&quot;_&quot;&amp;[.W110]&amp;&quot;_regCols&quot;" office:value-type="string" office:string-value="xgboost_1000_6_0_0.999999_0.05_0.8_90_5_0_regCols" calcext:value-type="string">
            <text:p>xgboost_1000_6_0_0.999999_0.05_0.8_90_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O111]&amp;&quot;_&quot;&amp;[.U111]&amp;&quot;_&quot;&amp;[.W111]&amp;&quot;_regCols&quot;" office:value-type="string" office:string-value="xgboost_1000_6_0_0.999999_0.05_0.8_90_25_0_regCols" calcext:value-type="string">
            <text:p>xgboost_1000_6_0_0.999999_0.05_0.8_90_25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O112]&amp;&quot;_&quot;&amp;[.U112]&amp;&quot;_&quot;&amp;[.W112]&amp;&quot;_regCols&quot;" office:value-type="string" office:string-value="xgboost_1000_6_0_0.999999_0.05_0.8_90_200_0_regCols" calcext:value-type="string">
            <text:p>xgboost_1000_6_0_0.999999_0.05_0.8_90_20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O113]&amp;&quot;_&quot;&amp;[.U113]&amp;&quot;_&quot;&amp;[.W113]&amp;&quot;_regCols&quot;" office:value-type="string" office:string-value="xgboost_1000_6_0_0.999999_0.05_0.8_90_0_1_regCols" calcext:value-type="string">
            <text:p>xgboost_1000_6_0_0.999999_0.05_0.8_90_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O114]&amp;&quot;_&quot;&amp;[.U114]&amp;&quot;_&quot;&amp;[.W114]&amp;&quot;_regCols&quot;" office:value-type="string" office:string-value="xgboost_1000_6_0_0.999999_0.05_0.8_90_1_1_regCols" calcext:value-type="string">
            <text:p>xgboost_1000_6_0_0.999999_0.05_0.8_90_1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O115]&amp;&quot;_&quot;&amp;[.U115]&amp;&quot;_&quot;&amp;[.W115]&amp;&quot;_regCols&quot;" office:value-type="string" office:string-value="xgboost_1000_6_0_0.999999_0.05_0.8_90_5_1_regCols" calcext:value-type="string">
            <text:p>xgboost_1000_6_0_0.999999_0.05_0.8_90_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O116]&amp;&quot;_&quot;&amp;[.U116]&amp;&quot;_&quot;&amp;[.W116]&amp;&quot;_regCols&quot;" office:value-type="string" office:string-value="xgboost_1000_6_0_0.999999_0.05_0.8_90_25_1_regCols" calcext:value-type="string">
            <text:p>xgboost_1000_6_0_0.999999_0.05_0.8_90_25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O117]&amp;&quot;_&quot;&amp;[.U117]&amp;&quot;_&quot;&amp;[.W117]&amp;&quot;_regCols&quot;" office:value-type="string" office:string-value="xgboost_1000_6_0_0.999999_0.05_0.8_90_200_1_regCols" calcext:value-type="string">
            <text:p>xgboost_1000_6_0_0.999999_0.05_0.8_90_200_1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O118]&amp;&quot;_&quot;&amp;[.U118]&amp;&quot;_&quot;&amp;[.W118]&amp;&quot;_regCols&quot;" office:value-type="string" office:string-value="xgboost_1000_6_0_0.999999_0.05_0.8_90_0_5_regCols" calcext:value-type="string">
            <text:p>xgboost_1000_6_0_0.999999_0.05_0.8_90_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O119]&amp;&quot;_&quot;&amp;[.U119]&amp;&quot;_&quot;&amp;[.W119]&amp;&quot;_regCols&quot;" office:value-type="string" office:string-value="xgboost_1000_6_0_0.999999_0.05_0.8_90_1_5_regCols" calcext:value-type="string">
            <text:p>xgboost_1000_6_0_0.999999_0.05_0.8_90_1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O120]&amp;&quot;_&quot;&amp;[.U120]&amp;&quot;_&quot;&amp;[.W120]&amp;&quot;_regCols&quot;" office:value-type="string" office:string-value="xgboost_1000_6_0_0.999999_0.05_0.8_90_5_5_regCols" calcext:value-type="string">
            <text:p>xgboost_1000_6_0_0.999999_0.05_0.8_90_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O121]&amp;&quot;_&quot;&amp;[.U121]&amp;&quot;_&quot;&amp;[.W121]&amp;&quot;_regCols&quot;" office:value-type="string" office:string-value="xgboost_1000_6_0_0.999999_0.05_0.8_90_25_5_regCols" calcext:value-type="string">
            <text:p>xgboost_1000_6_0_0.999999_0.05_0.8_90_25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O122]&amp;&quot;_&quot;&amp;[.U122]&amp;&quot;_&quot;&amp;[.W122]&amp;&quot;_regCols&quot;" office:value-type="string" office:string-value="xgboost_1000_6_0_0.999999_0.05_0.8_90_200_5_regCols" calcext:value-type="string">
            <text:p>xgboost_1000_6_0_0.999999_0.05_0.8_90_200_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O123]&amp;&quot;_&quot;&amp;[.U123]&amp;&quot;_&quot;&amp;[.W123]&amp;&quot;_regCols&quot;" office:value-type="string" office:string-value="xgboost_1000_6_0_0.999999_0.05_0.8_90_0_25_regCols" calcext:value-type="string">
            <text:p>xgboost_1000_6_0_0.999999_0.05_0.8_90_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O124]&amp;&quot;_&quot;&amp;[.U124]&amp;&quot;_&quot;&amp;[.W124]&amp;&quot;_regCols&quot;" office:value-type="string" office:string-value="xgboost_1000_6_0_0.999999_0.05_0.8_90_1_25_regCols" calcext:value-type="string">
            <text:p>xgboost_1000_6_0_0.999999_0.05_0.8_90_1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O125]&amp;&quot;_&quot;&amp;[.U125]&amp;&quot;_&quot;&amp;[.W125]&amp;&quot;_regCols&quot;" office:value-type="string" office:string-value="xgboost_1000_6_0_0.999999_0.05_0.8_90_5_25_regCols" calcext:value-type="string">
            <text:p>xgboost_1000_6_0_0.999999_0.05_0.8_90_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O126]&amp;&quot;_&quot;&amp;[.U126]&amp;&quot;_&quot;&amp;[.W126]&amp;&quot;_regCols&quot;" office:value-type="string" office:string-value="xgboost_1000_6_0_0.999999_0.05_0.8_90_25_25_regCols" calcext:value-type="string">
            <text:p>xgboost_1000_6_0_0.999999_0.05_0.8_90_25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O127]&amp;&quot;_&quot;&amp;[.U127]&amp;&quot;_&quot;&amp;[.W127]&amp;&quot;_regCols&quot;" office:value-type="string" office:string-value="xgboost_1000_6_0_0.999999_0.05_0.8_90_200_25_regCols" calcext:value-type="string">
            <text:p>xgboost_1000_6_0_0.999999_0.05_0.8_90_200_25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O128]&amp;&quot;_&quot;&amp;[.U128]&amp;&quot;_&quot;&amp;[.W128]&amp;&quot;_regCols&quot;" office:value-type="string" office:string-value="xgboost_1000_6_0_0.999999_0.05_0.8_90_0_200_regCols" calcext:value-type="string">
            <text:p>xgboost_1000_6_0_0.999999_0.05_0.8_90_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O129]&amp;&quot;_&quot;&amp;[.U129]&amp;&quot;_&quot;&amp;[.W129]&amp;&quot;_regCols&quot;" office:value-type="string" office:string-value="xgboost_1000_6_0_0.999999_0.05_0.8_90_1_200_regCols" calcext:value-type="string">
            <text:p>xgboost_1000_6_0_0.999999_0.05_0.8_90_1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O130]&amp;&quot;_&quot;&amp;[.U130]&amp;&quot;_&quot;&amp;[.W130]&amp;&quot;_regCols&quot;" office:value-type="string" office:string-value="xgboost_1000_6_0_0.999999_0.05_0.8_90_5_200_regCols" calcext:value-type="string">
            <text:p>xgboost_1000_6_0_0.999999_0.05_0.8_90_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O131]&amp;&quot;_&quot;&amp;[.U131]&amp;&quot;_&quot;&amp;[.W131]&amp;&quot;_regCols&quot;" office:value-type="string" office:string-value="xgboost_1000_6_0_0.999999_0.05_0.8_90_25_200_regCols" calcext:value-type="string">
            <text:p>xgboost_1000_6_0_0.999999_0.05_0.8_90_25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O132]&amp;&quot;_&quot;&amp;[.U132]&amp;&quot;_&quot;&amp;[.W132]&amp;&quot;_regCols&quot;" office:value-type="string" office:string-value="xgboost_1000_6_0_0.999999_0.05_0.8_90_200_200_regCols" calcext:value-type="string">
            <text:p>xgboost_1000_6_0_0.999999_0.05_0.8_90_200_20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O133]&amp;&quot;_&quot;&amp;[.U133]&amp;&quot;_&quot;&amp;[.W133]&amp;&quot;_regCols&quot;" office:value-type="string" office:string-value="xgboost_1000_3_0_0.999999_0.15_0.8_90_0_0_regCols" calcext:value-type="string">
            <text:p>xgboost_1000_3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O134]&amp;&quot;_&quot;&amp;[.U134]&amp;&quot;_&quot;&amp;[.W134]&amp;&quot;_regCols&quot;" office:value-type="string" office:string-value="xgboost_1000_6_0_0.999999_0.15_0.8_90_0_0_regCols" calcext:value-type="string">
            <text:p>xgboost_1000_6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O135]&amp;&quot;_&quot;&amp;[.U135]&amp;&quot;_&quot;&amp;[.W135]&amp;&quot;_regCols&quot;" office:value-type="string" office:string-value="xgboost_1000_9_0_0.999999_0.15_0.8_90_0_0_regCols" calcext:value-type="string">
            <text:p>xgboost_1000_9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O136]&amp;&quot;_&quot;&amp;[.U136]&amp;&quot;_&quot;&amp;[.W136]&amp;&quot;_regCols&quot;" office:value-type="string" office:string-value="xgboost_1000_12_0_0.999999_0.15_0.8_90_0_0_regCols" calcext:value-type="string">
            <text:p>xgboost_1000_12_0_0.999999_0.1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O137]&amp;&quot;_&quot;&amp;[.U137]&amp;&quot;_&quot;&amp;[.W137]&amp;&quot;_regCols&quot;" office:value-type="string" office:string-value="xgboost_1000_3_0_0.999999_0.05_0.8_90_0_0_regCols" calcext:value-type="string">
            <text:p>xgboost_1000_3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O138]&amp;&quot;_&quot;&amp;[.U138]&amp;&quot;_&quot;&amp;[.W138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O139]&amp;&quot;_&quot;&amp;[.U139]&amp;&quot;_&quot;&amp;[.W139]&amp;&quot;_regCols&quot;" office:value-type="string" office:string-value="xgboost_1000_9_0_0.999999_0.05_0.8_90_0_0_regCols" calcext:value-type="string">
            <text:p>xgboost_1000_9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O140]&amp;&quot;_&quot;&amp;[.U140]&amp;&quot;_&quot;&amp;[.W140]&amp;&quot;_regCols&quot;" office:value-type="string" office:string-value="xgboost_1000_12_0_0.999999_0.05_0.8_90_0_0_regCols" calcext:value-type="string">
            <text:p>xgboost_1000_12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O141]&amp;&quot;_&quot;&amp;[.U141]&amp;&quot;_&quot;&amp;[.W141]&amp;&quot;_regCols&quot;" office:value-type="string" office:string-value="xgboost_1000_3_0_0.999999_0.1_0.8_90_0_0_regCols" calcext:value-type="string">
            <text:p>xgboost_1000_3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O142]&amp;&quot;_&quot;&amp;[.U142]&amp;&quot;_&quot;&amp;[.W142]&amp;&quot;_regCols&quot;" office:value-type="string" office:string-value="xgboost_1000_6_0_0.999999_0.1_0.8_90_0_0_regCols" calcext:value-type="string">
            <text:p>xgboost_1000_6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O143]&amp;&quot;_&quot;&amp;[.U143]&amp;&quot;_&quot;&amp;[.W143]&amp;&quot;_regCols&quot;" office:value-type="string" office:string-value="xgboost_1000_9_0_0.999999_0.1_0.8_90_0_0_regCols" calcext:value-type="string">
            <text:p>xgboost_1000_9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O144]&amp;&quot;_&quot;&amp;[.U144]&amp;&quot;_&quot;&amp;[.W144]&amp;&quot;_regCols&quot;" office:value-type="string" office:string-value="xgboost_1000_12_0_0.999999_0.1_0.8_90_0_0_regCols" calcext:value-type="string">
            <text:p>xgboost_1000_12_0_0.999999_0.1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O145]&amp;&quot;_&quot;&amp;[.U145]&amp;&quot;_&quot;&amp;[.W145]&amp;&quot;_regCols&quot;" office:value-type="string" office:string-value="xgboost_1000_3_0_0.999999_0.15_0.6_90_0_0_regCols" calcext:value-type="string">
            <text:p>xgboost_1000_3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O146]&amp;&quot;_&quot;&amp;[.U146]&amp;&quot;_&quot;&amp;[.W146]&amp;&quot;_regCols&quot;" office:value-type="string" office:string-value="xgboost_1000_6_0_0.999999_0.15_0.6_90_0_0_regCols" calcext:value-type="string">
            <text:p>xgboost_1000_6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O147]&amp;&quot;_&quot;&amp;[.U147]&amp;&quot;_&quot;&amp;[.W147]&amp;&quot;_regCols&quot;" office:value-type="string" office:string-value="xgboost_1000_9_0_0.999999_0.15_0.6_90_0_0_regCols" calcext:value-type="string">
            <text:p>xgboost_1000_9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O148]&amp;&quot;_&quot;&amp;[.U148]&amp;&quot;_&quot;&amp;[.W148]&amp;&quot;_regCols&quot;" office:value-type="string" office:string-value="xgboost_1000_12_0_0.999999_0.15_0.6_90_0_0_regCols" calcext:value-type="string">
            <text:p>xgboost_1000_12_0_0.999999_0.1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O149]&amp;&quot;_&quot;&amp;[.U149]&amp;&quot;_&quot;&amp;[.W149]&amp;&quot;_regCols&quot;" office:value-type="string" office:string-value="xgboost_1000_3_0_0.999999_0.05_0.6_90_0_0_regCols" calcext:value-type="string">
            <text:p>xgboost_1000_3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O150]&amp;&quot;_&quot;&amp;[.U150]&amp;&quot;_&quot;&amp;[.W150]&amp;&quot;_regCols&quot;" office:value-type="string" office:string-value="xgboost_1000_6_0_0.999999_0.05_0.6_90_0_0_regCols" calcext:value-type="string">
            <text:p>xgboost_1000_6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O151]&amp;&quot;_&quot;&amp;[.U151]&amp;&quot;_&quot;&amp;[.W151]&amp;&quot;_regCols&quot;" office:value-type="string" office:string-value="xgboost_1000_9_0_0.999999_0.05_0.6_90_0_0_regCols" calcext:value-type="string">
            <text:p>xgboost_1000_9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O152]&amp;&quot;_&quot;&amp;[.U152]&amp;&quot;_&quot;&amp;[.W152]&amp;&quot;_regCols&quot;" office:value-type="string" office:string-value="xgboost_1000_12_0_0.999999_0.05_0.6_90_0_0_regCols" calcext:value-type="string">
            <text:p>xgboost_1000_12_0_0.999999_0.05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O153]&amp;&quot;_&quot;&amp;[.U153]&amp;&quot;_&quot;&amp;[.W153]&amp;&quot;_regCols&quot;" office:value-type="string" office:string-value="xgboost_1000_3_0_0.999999_0.1_0.6_90_0_0_regCols" calcext:value-type="string">
            <text:p>xgboost_1000_3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O154]&amp;&quot;_&quot;&amp;[.U154]&amp;&quot;_&quot;&amp;[.W154]&amp;&quot;_regCols&quot;" office:value-type="string" office:string-value="xgboost_1000_6_0_0.999999_0.1_0.6_90_0_0_regCols" calcext:value-type="string">
            <text:p>xgboost_1000_6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O155]&amp;&quot;_&quot;&amp;[.U155]&amp;&quot;_&quot;&amp;[.W155]&amp;&quot;_regCols&quot;" office:value-type="string" office:string-value="xgboost_1000_9_0_0.999999_0.1_0.6_90_0_0_regCols" calcext:value-type="string">
            <text:p>xgboost_1000_9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O156]&amp;&quot;_&quot;&amp;[.U156]&amp;&quot;_&quot;&amp;[.W156]&amp;&quot;_regCols&quot;" office:value-type="string" office:string-value="xgboost_1000_12_0_0.999999_0.1_0.6_90_0_0_regCols" calcext:value-type="string">
            <text:p>xgboost_1000_12_0_0.999999_0.1_0.6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O157]&amp;&quot;_&quot;&amp;[.U157]&amp;&quot;_&quot;&amp;[.W157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O158]&amp;&quot;_&quot;&amp;[.U158]&amp;&quot;_&quot;&amp;[.W158]&amp;&quot;_regCols&quot;" office:value-type="string" office:string-value="xgboost_1000_6_0_0.9_0.05_0.8_90_0_0_regCols" calcext:value-type="string">
            <text:p>xgboost_1000_6_0_0.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O159]&amp;&quot;_&quot;&amp;[.U159]&amp;&quot;_&quot;&amp;[.W159]&amp;&quot;_regCols&quot;" office:value-type="string" office:string-value="xgboost_1000_6_0_0.8_0.05_0.8_90_0_0_regCols" calcext:value-type="string">
            <text:p>xgboost_1000_6_0_0.8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O160]&amp;&quot;_&quot;&amp;[.U160]&amp;&quot;_&quot;&amp;[.W160]&amp;&quot;_regCols&quot;" office:value-type="string" office:string-value="xgboost_1000_6_0_0.7_0.05_0.8_90_0_0_regCols" calcext:value-type="string">
            <text:p>xgboost_1000_6_0_0.7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O161]&amp;&quot;_&quot;&amp;[.U161]&amp;&quot;_&quot;&amp;[.W161]&amp;&quot;_regCols&quot;" office:value-type="string" office:string-value="xgboost_1000_6_0_0.6_0.05_0.8_90_0_0_regCols" calcext:value-type="string">
            <text:p>xgboost_1000_6_0_0.6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O162]&amp;&quot;_&quot;&amp;[.U162]&amp;&quot;_&quot;&amp;[.W162]&amp;&quot;_regCols&quot;" office:value-type="string" office:string-value="xgboost_1000_6_0_0.5_0.05_0.8_90_0_0_regCols" calcext:value-type="string">
            <text:p>xgboost_1000_6_0_0.5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O163]&amp;&quot;_&quot;&amp;[.U163]&amp;&quot;_&quot;&amp;[.W163]&amp;&quot;_regCols&quot;" office:value-type="string" office:string-value="xgboost_1000_6_0_0.4_0.05_0.8_90_0_0_regCols" calcext:value-type="string">
            <text:p>xgboost_1000_6_0_0.4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O164]&amp;&quot;_&quot;&amp;[.U164]&amp;&quot;_&quot;&amp;[.W164]&amp;&quot;_regCols&quot;" office:value-type="string" office:string-value="xgboost_1000_6_0_0.999999_0.05_0.8_95_0_0_regCols" calcext:value-type="string">
            <text:p>xgboost_1000_6_0_0.999999_0.05_0.8_9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O165]&amp;&quot;_&quot;&amp;[.U165]&amp;&quot;_&quot;&amp;[.W165]&amp;&quot;_regCols&quot;" office:value-type="string" office:string-value="xgboost_1000_6_0_0.999999_0.05_0.8_90_0_0_regCols" calcext:value-type="string">
            <text:p>xgboost_1000_6_0_0.999999_0.05_0.8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O166]&amp;&quot;_&quot;&amp;[.U166]&amp;&quot;_&quot;&amp;[.W166]&amp;&quot;_regCols&quot;" office:value-type="string" office:string-value="xgboost_1000_6_0_0.999999_0.05_0.8_85_0_0_regCols" calcext:value-type="string">
            <text:p>xgboost_1000_6_0_0.999999_0.05_0.8_8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O167]&amp;&quot;_&quot;&amp;[.U167]&amp;&quot;_&quot;&amp;[.W167]&amp;&quot;_regCols&quot;" office:value-type="string" office:string-value="xgboost_1000_6_0_0.999999_0.05_0.8_80_0_0_regCols" calcext:value-type="string">
            <text:p>xgboost_1000_6_0_0.999999_0.05_0.8_8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O168]&amp;&quot;_&quot;&amp;[.U168]&amp;&quot;_&quot;&amp;[.W168]&amp;&quot;_regCols&quot;" office:value-type="string" office:string-value="xgboost_1000_6_0_0.999999_0.05_0.8_75_0_0_regCols" calcext:value-type="string">
            <text:p>xgboost_1000_6_0_0.999999_0.05_0.8_7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O169]&amp;&quot;_&quot;&amp;[.U169]&amp;&quot;_&quot;&amp;[.W169]&amp;&quot;_regCols&quot;" office:value-type="string" office:string-value="xgboost_1000_6_0_0.999999_0.05_0.8_70_0_0_regCols" calcext:value-type="string">
            <text:p>xgboost_1000_6_0_0.999999_0.05_0.8_7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O170]&amp;&quot;_&quot;&amp;[.U170]&amp;&quot;_&quot;&amp;[.W170]&amp;&quot;_regCols&quot;" office:value-type="string" office:string-value="xgboost_1000_6_0_0.999999_0.05_0.8_65_0_0_regCols" calcext:value-type="string">
            <text:p>xgboost_1000_6_0_0.999999_0.05_0.8_65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O171]&amp;&quot;_&quot;&amp;[.U171]&amp;&quot;_&quot;&amp;[.W171]&amp;&quot;_regCols&quot;" office:value-type="string" office:string-value="xgboost_1000_6_0_0.999999_0.05_0.8_60_0_0_regCols" calcext:value-type="string">
            <text:p>xgboost_1000_6_0_0.999999_0.05_0.8_6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O172]&amp;&quot;_&quot;&amp;[.U172]&amp;&quot;_&quot;&amp;[.W172]&amp;&quot;_regCols&quot;" office:value-type="string" office:string-value="xgboost_1000_6_0_0.999999_0.05_0.8_50_0_0_regCols" calcext:value-type="string">
            <text:p>xgboost_1000_6_0_0.999999_0.05_0.8_5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O173]&amp;&quot;_&quot;&amp;[.U173]&amp;&quot;_&quot;&amp;[.W173]&amp;&quot;_regCols&quot;" office:value-type="string" office:string-value="xgboost_1000_6_0_0.999999_0.05_0.8_40_0_0_regCols" calcext:value-type="string">
            <text:p>xgboost_1000_6_0_0.999999_0.05_0.8_4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O174]&amp;&quot;_&quot;&amp;[.U174]&amp;&quot;_&quot;&amp;[.W174]&amp;&quot;_regCols&quot;" office:value-type="string" office:string-value="xgboost_1000_6_0_0.999999_0.05_0.8_20_0_0_regCols" calcext:value-type="string">
            <text:p>xgboost_1000_6_0_0.999999_0.05_0.8_2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5]&amp;&quot;_&quot;&amp;[.G175]&amp;&quot;_&quot;&amp;[.I175]&amp;&quot;_&quot;&amp;[.K175]&amp;&quot;_&quot;&amp;[.M175]&amp;&quot;_&quot;&amp;[.Q175]&amp;&quot;_&quot;&amp;[.S175]&amp;&quot;_&quot;&amp;[.O175]&amp;&quot;_&quot;&amp;[.U175]&amp;&quot;_&quot;&amp;[.W175]&amp;&quot;_regCols&quot;" office:value-type="string" office:string-value="randomforest_1000_2_10_0.999999_0_0_90_0_0_regCols" calcext:value-type="string">
            <text:p>randomforest_1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6]&amp;&quot;_&quot;&amp;[.G176]&amp;&quot;_&quot;&amp;[.I176]&amp;&quot;_&quot;&amp;[.K176]&amp;&quot;_&quot;&amp;[.M176]&amp;&quot;_&quot;&amp;[.Q176]&amp;&quot;_&quot;&amp;[.S176]&amp;&quot;_&quot;&amp;[.O176]&amp;&quot;_&quot;&amp;[.U176]&amp;&quot;_&quot;&amp;[.W176]&amp;&quot;_regCols&quot;" office:value-type="string" office:string-value="randomforest_2000_2_10_0.999999_0_0_90_0_0_regCols" calcext:value-type="string">
            <text:p>randomforest_2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7]&amp;&quot;_&quot;&amp;[.G177]&amp;&quot;_&quot;&amp;[.I177]&amp;&quot;_&quot;&amp;[.K177]&amp;&quot;_&quot;&amp;[.M177]&amp;&quot;_&quot;&amp;[.Q177]&amp;&quot;_&quot;&amp;[.S177]&amp;&quot;_&quot;&amp;[.O177]&amp;&quot;_&quot;&amp;[.U177]&amp;&quot;_&quot;&amp;[.W177]&amp;&quot;_regCols&quot;" office:value-type="string" office:string-value="randomforest_4000_2_10_0.999999_0_0_90_0_0_regCols" calcext:value-type="string">
            <text:p>randomforest_4000_2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8]&amp;&quot;_&quot;&amp;[.G178]&amp;&quot;_&quot;&amp;[.I178]&amp;&quot;_&quot;&amp;[.K178]&amp;&quot;_&quot;&amp;[.M178]&amp;&quot;_&quot;&amp;[.Q178]&amp;&quot;_&quot;&amp;[.S178]&amp;&quot;_&quot;&amp;[.O178]&amp;&quot;_&quot;&amp;[.U178]&amp;&quot;_&quot;&amp;[.W178]&amp;&quot;_regCols&quot;" office:value-type="string" office:string-value="randomforest_1000_2_100_0.999999_0_0_90_0_0_regCols" calcext:value-type="string">
            <text:p>randomforest_1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9]&amp;&quot;_&quot;&amp;[.G179]&amp;&quot;_&quot;&amp;[.I179]&amp;&quot;_&quot;&amp;[.K179]&amp;&quot;_&quot;&amp;[.M179]&amp;&quot;_&quot;&amp;[.Q179]&amp;&quot;_&quot;&amp;[.S179]&amp;&quot;_&quot;&amp;[.O179]&amp;&quot;_&quot;&amp;[.U179]&amp;&quot;_&quot;&amp;[.W179]&amp;&quot;_regCols&quot;" office:value-type="string" office:string-value="randomforest_2000_2_100_0.999999_0_0_90_0_0_regCols" calcext:value-type="string">
            <text:p>randomforest_2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0]&amp;&quot;_&quot;&amp;[.G180]&amp;&quot;_&quot;&amp;[.I180]&amp;&quot;_&quot;&amp;[.K180]&amp;&quot;_&quot;&amp;[.M180]&amp;&quot;_&quot;&amp;[.Q180]&amp;&quot;_&quot;&amp;[.S180]&amp;&quot;_&quot;&amp;[.O180]&amp;&quot;_&quot;&amp;[.U180]&amp;&quot;_&quot;&amp;[.W180]&amp;&quot;_regCols&quot;" office:value-type="string" office:string-value="randomforest_4000_2_100_0.999999_0_0_90_0_0_regCols" calcext:value-type="string">
            <text:p>randomforest_4000_2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1]&amp;&quot;_&quot;&amp;[.G181]&amp;&quot;_&quot;&amp;[.I181]&amp;&quot;_&quot;&amp;[.K181]&amp;&quot;_&quot;&amp;[.M181]&amp;&quot;_&quot;&amp;[.Q181]&amp;&quot;_&quot;&amp;[.S181]&amp;&quot;_&quot;&amp;[.O181]&amp;&quot;_&quot;&amp;[.U181]&amp;&quot;_&quot;&amp;[.W181]&amp;&quot;_regCols&quot;" office:value-type="string" office:string-value="randomforest_1000_2_500_0.999999_0_0_90_0_0_regCols" calcext:value-type="string">
            <text:p>randomforest_1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2]&amp;&quot;_&quot;&amp;[.G182]&amp;&quot;_&quot;&amp;[.I182]&amp;&quot;_&quot;&amp;[.K182]&amp;&quot;_&quot;&amp;[.M182]&amp;&quot;_&quot;&amp;[.Q182]&amp;&quot;_&quot;&amp;[.S182]&amp;&quot;_&quot;&amp;[.O182]&amp;&quot;_&quot;&amp;[.U182]&amp;&quot;_&quot;&amp;[.W182]&amp;&quot;_regCols&quot;" office:value-type="string" office:string-value="randomforest_2000_2_500_0.999999_0_0_90_0_0_regCols" calcext:value-type="string">
            <text:p>randomforest_2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3]&amp;&quot;_&quot;&amp;[.G183]&amp;&quot;_&quot;&amp;[.I183]&amp;&quot;_&quot;&amp;[.K183]&amp;&quot;_&quot;&amp;[.M183]&amp;&quot;_&quot;&amp;[.Q183]&amp;&quot;_&quot;&amp;[.S183]&amp;&quot;_&quot;&amp;[.O183]&amp;&quot;_&quot;&amp;[.U183]&amp;&quot;_&quot;&amp;[.W183]&amp;&quot;_regCols&quot;" office:value-type="string" office:string-value="randomforest_4000_2_500_0.999999_0_0_90_0_0_regCols" calcext:value-type="string">
            <text:p>randomforest_4000_2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4]&amp;&quot;_&quot;&amp;[.G184]&amp;&quot;_&quot;&amp;[.I184]&amp;&quot;_&quot;&amp;[.K184]&amp;&quot;_&quot;&amp;[.M184]&amp;&quot;_&quot;&amp;[.Q184]&amp;&quot;_&quot;&amp;[.S184]&amp;&quot;_&quot;&amp;[.O184]&amp;&quot;_&quot;&amp;[.U184]&amp;&quot;_&quot;&amp;[.W184]&amp;&quot;_regCols&quot;" office:value-type="string" office:string-value="randomforest_1000_4_10_0.999999_0_0_90_0_0_regCols" calcext:value-type="string">
            <text:p>randomforest_1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5]&amp;&quot;_&quot;&amp;[.G185]&amp;&quot;_&quot;&amp;[.I185]&amp;&quot;_&quot;&amp;[.K185]&amp;&quot;_&quot;&amp;[.M185]&amp;&quot;_&quot;&amp;[.Q185]&amp;&quot;_&quot;&amp;[.S185]&amp;&quot;_&quot;&amp;[.O185]&amp;&quot;_&quot;&amp;[.U185]&amp;&quot;_&quot;&amp;[.W185]&amp;&quot;_regCols&quot;" office:value-type="string" office:string-value="randomforest_2000_4_10_0.999999_0_0_90_0_0_regCols" calcext:value-type="string">
            <text:p>randomforest_2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6]&amp;&quot;_&quot;&amp;[.G186]&amp;&quot;_&quot;&amp;[.I186]&amp;&quot;_&quot;&amp;[.K186]&amp;&quot;_&quot;&amp;[.M186]&amp;&quot;_&quot;&amp;[.Q186]&amp;&quot;_&quot;&amp;[.S186]&amp;&quot;_&quot;&amp;[.O186]&amp;&quot;_&quot;&amp;[.U186]&amp;&quot;_&quot;&amp;[.W186]&amp;&quot;_regCols&quot;" office:value-type="string" office:string-value="randomforest_4000_4_10_0.999999_0_0_90_0_0_regCols" calcext:value-type="string">
            <text:p>randomforest_4000_4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7]&amp;&quot;_&quot;&amp;[.G187]&amp;&quot;_&quot;&amp;[.I187]&amp;&quot;_&quot;&amp;[.K187]&amp;&quot;_&quot;&amp;[.M187]&amp;&quot;_&quot;&amp;[.Q187]&amp;&quot;_&quot;&amp;[.S187]&amp;&quot;_&quot;&amp;[.O187]&amp;&quot;_&quot;&amp;[.U187]&amp;&quot;_&quot;&amp;[.W187]&amp;&quot;_regCols&quot;" office:value-type="string" office:string-value="randomforest_1000_4_100_0.999999_0_0_90_0_0_regCols" calcext:value-type="string">
            <text:p>randomforest_1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8]&amp;&quot;_&quot;&amp;[.G188]&amp;&quot;_&quot;&amp;[.I188]&amp;&quot;_&quot;&amp;[.K188]&amp;&quot;_&quot;&amp;[.M188]&amp;&quot;_&quot;&amp;[.Q188]&amp;&quot;_&quot;&amp;[.S188]&amp;&quot;_&quot;&amp;[.O188]&amp;&quot;_&quot;&amp;[.U188]&amp;&quot;_&quot;&amp;[.W188]&amp;&quot;_regCols&quot;" office:value-type="string" office:string-value="randomforest_2000_4_100_0.999999_0_0_90_0_0_regCols" calcext:value-type="string">
            <text:p>randomforest_2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9]&amp;&quot;_&quot;&amp;[.G189]&amp;&quot;_&quot;&amp;[.I189]&amp;&quot;_&quot;&amp;[.K189]&amp;&quot;_&quot;&amp;[.M189]&amp;&quot;_&quot;&amp;[.Q189]&amp;&quot;_&quot;&amp;[.S189]&amp;&quot;_&quot;&amp;[.O189]&amp;&quot;_&quot;&amp;[.U189]&amp;&quot;_&quot;&amp;[.W189]&amp;&quot;_regCols&quot;" office:value-type="string" office:string-value="randomforest_4000_4_100_0.999999_0_0_90_0_0_regCols" calcext:value-type="string">
            <text:p>randomforest_4000_4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0]&amp;&quot;_&quot;&amp;[.G190]&amp;&quot;_&quot;&amp;[.I190]&amp;&quot;_&quot;&amp;[.K190]&amp;&quot;_&quot;&amp;[.M190]&amp;&quot;_&quot;&amp;[.Q190]&amp;&quot;_&quot;&amp;[.S190]&amp;&quot;_&quot;&amp;[.O190]&amp;&quot;_&quot;&amp;[.U190]&amp;&quot;_&quot;&amp;[.W190]&amp;&quot;_regCols&quot;" office:value-type="string" office:string-value="randomforest_1000_4_500_0.999999_0_0_90_0_0_regCols" calcext:value-type="string">
            <text:p>randomforest_1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1]&amp;&quot;_&quot;&amp;[.G191]&amp;&quot;_&quot;&amp;[.I191]&amp;&quot;_&quot;&amp;[.K191]&amp;&quot;_&quot;&amp;[.M191]&amp;&quot;_&quot;&amp;[.Q191]&amp;&quot;_&quot;&amp;[.S191]&amp;&quot;_&quot;&amp;[.O191]&amp;&quot;_&quot;&amp;[.U191]&amp;&quot;_&quot;&amp;[.W191]&amp;&quot;_regCols&quot;" office:value-type="string" office:string-value="randomforest_2000_4_500_0.999999_0_0_90_0_0_regCols" calcext:value-type="string">
            <text:p>randomforest_2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2]&amp;&quot;_&quot;&amp;[.G192]&amp;&quot;_&quot;&amp;[.I192]&amp;&quot;_&quot;&amp;[.K192]&amp;&quot;_&quot;&amp;[.M192]&amp;&quot;_&quot;&amp;[.Q192]&amp;&quot;_&quot;&amp;[.S192]&amp;&quot;_&quot;&amp;[.O192]&amp;&quot;_&quot;&amp;[.U192]&amp;&quot;_&quot;&amp;[.W192]&amp;&quot;_regCols&quot;" office:value-type="string" office:string-value="randomforest_4000_4_500_0.999999_0_0_90_0_0_regCols" calcext:value-type="string">
            <text:p>randomforest_4000_4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3]&amp;&quot;_&quot;&amp;[.G193]&amp;&quot;_&quot;&amp;[.I193]&amp;&quot;_&quot;&amp;[.K193]&amp;&quot;_&quot;&amp;[.M193]&amp;&quot;_&quot;&amp;[.Q193]&amp;&quot;_&quot;&amp;[.S193]&amp;&quot;_&quot;&amp;[.O193]&amp;&quot;_&quot;&amp;[.U193]&amp;&quot;_&quot;&amp;[.W193]&amp;&quot;_regCols&quot;" office:value-type="string" office:string-value="randomforest_1000_5_10_0.999999_0_0_90_0_0_regCols" calcext:value-type="string">
            <text:p>randomforest_1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4]&amp;&quot;_&quot;&amp;[.G194]&amp;&quot;_&quot;&amp;[.I194]&amp;&quot;_&quot;&amp;[.K194]&amp;&quot;_&quot;&amp;[.M194]&amp;&quot;_&quot;&amp;[.Q194]&amp;&quot;_&quot;&amp;[.S194]&amp;&quot;_&quot;&amp;[.O194]&amp;&quot;_&quot;&amp;[.U194]&amp;&quot;_&quot;&amp;[.W194]&amp;&quot;_regCols&quot;" office:value-type="string" office:string-value="randomforest_2000_5_10_0.999999_0_0_90_0_0_regCols" calcext:value-type="string">
            <text:p>randomforest_2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5]&amp;&quot;_&quot;&amp;[.G195]&amp;&quot;_&quot;&amp;[.I195]&amp;&quot;_&quot;&amp;[.K195]&amp;&quot;_&quot;&amp;[.M195]&amp;&quot;_&quot;&amp;[.Q195]&amp;&quot;_&quot;&amp;[.S195]&amp;&quot;_&quot;&amp;[.O195]&amp;&quot;_&quot;&amp;[.U195]&amp;&quot;_&quot;&amp;[.W195]&amp;&quot;_regCols&quot;" office:value-type="string" office:string-value="randomforest_4000_5_10_0.999999_0_0_90_0_0_regCols" calcext:value-type="string">
            <text:p>randomforest_4000_5_1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6]&amp;&quot;_&quot;&amp;[.G196]&amp;&quot;_&quot;&amp;[.I196]&amp;&quot;_&quot;&amp;[.K196]&amp;&quot;_&quot;&amp;[.M196]&amp;&quot;_&quot;&amp;[.Q196]&amp;&quot;_&quot;&amp;[.S196]&amp;&quot;_&quot;&amp;[.O196]&amp;&quot;_&quot;&amp;[.U196]&amp;&quot;_&quot;&amp;[.W196]&amp;&quot;_regCols&quot;" office:value-type="string" office:string-value="randomforest_1000_5_100_0.999999_0_0_90_0_0_regCols" calcext:value-type="string">
            <text:p>randomforest_1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7]&amp;&quot;_&quot;&amp;[.G197]&amp;&quot;_&quot;&amp;[.I197]&amp;&quot;_&quot;&amp;[.K197]&amp;&quot;_&quot;&amp;[.M197]&amp;&quot;_&quot;&amp;[.Q197]&amp;&quot;_&quot;&amp;[.S197]&amp;&quot;_&quot;&amp;[.O197]&amp;&quot;_&quot;&amp;[.U197]&amp;&quot;_&quot;&amp;[.W197]&amp;&quot;_regCols&quot;" office:value-type="string" office:string-value="randomforest_2000_5_100_0.999999_0_0_90_0_0_regCols" calcext:value-type="string">
            <text:p>randomforest_2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8]&amp;&quot;_&quot;&amp;[.G198]&amp;&quot;_&quot;&amp;[.I198]&amp;&quot;_&quot;&amp;[.K198]&amp;&quot;_&quot;&amp;[.M198]&amp;&quot;_&quot;&amp;[.Q198]&amp;&quot;_&quot;&amp;[.S198]&amp;&quot;_&quot;&amp;[.O198]&amp;&quot;_&quot;&amp;[.U198]&amp;&quot;_&quot;&amp;[.W198]&amp;&quot;_regCols&quot;" office:value-type="string" office:string-value="randomforest_4000_5_100_0.999999_0_0_90_0_0_regCols" calcext:value-type="string">
            <text:p>randomforest_4000_5_1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9]&amp;&quot;_&quot;&amp;[.G199]&amp;&quot;_&quot;&amp;[.I199]&amp;&quot;_&quot;&amp;[.K199]&amp;&quot;_&quot;&amp;[.M199]&amp;&quot;_&quot;&amp;[.Q199]&amp;&quot;_&quot;&amp;[.S199]&amp;&quot;_&quot;&amp;[.O199]&amp;&quot;_&quot;&amp;[.U199]&amp;&quot;_&quot;&amp;[.W199]&amp;&quot;_regCols&quot;" office:value-type="string" office:string-value="randomforest_1000_5_500_0.999999_0_0_90_0_0_regCols" calcext:value-type="string">
            <text:p>randomforest_1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0]&amp;&quot;_&quot;&amp;[.G200]&amp;&quot;_&quot;&amp;[.I200]&amp;&quot;_&quot;&amp;[.K200]&amp;&quot;_&quot;&amp;[.M200]&amp;&quot;_&quot;&amp;[.Q200]&amp;&quot;_&quot;&amp;[.S200]&amp;&quot;_&quot;&amp;[.O200]&amp;&quot;_&quot;&amp;[.U200]&amp;&quot;_&quot;&amp;[.W200]&amp;&quot;_regCols&quot;" office:value-type="string" office:string-value="randomforest_2000_5_500_0.999999_0_0_90_0_0_regCols" calcext:value-type="string">
            <text:p>randomforest_2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1]&amp;&quot;_&quot;&amp;[.G201]&amp;&quot;_&quot;&amp;[.I201]&amp;&quot;_&quot;&amp;[.K201]&amp;&quot;_&quot;&amp;[.M201]&amp;&quot;_&quot;&amp;[.Q201]&amp;&quot;_&quot;&amp;[.S201]&amp;&quot;_&quot;&amp;[.O201]&amp;&quot;_&quot;&amp;[.U201]&amp;&quot;_&quot;&amp;[.W201]&amp;&quot;_regCols&quot;" office:value-type="string" office:string-value="randomforest_4000_5_500_0.999999_0_0_90_0_0_regCols" calcext:value-type="string">
            <text:p>randomforest_4000_5_500_0.999999_0_0_90_0_0_regCols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2]&amp;&quot;_&quot;&amp;[.G202]&amp;&quot;_&quot;&amp;[.I202]&amp;&quot;_&quot;&amp;[.K202]&amp;&quot;_&quot;&amp;[.M202]&amp;&quot;_&quot;&amp;[.Q202]&amp;&quot;_&quot;&amp;[.S202]&amp;&quot;_&quot;&amp;[.O202]&amp;&quot;_&quot;&amp;[.U202]&amp;&quot;_&quot;&amp;[.W202]&amp;&quot;_regCols2&quot;" office:value-type="string" office:string-value="randomforest_1000_3_10_0.999999_0_0_90_0_0_regCols2" calcext:value-type="string">
            <text:p>randomforest_1000_3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3]&amp;&quot;_&quot;&amp;[.G203]&amp;&quot;_&quot;&amp;[.I203]&amp;&quot;_&quot;&amp;[.K203]&amp;&quot;_&quot;&amp;[.M203]&amp;&quot;_&quot;&amp;[.Q203]&amp;&quot;_&quot;&amp;[.S203]&amp;&quot;_&quot;&amp;[.O203]&amp;&quot;_&quot;&amp;[.U203]&amp;&quot;_&quot;&amp;[.W203]&amp;&quot;_regCols2&quot;" office:value-type="string" office:string-value="randomforest_2000_3_10_0.999999_0_0_90_0_0_regCols2" calcext:value-type="string">
            <text:p>randomforest_2000_3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4]&amp;&quot;_&quot;&amp;[.G204]&amp;&quot;_&quot;&amp;[.I204]&amp;&quot;_&quot;&amp;[.K204]&amp;&quot;_&quot;&amp;[.M204]&amp;&quot;_&quot;&amp;[.Q204]&amp;&quot;_&quot;&amp;[.S204]&amp;&quot;_&quot;&amp;[.O204]&amp;&quot;_&quot;&amp;[.U204]&amp;&quot;_&quot;&amp;[.W204]&amp;&quot;_regCols2&quot;" office:value-type="string" office:string-value="randomforest_4000_3_10_0.999999_0_0_90_0_0_regCols2" calcext:value-type="string">
            <text:p>randomforest_4000_3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5]&amp;&quot;_&quot;&amp;[.G205]&amp;&quot;_&quot;&amp;[.I205]&amp;&quot;_&quot;&amp;[.K205]&amp;&quot;_&quot;&amp;[.M205]&amp;&quot;_&quot;&amp;[.Q205]&amp;&quot;_&quot;&amp;[.S205]&amp;&quot;_&quot;&amp;[.O205]&amp;&quot;_&quot;&amp;[.U205]&amp;&quot;_&quot;&amp;[.W205]&amp;&quot;_regCols2&quot;" office:value-type="string" office:string-value="randomforest_1000_6_10_0.999999_0_0_90_0_0_regCols2" calcext:value-type="string">
            <text:p>randomforest_1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6]&amp;&quot;_&quot;&amp;[.G206]&amp;&quot;_&quot;&amp;[.I206]&amp;&quot;_&quot;&amp;[.K206]&amp;&quot;_&quot;&amp;[.M206]&amp;&quot;_&quot;&amp;[.Q206]&amp;&quot;_&quot;&amp;[.S206]&amp;&quot;_&quot;&amp;[.O206]&amp;&quot;_&quot;&amp;[.U206]&amp;&quot;_&quot;&amp;[.W206]&amp;&quot;_regCols2&quot;" office:value-type="string" office:string-value="randomforest_2000_6_10_0.999999_0_0_90_0_0_regCols2" calcext:value-type="string">
            <text:p>randomforest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7]&amp;&quot;_&quot;&amp;[.G207]&amp;&quot;_&quot;&amp;[.I207]&amp;&quot;_&quot;&amp;[.K207]&amp;&quot;_&quot;&amp;[.M207]&amp;&quot;_&quot;&amp;[.Q207]&amp;&quot;_&quot;&amp;[.S207]&amp;&quot;_&quot;&amp;[.O207]&amp;&quot;_&quot;&amp;[.U207]&amp;&quot;_&quot;&amp;[.W207]&amp;&quot;_regCols2&quot;" office:value-type="string" office:string-value="randomforest_4000_6_10_0.999999_0_0_90_0_0_regCols2" calcext:value-type="string">
            <text:p>randomforest_4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8]&amp;&quot;_&quot;&amp;[.G208]&amp;&quot;_&quot;&amp;[.I208]&amp;&quot;_&quot;&amp;[.K208]&amp;&quot;_&quot;&amp;[.M208]&amp;&quot;_&quot;&amp;[.Q208]&amp;&quot;_&quot;&amp;[.S208]&amp;&quot;_&quot;&amp;[.O208]&amp;&quot;_&quot;&amp;[.U208]&amp;&quot;_&quot;&amp;[.W208]&amp;&quot;_regCols2&quot;" office:value-type="string" office:string-value="randomforest_1000_9_10_0.999999_0_0_90_0_0_regCols2" calcext:value-type="string">
            <text:p>randomforest_1000_9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9]&amp;&quot;_&quot;&amp;[.G209]&amp;&quot;_&quot;&amp;[.I209]&amp;&quot;_&quot;&amp;[.K209]&amp;&quot;_&quot;&amp;[.M209]&amp;&quot;_&quot;&amp;[.Q209]&amp;&quot;_&quot;&amp;[.S209]&amp;&quot;_&quot;&amp;[.O209]&amp;&quot;_&quot;&amp;[.U209]&amp;&quot;_&quot;&amp;[.W209]&amp;&quot;_regCols2&quot;" office:value-type="string" office:string-value="randomforest_2000_9_10_0.999999_0_0_90_0_0_regCols2" calcext:value-type="string">
            <text:p>randomforest_2000_9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0]&amp;&quot;_&quot;&amp;[.G210]&amp;&quot;_&quot;&amp;[.I210]&amp;&quot;_&quot;&amp;[.K210]&amp;&quot;_&quot;&amp;[.M210]&amp;&quot;_&quot;&amp;[.Q210]&amp;&quot;_&quot;&amp;[.S210]&amp;&quot;_&quot;&amp;[.O210]&amp;&quot;_&quot;&amp;[.U210]&amp;&quot;_&quot;&amp;[.W210]&amp;&quot;_regCols2&quot;" office:value-type="string" office:string-value="randomforest_4000_9_10_0.999999_0_0_90_0_0_regCols2" calcext:value-type="string">
            <text:p>randomforest_4000_9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1]&amp;&quot;_&quot;&amp;[.G211]&amp;&quot;_&quot;&amp;[.I211]&amp;&quot;_&quot;&amp;[.K211]&amp;&quot;_&quot;&amp;[.M211]&amp;&quot;_&quot;&amp;[.Q211]&amp;&quot;_&quot;&amp;[.S211]&amp;&quot;_&quot;&amp;[.O211]&amp;&quot;_&quot;&amp;[.U211]&amp;&quot;_&quot;&amp;[.W211]&amp;&quot;_regCols2&quot;" office:value-type="string" office:string-value="randomforest_1000_12_10_0.999999_0_0_90_0_0_regCols2" calcext:value-type="string">
            <text:p>randomforest_1000_1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2]&amp;&quot;_&quot;&amp;[.G212]&amp;&quot;_&quot;&amp;[.I212]&amp;&quot;_&quot;&amp;[.K212]&amp;&quot;_&quot;&amp;[.M212]&amp;&quot;_&quot;&amp;[.Q212]&amp;&quot;_&quot;&amp;[.S212]&amp;&quot;_&quot;&amp;[.O212]&amp;&quot;_&quot;&amp;[.U212]&amp;&quot;_&quot;&amp;[.W212]&amp;&quot;_regCols2&quot;" office:value-type="string" office:string-value="randomforest_2000_12_10_0.999999_0_0_90_0_0_regCols2" calcext:value-type="string">
            <text:p>randomforest_2000_1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3]&amp;&quot;_&quot;&amp;[.G213]&amp;&quot;_&quot;&amp;[.I213]&amp;&quot;_&quot;&amp;[.K213]&amp;&quot;_&quot;&amp;[.M213]&amp;&quot;_&quot;&amp;[.Q213]&amp;&quot;_&quot;&amp;[.S213]&amp;&quot;_&quot;&amp;[.O213]&amp;&quot;_&quot;&amp;[.U213]&amp;&quot;_&quot;&amp;[.W213]&amp;&quot;_regCols2&quot;" office:value-type="string" office:string-value="randomforest_4000_12_10_0.999999_0_0_90_0_0_regCols2" calcext:value-type="string">
            <text:p>randomforest_4000_1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4]&amp;&quot;_&quot;&amp;[.G214]&amp;&quot;_&quot;&amp;[.I214]&amp;&quot;_&quot;&amp;[.K214]&amp;&quot;_&quot;&amp;[.M214]&amp;&quot;_&quot;&amp;[.Q214]&amp;&quot;_&quot;&amp;[.S214]&amp;&quot;_&quot;&amp;[.O214]&amp;&quot;_&quot;&amp;[.U214]&amp;&quot;_&quot;&amp;[.W214]&amp;&quot;_regCols2&quot;" office:value-type="string" office:string-value="randomforest_1000_3_100_0.999999_0_0_90_0_0_regCols2" calcext:value-type="string">
            <text:p>randomforest_1000_3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5]&amp;&quot;_&quot;&amp;[.G215]&amp;&quot;_&quot;&amp;[.I215]&amp;&quot;_&quot;&amp;[.K215]&amp;&quot;_&quot;&amp;[.M215]&amp;&quot;_&quot;&amp;[.Q215]&amp;&quot;_&quot;&amp;[.S215]&amp;&quot;_&quot;&amp;[.O215]&amp;&quot;_&quot;&amp;[.U215]&amp;&quot;_&quot;&amp;[.W215]&amp;&quot;_regCols2&quot;" office:value-type="string" office:string-value="randomforest_2000_3_100_0.999999_0_0_90_0_0_regCols2" calcext:value-type="string">
            <text:p>randomforest_2000_3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6]&amp;&quot;_&quot;&amp;[.G216]&amp;&quot;_&quot;&amp;[.I216]&amp;&quot;_&quot;&amp;[.K216]&amp;&quot;_&quot;&amp;[.M216]&amp;&quot;_&quot;&amp;[.Q216]&amp;&quot;_&quot;&amp;[.S216]&amp;&quot;_&quot;&amp;[.O216]&amp;&quot;_&quot;&amp;[.U216]&amp;&quot;_&quot;&amp;[.W216]&amp;&quot;_regCols2&quot;" office:value-type="string" office:string-value="randomforest_4000_3_100_0.999999_0_0_90_0_0_regCols2" calcext:value-type="string">
            <text:p>randomforest_4000_3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7]&amp;&quot;_&quot;&amp;[.G217]&amp;&quot;_&quot;&amp;[.I217]&amp;&quot;_&quot;&amp;[.K217]&amp;&quot;_&quot;&amp;[.M217]&amp;&quot;_&quot;&amp;[.Q217]&amp;&quot;_&quot;&amp;[.S217]&amp;&quot;_&quot;&amp;[.O217]&amp;&quot;_&quot;&amp;[.U217]&amp;&quot;_&quot;&amp;[.W217]&amp;&quot;_regCols2&quot;" office:value-type="string" office:string-value="randomforest_1000_6_100_0.999999_0_0_90_0_0_regCols2" calcext:value-type="string">
            <text:p>randomforest_1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8]&amp;&quot;_&quot;&amp;[.G218]&amp;&quot;_&quot;&amp;[.I218]&amp;&quot;_&quot;&amp;[.K218]&amp;&quot;_&quot;&amp;[.M218]&amp;&quot;_&quot;&amp;[.Q218]&amp;&quot;_&quot;&amp;[.S218]&amp;&quot;_&quot;&amp;[.O218]&amp;&quot;_&quot;&amp;[.U218]&amp;&quot;_&quot;&amp;[.W218]&amp;&quot;_regCols2&quot;" office:value-type="string" office:string-value="randomforest_2000_6_100_0.999999_0_0_90_0_0_regCols2" calcext:value-type="string">
            <text:p>randomforest_2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9]&amp;&quot;_&quot;&amp;[.G219]&amp;&quot;_&quot;&amp;[.I219]&amp;&quot;_&quot;&amp;[.K219]&amp;&quot;_&quot;&amp;[.M219]&amp;&quot;_&quot;&amp;[.Q219]&amp;&quot;_&quot;&amp;[.S219]&amp;&quot;_&quot;&amp;[.O219]&amp;&quot;_&quot;&amp;[.U219]&amp;&quot;_&quot;&amp;[.W219]&amp;&quot;_regCols2&quot;" office:value-type="string" office:string-value="randomforest_4000_6_100_0.999999_0_0_90_0_0_regCols2" calcext:value-type="string">
            <text:p>randomforest_4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0]&amp;&quot;_&quot;&amp;[.G220]&amp;&quot;_&quot;&amp;[.I220]&amp;&quot;_&quot;&amp;[.K220]&amp;&quot;_&quot;&amp;[.M220]&amp;&quot;_&quot;&amp;[.Q220]&amp;&quot;_&quot;&amp;[.S220]&amp;&quot;_&quot;&amp;[.O220]&amp;&quot;_&quot;&amp;[.U220]&amp;&quot;_&quot;&amp;[.W220]&amp;&quot;_regCols2&quot;" office:value-type="string" office:string-value="randomforest_1000_9_100_0.999999_0_0_90_0_0_regCols2" calcext:value-type="string">
            <text:p>randomforest_1000_9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1]&amp;&quot;_&quot;&amp;[.G221]&amp;&quot;_&quot;&amp;[.I221]&amp;&quot;_&quot;&amp;[.K221]&amp;&quot;_&quot;&amp;[.M221]&amp;&quot;_&quot;&amp;[.Q221]&amp;&quot;_&quot;&amp;[.S221]&amp;&quot;_&quot;&amp;[.O221]&amp;&quot;_&quot;&amp;[.U221]&amp;&quot;_&quot;&amp;[.W221]&amp;&quot;_regCols2&quot;" office:value-type="string" office:string-value="randomforest_2000_9_100_0.999999_0_0_90_0_0_regCols2" calcext:value-type="string">
            <text:p>randomforest_2000_9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2]&amp;&quot;_&quot;&amp;[.G222]&amp;&quot;_&quot;&amp;[.I222]&amp;&quot;_&quot;&amp;[.K222]&amp;&quot;_&quot;&amp;[.M222]&amp;&quot;_&quot;&amp;[.Q222]&amp;&quot;_&quot;&amp;[.S222]&amp;&quot;_&quot;&amp;[.O222]&amp;&quot;_&quot;&amp;[.U222]&amp;&quot;_&quot;&amp;[.W222]&amp;&quot;_regCols2&quot;" office:value-type="string" office:string-value="randomforest_4000_9_100_0.999999_0_0_90_0_0_regCols2" calcext:value-type="string">
            <text:p>randomforest_4000_9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3]&amp;&quot;_&quot;&amp;[.G223]&amp;&quot;_&quot;&amp;[.I223]&amp;&quot;_&quot;&amp;[.K223]&amp;&quot;_&quot;&amp;[.M223]&amp;&quot;_&quot;&amp;[.Q223]&amp;&quot;_&quot;&amp;[.S223]&amp;&quot;_&quot;&amp;[.O223]&amp;&quot;_&quot;&amp;[.U223]&amp;&quot;_&quot;&amp;[.W223]&amp;&quot;_regCols2&quot;" office:value-type="string" office:string-value="randomforest_1000_12_100_0.999999_0_0_90_0_0_regCols2" calcext:value-type="string">
            <text:p>randomforest_1000_1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4]&amp;&quot;_&quot;&amp;[.G224]&amp;&quot;_&quot;&amp;[.I224]&amp;&quot;_&quot;&amp;[.K224]&amp;&quot;_&quot;&amp;[.M224]&amp;&quot;_&quot;&amp;[.Q224]&amp;&quot;_&quot;&amp;[.S224]&amp;&quot;_&quot;&amp;[.O224]&amp;&quot;_&quot;&amp;[.U224]&amp;&quot;_&quot;&amp;[.W224]&amp;&quot;_regCols2&quot;" office:value-type="string" office:string-value="randomforest_2000_12_100_0.999999_0_0_90_0_0_regCols2" calcext:value-type="string">
            <text:p>randomforest_2000_1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5]&amp;&quot;_&quot;&amp;[.G225]&amp;&quot;_&quot;&amp;[.I225]&amp;&quot;_&quot;&amp;[.K225]&amp;&quot;_&quot;&amp;[.M225]&amp;&quot;_&quot;&amp;[.Q225]&amp;&quot;_&quot;&amp;[.S225]&amp;&quot;_&quot;&amp;[.O225]&amp;&quot;_&quot;&amp;[.U225]&amp;&quot;_&quot;&amp;[.W225]&amp;&quot;_regCols2&quot;" office:value-type="string" office:string-value="randomforest_4000_12_100_0.999999_0_0_90_0_0_regCols2" calcext:value-type="string">
            <text:p>randomforest_4000_1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6]&amp;&quot;_&quot;&amp;[.G226]&amp;&quot;_&quot;&amp;[.I226]&amp;&quot;_&quot;&amp;[.K226]&amp;&quot;_&quot;&amp;[.M226]&amp;&quot;_&quot;&amp;[.Q226]&amp;&quot;_&quot;&amp;[.S226]&amp;&quot;_&quot;&amp;[.O226]&amp;&quot;_&quot;&amp;[.U226]&amp;&quot;_&quot;&amp;[.W226]&amp;&quot;_regCols2&quot;" office:value-type="string" office:string-value="randomforest_1000_3_500_0.999999_0_0_90_0_0_regCols2" calcext:value-type="string">
            <text:p>randomforest_1000_3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7]&amp;&quot;_&quot;&amp;[.G227]&amp;&quot;_&quot;&amp;[.I227]&amp;&quot;_&quot;&amp;[.K227]&amp;&quot;_&quot;&amp;[.M227]&amp;&quot;_&quot;&amp;[.Q227]&amp;&quot;_&quot;&amp;[.S227]&amp;&quot;_&quot;&amp;[.O227]&amp;&quot;_&quot;&amp;[.U227]&amp;&quot;_&quot;&amp;[.W227]&amp;&quot;_regCols2&quot;" office:value-type="string" office:string-value="randomforest_2000_3_500_0.999999_0_0_90_0_0_regCols2" calcext:value-type="string">
            <text:p>randomforest_2000_3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8]&amp;&quot;_&quot;&amp;[.G228]&amp;&quot;_&quot;&amp;[.I228]&amp;&quot;_&quot;&amp;[.K228]&amp;&quot;_&quot;&amp;[.M228]&amp;&quot;_&quot;&amp;[.Q228]&amp;&quot;_&quot;&amp;[.S228]&amp;&quot;_&quot;&amp;[.O228]&amp;&quot;_&quot;&amp;[.U228]&amp;&quot;_&quot;&amp;[.W228]&amp;&quot;_regCols2&quot;" office:value-type="string" office:string-value="randomforest_4000_3_500_0.999999_0_0_90_0_0_regCols2" calcext:value-type="string">
            <text:p>randomforest_4000_3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9]&amp;&quot;_&quot;&amp;[.G229]&amp;&quot;_&quot;&amp;[.I229]&amp;&quot;_&quot;&amp;[.K229]&amp;&quot;_&quot;&amp;[.M229]&amp;&quot;_&quot;&amp;[.Q229]&amp;&quot;_&quot;&amp;[.S229]&amp;&quot;_&quot;&amp;[.O229]&amp;&quot;_&quot;&amp;[.U229]&amp;&quot;_&quot;&amp;[.W229]&amp;&quot;_regCols2&quot;" office:value-type="string" office:string-value="randomforest_1000_6_500_0.999999_0_0_90_0_0_regCols2" calcext:value-type="string">
            <text:p>randomforest_1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0]&amp;&quot;_&quot;&amp;[.G230]&amp;&quot;_&quot;&amp;[.I230]&amp;&quot;_&quot;&amp;[.K230]&amp;&quot;_&quot;&amp;[.M230]&amp;&quot;_&quot;&amp;[.Q230]&amp;&quot;_&quot;&amp;[.S230]&amp;&quot;_&quot;&amp;[.O230]&amp;&quot;_&quot;&amp;[.U230]&amp;&quot;_&quot;&amp;[.W230]&amp;&quot;_regCols2&quot;" office:value-type="string" office:string-value="randomforest_2000_6_500_0.999999_0_0_90_0_0_regCols2" calcext:value-type="string">
            <text:p>randomforest_2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1]&amp;&quot;_&quot;&amp;[.G231]&amp;&quot;_&quot;&amp;[.I231]&amp;&quot;_&quot;&amp;[.K231]&amp;&quot;_&quot;&amp;[.M231]&amp;&quot;_&quot;&amp;[.Q231]&amp;&quot;_&quot;&amp;[.S231]&amp;&quot;_&quot;&amp;[.O231]&amp;&quot;_&quot;&amp;[.U231]&amp;&quot;_&quot;&amp;[.W231]&amp;&quot;_regCols2&quot;" office:value-type="string" office:string-value="randomforest_4000_6_500_0.999999_0_0_90_0_0_regCols2" calcext:value-type="string">
            <text:p>randomforest_4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2]&amp;&quot;_&quot;&amp;[.G232]&amp;&quot;_&quot;&amp;[.I232]&amp;&quot;_&quot;&amp;[.K232]&amp;&quot;_&quot;&amp;[.M232]&amp;&quot;_&quot;&amp;[.Q232]&amp;&quot;_&quot;&amp;[.S232]&amp;&quot;_&quot;&amp;[.O232]&amp;&quot;_&quot;&amp;[.U232]&amp;&quot;_&quot;&amp;[.W232]&amp;&quot;_regCols2&quot;" office:value-type="string" office:string-value="randomforest_1000_9_500_0.999999_0_0_90_0_0_regCols2" calcext:value-type="string">
            <text:p>randomforest_1000_9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3]&amp;&quot;_&quot;&amp;[.G233]&amp;&quot;_&quot;&amp;[.I233]&amp;&quot;_&quot;&amp;[.K233]&amp;&quot;_&quot;&amp;[.M233]&amp;&quot;_&quot;&amp;[.Q233]&amp;&quot;_&quot;&amp;[.S233]&amp;&quot;_&quot;&amp;[.O233]&amp;&quot;_&quot;&amp;[.U233]&amp;&quot;_&quot;&amp;[.W233]&amp;&quot;_regCols2&quot;" office:value-type="string" office:string-value="randomforest_2000_9_500_0.999999_0_0_90_0_0_regCols2" calcext:value-type="string">
            <text:p>randomforest_2000_9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4]&amp;&quot;_&quot;&amp;[.G234]&amp;&quot;_&quot;&amp;[.I234]&amp;&quot;_&quot;&amp;[.K234]&amp;&quot;_&quot;&amp;[.M234]&amp;&quot;_&quot;&amp;[.Q234]&amp;&quot;_&quot;&amp;[.S234]&amp;&quot;_&quot;&amp;[.O234]&amp;&quot;_&quot;&amp;[.U234]&amp;&quot;_&quot;&amp;[.W234]&amp;&quot;_regCols2&quot;" office:value-type="string" office:string-value="randomforest_4000_9_500_0.999999_0_0_90_0_0_regCols2" calcext:value-type="string">
            <text:p>randomforest_4000_9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5]&amp;&quot;_&quot;&amp;[.G235]&amp;&quot;_&quot;&amp;[.I235]&amp;&quot;_&quot;&amp;[.K235]&amp;&quot;_&quot;&amp;[.M235]&amp;&quot;_&quot;&amp;[.Q235]&amp;&quot;_&quot;&amp;[.S235]&amp;&quot;_&quot;&amp;[.O235]&amp;&quot;_&quot;&amp;[.U235]&amp;&quot;_&quot;&amp;[.W235]&amp;&quot;_regCols2&quot;" office:value-type="string" office:string-value="randomforest_1000_12_500_0.999999_0_0_90_0_0_regCols2" calcext:value-type="string">
            <text:p>randomforest_1000_1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6]&amp;&quot;_&quot;&amp;[.G236]&amp;&quot;_&quot;&amp;[.I236]&amp;&quot;_&quot;&amp;[.K236]&amp;&quot;_&quot;&amp;[.M236]&amp;&quot;_&quot;&amp;[.Q236]&amp;&quot;_&quot;&amp;[.S236]&amp;&quot;_&quot;&amp;[.O236]&amp;&quot;_&quot;&amp;[.U236]&amp;&quot;_&quot;&amp;[.W236]&amp;&quot;_regCols2&quot;" office:value-type="string" office:string-value="randomforest_2000_12_500_0.999999_0_0_90_0_0_regCols2" calcext:value-type="string">
            <text:p>randomforest_2000_1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7]&amp;&quot;_&quot;&amp;[.G237]&amp;&quot;_&quot;&amp;[.I237]&amp;&quot;_&quot;&amp;[.K237]&amp;&quot;_&quot;&amp;[.M237]&amp;&quot;_&quot;&amp;[.Q237]&amp;&quot;_&quot;&amp;[.S237]&amp;&quot;_&quot;&amp;[.O237]&amp;&quot;_&quot;&amp;[.U237]&amp;&quot;_&quot;&amp;[.W237]&amp;&quot;_regCols2&quot;" office:value-type="string" office:string-value="randomforest_4000_12_500_0.999999_0_0_90_0_0_regCols2" calcext:value-type="string">
            <text:p>randomforest_4000_1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8]&amp;&quot;_&quot;&amp;[.G238]&amp;&quot;_&quot;&amp;[.I238]&amp;&quot;_&quot;&amp;[.K238]&amp;&quot;_&quot;&amp;[.M238]&amp;&quot;_&quot;&amp;[.Q238]&amp;&quot;_&quot;&amp;[.S238]&amp;&quot;_&quot;&amp;[.O238]&amp;&quot;_&quot;&amp;[.U238]&amp;&quot;_&quot;&amp;[.W238]&amp;&quot;_regCols2&quot;" office:value-type="string" office:string-value="randomforest_2000_6_10_0.999999_0_0_95_0_0_regCols2" calcext:value-type="string">
            <text:p>randomforest_2000_6_10_0.999999_0_0_9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9]&amp;&quot;_&quot;&amp;[.G239]&amp;&quot;_&quot;&amp;[.I239]&amp;&quot;_&quot;&amp;[.K239]&amp;&quot;_&quot;&amp;[.M239]&amp;&quot;_&quot;&amp;[.Q239]&amp;&quot;_&quot;&amp;[.S239]&amp;&quot;_&quot;&amp;[.O239]&amp;&quot;_&quot;&amp;[.U239]&amp;&quot;_&quot;&amp;[.W239]&amp;&quot;_regCols2&quot;" office:value-type="string" office:string-value="randomforest_2000_6_10_0.999999_0_0_90_0_0_regCols2" calcext:value-type="string">
            <text:p>randomforest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0]&amp;&quot;_&quot;&amp;[.G240]&amp;&quot;_&quot;&amp;[.I240]&amp;&quot;_&quot;&amp;[.K240]&amp;&quot;_&quot;&amp;[.M240]&amp;&quot;_&quot;&amp;[.Q240]&amp;&quot;_&quot;&amp;[.S240]&amp;&quot;_&quot;&amp;[.O240]&amp;&quot;_&quot;&amp;[.U240]&amp;&quot;_&quot;&amp;[.W240]&amp;&quot;_regCols2&quot;" office:value-type="string" office:string-value="randomforest_2000_6_10_0.999999_0_0_85_0_0_regCols2" calcext:value-type="string">
            <text:p>randomforest_2000_6_10_0.999999_0_0_8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1]&amp;&quot;_&quot;&amp;[.G241]&amp;&quot;_&quot;&amp;[.I241]&amp;&quot;_&quot;&amp;[.K241]&amp;&quot;_&quot;&amp;[.M241]&amp;&quot;_&quot;&amp;[.Q241]&amp;&quot;_&quot;&amp;[.S241]&amp;&quot;_&quot;&amp;[.O241]&amp;&quot;_&quot;&amp;[.U241]&amp;&quot;_&quot;&amp;[.W241]&amp;&quot;_regCols2&quot;" office:value-type="string" office:string-value="randomforest_2000_6_10_0.999999_0_0_80_0_0_regCols2" calcext:value-type="string">
            <text:p>randomforest_2000_6_10_0.999999_0_0_8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2]&amp;&quot;_&quot;&amp;[.G242]&amp;&quot;_&quot;&amp;[.I242]&amp;&quot;_&quot;&amp;[.K242]&amp;&quot;_&quot;&amp;[.M242]&amp;&quot;_&quot;&amp;[.Q242]&amp;&quot;_&quot;&amp;[.S242]&amp;&quot;_&quot;&amp;[.O242]&amp;&quot;_&quot;&amp;[.U242]&amp;&quot;_&quot;&amp;[.W242]&amp;&quot;_regCols2&quot;" office:value-type="string" office:string-value="randomforest_2000_6_10_0.999999_0_0_75_0_0_regCols2" calcext:value-type="string">
            <text:p>randomforest_2000_6_10_0.999999_0_0_7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3]&amp;&quot;_&quot;&amp;[.G243]&amp;&quot;_&quot;&amp;[.I243]&amp;&quot;_&quot;&amp;[.K243]&amp;&quot;_&quot;&amp;[.M243]&amp;&quot;_&quot;&amp;[.Q243]&amp;&quot;_&quot;&amp;[.S243]&amp;&quot;_&quot;&amp;[.O243]&amp;&quot;_&quot;&amp;[.U243]&amp;&quot;_&quot;&amp;[.W243]&amp;&quot;_regCols2&quot;" office:value-type="string" office:string-value="randomforest_2000_6_10_0.999999_0_0_70_0_0_regCols2" calcext:value-type="string">
            <text:p>randomforest_2000_6_10_0.999999_0_0_7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4]&amp;&quot;_&quot;&amp;[.G244]&amp;&quot;_&quot;&amp;[.I244]&amp;&quot;_&quot;&amp;[.K244]&amp;&quot;_&quot;&amp;[.M244]&amp;&quot;_&quot;&amp;[.Q244]&amp;&quot;_&quot;&amp;[.S244]&amp;&quot;_&quot;&amp;[.O244]&amp;&quot;_&quot;&amp;[.U244]&amp;&quot;_&quot;&amp;[.W244]&amp;&quot;_regCols2&quot;" office:value-type="string" office:string-value="randomforest_2000_6_10_0.999999_0_0_65_0_0_regCols2" calcext:value-type="string">
            <text:p>randomforest_2000_6_10_0.999999_0_0_6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5]&amp;&quot;_&quot;&amp;[.G245]&amp;&quot;_&quot;&amp;[.I245]&amp;&quot;_&quot;&amp;[.K245]&amp;&quot;_&quot;&amp;[.M245]&amp;&quot;_&quot;&amp;[.Q245]&amp;&quot;_&quot;&amp;[.S245]&amp;&quot;_&quot;&amp;[.O245]&amp;&quot;_&quot;&amp;[.U245]&amp;&quot;_&quot;&amp;[.W245]&amp;&quot;_regCols2&quot;" office:value-type="string" office:string-value="randomforest_2000_6_10_0.999999_0_0_60_0_0_regCols2" calcext:value-type="string">
            <text:p>randomforest_2000_6_10_0.999999_0_0_6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6]&amp;&quot;_&quot;&amp;[.G246]&amp;&quot;_&quot;&amp;[.I246]&amp;&quot;_&quot;&amp;[.K246]&amp;&quot;_&quot;&amp;[.M246]&amp;&quot;_&quot;&amp;[.Q246]&amp;&quot;_&quot;&amp;[.S246]&amp;&quot;_&quot;&amp;[.O246]&amp;&quot;_&quot;&amp;[.U246]&amp;&quot;_&quot;&amp;[.W246]&amp;&quot;_regCols2&quot;" office:value-type="string" office:string-value="randomforest_2000_6_10_0.999999_0_0_50_0_0_regCols2" calcext:value-type="string">
            <text:p>randomforest_2000_6_10_0.999999_0_0_5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7]&amp;&quot;_&quot;&amp;[.G247]&amp;&quot;_&quot;&amp;[.I247]&amp;&quot;_&quot;&amp;[.K247]&amp;&quot;_&quot;&amp;[.M247]&amp;&quot;_&quot;&amp;[.Q247]&amp;&quot;_&quot;&amp;[.S247]&amp;&quot;_&quot;&amp;[.O247]&amp;&quot;_&quot;&amp;[.U247]&amp;&quot;_&quot;&amp;[.W247]&amp;&quot;_regCols2&quot;" office:value-type="string" office:string-value="randomforest_2000_6_10_0.999999_0_0_40_0_0_regCols2" calcext:value-type="string">
            <text:p>randomforest_2000_6_10_0.999999_0_0_4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8]&amp;&quot;_&quot;&amp;[.G248]&amp;&quot;_&quot;&amp;[.I248]&amp;&quot;_&quot;&amp;[.K248]&amp;&quot;_&quot;&amp;[.M248]&amp;&quot;_&quot;&amp;[.Q248]&amp;&quot;_&quot;&amp;[.S248]&amp;&quot;_&quot;&amp;[.O248]&amp;&quot;_&quot;&amp;[.U248]&amp;&quot;_&quot;&amp;[.W248]&amp;&quot;_regCols2&quot;" office:value-type="string" office:string-value="randomforest_2000_6_10_0.999999_0_0_20_0_0_regCols2" calcext:value-type="string">
            <text:p>randomforest_2000_6_10_0.999999_0_0_2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9]&amp;&quot;_&quot;&amp;[.G249]&amp;&quot;_&quot;&amp;[.I249]&amp;&quot;_&quot;&amp;[.K249]&amp;&quot;_&quot;&amp;[.M249]&amp;&quot;_&quot;&amp;[.Q249]&amp;&quot;_&quot;&amp;[.S249]&amp;&quot;_&quot;&amp;[.O249]&amp;&quot;_&quot;&amp;[.U249]&amp;&quot;_&quot;&amp;[.W249]&amp;&quot;_regCols2&quot;" office:value-type="string" office:string-value="randomforest_2000_6_10_0.999999_0_0_90_0_0_regCols2" calcext:value-type="string">
            <text:p>randomforest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0]&amp;&quot;_&quot;&amp;[.G250]&amp;&quot;_&quot;&amp;[.I250]&amp;&quot;_&quot;&amp;[.K250]&amp;&quot;_&quot;&amp;[.M250]&amp;&quot;_&quot;&amp;[.Q250]&amp;&quot;_&quot;&amp;[.S250]&amp;&quot;_&quot;&amp;[.O250]&amp;&quot;_&quot;&amp;[.U250]&amp;&quot;_&quot;&amp;[.W250]&amp;&quot;_regCols2&quot;" office:value-type="string" office:string-value="randomforest_2000_6_10_0.9_0_0_90_0_0_regCols2" calcext:value-type="string">
            <text:p>randomforest_2000_6_10_0.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1]&amp;&quot;_&quot;&amp;[.G251]&amp;&quot;_&quot;&amp;[.I251]&amp;&quot;_&quot;&amp;[.K251]&amp;&quot;_&quot;&amp;[.M251]&amp;&quot;_&quot;&amp;[.Q251]&amp;&quot;_&quot;&amp;[.S251]&amp;&quot;_&quot;&amp;[.O251]&amp;&quot;_&quot;&amp;[.U251]&amp;&quot;_&quot;&amp;[.W251]&amp;&quot;_regCols2&quot;" office:value-type="string" office:string-value="randomforest_2000_6_10_0.8_0_0_90_0_0_regCols2" calcext:value-type="string">
            <text:p>randomforest_2000_6_10_0.8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2]&amp;&quot;_&quot;&amp;[.G252]&amp;&quot;_&quot;&amp;[.I252]&amp;&quot;_&quot;&amp;[.K252]&amp;&quot;_&quot;&amp;[.M252]&amp;&quot;_&quot;&amp;[.Q252]&amp;&quot;_&quot;&amp;[.S252]&amp;&quot;_&quot;&amp;[.O252]&amp;&quot;_&quot;&amp;[.U252]&amp;&quot;_&quot;&amp;[.W252]&amp;&quot;_regCols2&quot;" office:value-type="string" office:string-value="randomforest_2000_6_10_0.7_0_0_90_0_0_regCols2" calcext:value-type="string">
            <text:p>randomforest_2000_6_10_0.7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3]&amp;&quot;_&quot;&amp;[.G253]&amp;&quot;_&quot;&amp;[.I253]&amp;&quot;_&quot;&amp;[.K253]&amp;&quot;_&quot;&amp;[.M253]&amp;&quot;_&quot;&amp;[.Q253]&amp;&quot;_&quot;&amp;[.S253]&amp;&quot;_&quot;&amp;[.O253]&amp;&quot;_&quot;&amp;[.U253]&amp;&quot;_&quot;&amp;[.W253]&amp;&quot;_regCols2&quot;" office:value-type="string" office:string-value="randomforest_2000_6_10_0.6_0_0_90_0_0_regCols2" calcext:value-type="string">
            <text:p>randomforest_2000_6_10_0.6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4]&amp;&quot;_&quot;&amp;[.G254]&amp;&quot;_&quot;&amp;[.I254]&amp;&quot;_&quot;&amp;[.K254]&amp;&quot;_&quot;&amp;[.M254]&amp;&quot;_&quot;&amp;[.Q254]&amp;&quot;_&quot;&amp;[.S254]&amp;&quot;_&quot;&amp;[.O254]&amp;&quot;_&quot;&amp;[.U254]&amp;&quot;_&quot;&amp;[.W254]&amp;&quot;_regCols2&quot;" office:value-type="string" office:string-value="randomforest_2000_6_10_0.5_0_0_90_0_0_regCols2" calcext:value-type="string">
            <text:p>randomforest_2000_6_10_0.5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5]&amp;&quot;_&quot;&amp;[.G255]&amp;&quot;_&quot;&amp;[.I255]&amp;&quot;_&quot;&amp;[.K255]&amp;&quot;_&quot;&amp;[.M255]&amp;&quot;_&quot;&amp;[.Q255]&amp;&quot;_&quot;&amp;[.S255]&amp;&quot;_&quot;&amp;[.O255]&amp;&quot;_&quot;&amp;[.U255]&amp;&quot;_&quot;&amp;[.W255]&amp;&quot;_regCols2&quot;" office:value-type="string" office:string-value="randomforest_2000_6_10_0.4_0_0_90_0_0_regCols2" calcext:value-type="string">
            <text:p>randomforest_2000_6_10_0.4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6]&amp;&quot;_&quot;&amp;[.G256]&amp;&quot;_&quot;&amp;[.I256]&amp;&quot;_&quot;&amp;[.K256]&amp;&quot;_&quot;&amp;[.M256]&amp;&quot;_&quot;&amp;[.Q256]&amp;&quot;_&quot;&amp;[.S256]&amp;&quot;_&quot;&amp;[.O256]&amp;&quot;_&quot;&amp;[.U256]&amp;&quot;_&quot;&amp;[.W256]&amp;&quot;_regCols2&quot;" office:value-type="string" office:string-value="extratree_1000_6_10_0.999999_0_0_90_0_0_regCols2" calcext:value-type="string">
            <text:p>extratree_1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7]&amp;&quot;_&quot;&amp;[.G257]&amp;&quot;_&quot;&amp;[.I257]&amp;&quot;_&quot;&amp;[.K257]&amp;&quot;_&quot;&amp;[.M257]&amp;&quot;_&quot;&amp;[.Q257]&amp;&quot;_&quot;&amp;[.S257]&amp;&quot;_&quot;&amp;[.O257]&amp;&quot;_&quot;&amp;[.U257]&amp;&quot;_&quot;&amp;[.W257]&amp;&quot;_regCols2&quot;" office:value-type="string" office:string-value="extratree_2000_6_10_0.999999_0_0_90_0_0_regCols2" calcext:value-type="string">
            <text:p>extratree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8]&amp;&quot;_&quot;&amp;[.G258]&amp;&quot;_&quot;&amp;[.I258]&amp;&quot;_&quot;&amp;[.K258]&amp;&quot;_&quot;&amp;[.M258]&amp;&quot;_&quot;&amp;[.Q258]&amp;&quot;_&quot;&amp;[.S258]&amp;&quot;_&quot;&amp;[.O258]&amp;&quot;_&quot;&amp;[.U258]&amp;&quot;_&quot;&amp;[.W258]&amp;&quot;_regCols2&quot;" office:value-type="string" office:string-value="extratree_4000_6_10_0.999999_0_0_90_0_0_regCols2" calcext:value-type="string">
            <text:p>extratree_4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9]&amp;&quot;_&quot;&amp;[.G259]&amp;&quot;_&quot;&amp;[.I259]&amp;&quot;_&quot;&amp;[.K259]&amp;&quot;_&quot;&amp;[.M259]&amp;&quot;_&quot;&amp;[.Q259]&amp;&quot;_&quot;&amp;[.S259]&amp;&quot;_&quot;&amp;[.O259]&amp;&quot;_&quot;&amp;[.U259]&amp;&quot;_&quot;&amp;[.W259]&amp;&quot;_regCols2&quot;" office:value-type="string" office:string-value="extratree_1000_6_100_0.999999_0_0_90_0_0_regCols2" calcext:value-type="string">
            <text:p>extratree_1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0]&amp;&quot;_&quot;&amp;[.G260]&amp;&quot;_&quot;&amp;[.I260]&amp;&quot;_&quot;&amp;[.K260]&amp;&quot;_&quot;&amp;[.M260]&amp;&quot;_&quot;&amp;[.Q260]&amp;&quot;_&quot;&amp;[.S260]&amp;&quot;_&quot;&amp;[.O260]&amp;&quot;_&quot;&amp;[.U260]&amp;&quot;_&quot;&amp;[.W260]&amp;&quot;_regCols2&quot;" office:value-type="string" office:string-value="extratree_2000_6_100_0.999999_0_0_90_0_0_regCols2" calcext:value-type="string">
            <text:p>extratree_2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1]&amp;&quot;_&quot;&amp;[.G261]&amp;&quot;_&quot;&amp;[.I261]&amp;&quot;_&quot;&amp;[.K261]&amp;&quot;_&quot;&amp;[.M261]&amp;&quot;_&quot;&amp;[.Q261]&amp;&quot;_&quot;&amp;[.S261]&amp;&quot;_&quot;&amp;[.O261]&amp;&quot;_&quot;&amp;[.U261]&amp;&quot;_&quot;&amp;[.W261]&amp;&quot;_regCols2&quot;" office:value-type="string" office:string-value="extratree_4000_6_100_0.999999_0_0_90_0_0_regCols2" calcext:value-type="string">
            <text:p>extratree_4000_6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2]&amp;&quot;_&quot;&amp;[.G262]&amp;&quot;_&quot;&amp;[.I262]&amp;&quot;_&quot;&amp;[.K262]&amp;&quot;_&quot;&amp;[.M262]&amp;&quot;_&quot;&amp;[.Q262]&amp;&quot;_&quot;&amp;[.S262]&amp;&quot;_&quot;&amp;[.O262]&amp;&quot;_&quot;&amp;[.U262]&amp;&quot;_&quot;&amp;[.W262]&amp;&quot;_regCols2&quot;" office:value-type="string" office:string-value="extratree_1000_6_500_0.999999_0_0_90_0_0_regCols2" calcext:value-type="string">
            <text:p>extratree_1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3]&amp;&quot;_&quot;&amp;[.G263]&amp;&quot;_&quot;&amp;[.I263]&amp;&quot;_&quot;&amp;[.K263]&amp;&quot;_&quot;&amp;[.M263]&amp;&quot;_&quot;&amp;[.Q263]&amp;&quot;_&quot;&amp;[.S263]&amp;&quot;_&quot;&amp;[.O263]&amp;&quot;_&quot;&amp;[.U263]&amp;&quot;_&quot;&amp;[.W263]&amp;&quot;_regCols2&quot;" office:value-type="string" office:string-value="extratree_2000_6_500_0.999999_0_0_90_0_0_regCols2" calcext:value-type="string">
            <text:p>extratree_2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4]&amp;&quot;_&quot;&amp;[.G264]&amp;&quot;_&quot;&amp;[.I264]&amp;&quot;_&quot;&amp;[.K264]&amp;&quot;_&quot;&amp;[.M264]&amp;&quot;_&quot;&amp;[.Q264]&amp;&quot;_&quot;&amp;[.S264]&amp;&quot;_&quot;&amp;[.O264]&amp;&quot;_&quot;&amp;[.U264]&amp;&quot;_&quot;&amp;[.W264]&amp;&quot;_regCols2&quot;" office:value-type="string" office:string-value="extratree_4000_6_500_0.999999_0_0_90_0_0_regCols2" calcext:value-type="string">
            <text:p>extratree_4000_6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5]&amp;&quot;_&quot;&amp;[.G265]&amp;&quot;_&quot;&amp;[.I265]&amp;&quot;_&quot;&amp;[.K265]&amp;&quot;_&quot;&amp;[.M265]&amp;&quot;_&quot;&amp;[.Q265]&amp;&quot;_&quot;&amp;[.S265]&amp;&quot;_&quot;&amp;[.O265]&amp;&quot;_&quot;&amp;[.U265]&amp;&quot;_&quot;&amp;[.W265]&amp;&quot;_regCols2&quot;" office:value-type="string" office:string-value="extratree_2000_6_10_0.999999_0_0_95_0_0_regCols2" calcext:value-type="string">
            <text:p>extratree_2000_6_10_0.999999_0_0_9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6]&amp;&quot;_&quot;&amp;[.G266]&amp;&quot;_&quot;&amp;[.I266]&amp;&quot;_&quot;&amp;[.K266]&amp;&quot;_&quot;&amp;[.M266]&amp;&quot;_&quot;&amp;[.Q266]&amp;&quot;_&quot;&amp;[.S266]&amp;&quot;_&quot;&amp;[.O266]&amp;&quot;_&quot;&amp;[.U266]&amp;&quot;_&quot;&amp;[.W266]&amp;&quot;_regCols2&quot;" office:value-type="string" office:string-value="extratree_2000_6_10_0.999999_0_0_90_0_0_regCols2" calcext:value-type="string">
            <text:p>extratree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7]&amp;&quot;_&quot;&amp;[.G267]&amp;&quot;_&quot;&amp;[.I267]&amp;&quot;_&quot;&amp;[.K267]&amp;&quot;_&quot;&amp;[.M267]&amp;&quot;_&quot;&amp;[.Q267]&amp;&quot;_&quot;&amp;[.S267]&amp;&quot;_&quot;&amp;[.O267]&amp;&quot;_&quot;&amp;[.U267]&amp;&quot;_&quot;&amp;[.W267]&amp;&quot;_regCols2&quot;" office:value-type="string" office:string-value="extratree_2000_6_10_0.999999_0_0_85_0_0_regCols2" calcext:value-type="string">
            <text:p>extratree_2000_6_10_0.999999_0_0_8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8]&amp;&quot;_&quot;&amp;[.G268]&amp;&quot;_&quot;&amp;[.I268]&amp;&quot;_&quot;&amp;[.K268]&amp;&quot;_&quot;&amp;[.M268]&amp;&quot;_&quot;&amp;[.Q268]&amp;&quot;_&quot;&amp;[.S268]&amp;&quot;_&quot;&amp;[.O268]&amp;&quot;_&quot;&amp;[.U268]&amp;&quot;_&quot;&amp;[.W268]&amp;&quot;_regCols2&quot;" office:value-type="string" office:string-value="extratree_2000_6_10_0.999999_0_0_80_0_0_regCols2" calcext:value-type="string">
            <text:p>extratree_2000_6_10_0.999999_0_0_8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9]&amp;&quot;_&quot;&amp;[.G269]&amp;&quot;_&quot;&amp;[.I269]&amp;&quot;_&quot;&amp;[.K269]&amp;&quot;_&quot;&amp;[.M269]&amp;&quot;_&quot;&amp;[.Q269]&amp;&quot;_&quot;&amp;[.S269]&amp;&quot;_&quot;&amp;[.O269]&amp;&quot;_&quot;&amp;[.U269]&amp;&quot;_&quot;&amp;[.W269]&amp;&quot;_regCols2&quot;" office:value-type="string" office:string-value="extratree_2000_6_10_0.999999_0_0_75_0_0_regCols2" calcext:value-type="string">
            <text:p>extratree_2000_6_10_0.999999_0_0_7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0]&amp;&quot;_&quot;&amp;[.G270]&amp;&quot;_&quot;&amp;[.I270]&amp;&quot;_&quot;&amp;[.K270]&amp;&quot;_&quot;&amp;[.M270]&amp;&quot;_&quot;&amp;[.Q270]&amp;&quot;_&quot;&amp;[.S270]&amp;&quot;_&quot;&amp;[.O270]&amp;&quot;_&quot;&amp;[.U270]&amp;&quot;_&quot;&amp;[.W270]&amp;&quot;_regCols2&quot;" office:value-type="string" office:string-value="extratree_2000_6_10_0.999999_0_0_70_0_0_regCols2" calcext:value-type="string">
            <text:p>extratree_2000_6_10_0.999999_0_0_7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1]&amp;&quot;_&quot;&amp;[.G271]&amp;&quot;_&quot;&amp;[.I271]&amp;&quot;_&quot;&amp;[.K271]&amp;&quot;_&quot;&amp;[.M271]&amp;&quot;_&quot;&amp;[.Q271]&amp;&quot;_&quot;&amp;[.S271]&amp;&quot;_&quot;&amp;[.O271]&amp;&quot;_&quot;&amp;[.U271]&amp;&quot;_&quot;&amp;[.W271]&amp;&quot;_regCols2&quot;" office:value-type="string" office:string-value="extratree_2000_6_10_0.999999_0_0_65_0_0_regCols2" calcext:value-type="string">
            <text:p>extratree_2000_6_10_0.999999_0_0_6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2]&amp;&quot;_&quot;&amp;[.G272]&amp;&quot;_&quot;&amp;[.I272]&amp;&quot;_&quot;&amp;[.K272]&amp;&quot;_&quot;&amp;[.M272]&amp;&quot;_&quot;&amp;[.Q272]&amp;&quot;_&quot;&amp;[.S272]&amp;&quot;_&quot;&amp;[.O272]&amp;&quot;_&quot;&amp;[.U272]&amp;&quot;_&quot;&amp;[.W272]&amp;&quot;_regCols2&quot;" office:value-type="string" office:string-value="extratree_2000_6_10_0.999999_0_0_60_0_0_regCols2" calcext:value-type="string">
            <text:p>extratree_2000_6_10_0.999999_0_0_6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3]&amp;&quot;_&quot;&amp;[.G273]&amp;&quot;_&quot;&amp;[.I273]&amp;&quot;_&quot;&amp;[.K273]&amp;&quot;_&quot;&amp;[.M273]&amp;&quot;_&quot;&amp;[.Q273]&amp;&quot;_&quot;&amp;[.S273]&amp;&quot;_&quot;&amp;[.O273]&amp;&quot;_&quot;&amp;[.U273]&amp;&quot;_&quot;&amp;[.W273]&amp;&quot;_regCols2&quot;" office:value-type="string" office:string-value="extratree_2000_6_10_0.999999_0_0_50_0_0_regCols2" calcext:value-type="string">
            <text:p>extratree_2000_6_10_0.999999_0_0_5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4]&amp;&quot;_&quot;&amp;[.G274]&amp;&quot;_&quot;&amp;[.I274]&amp;&quot;_&quot;&amp;[.K274]&amp;&quot;_&quot;&amp;[.M274]&amp;&quot;_&quot;&amp;[.Q274]&amp;&quot;_&quot;&amp;[.S274]&amp;&quot;_&quot;&amp;[.O274]&amp;&quot;_&quot;&amp;[.U274]&amp;&quot;_&quot;&amp;[.W274]&amp;&quot;_regCols2&quot;" office:value-type="string" office:string-value="extratree_2000_6_10_0.999999_0_0_40_0_0_regCols2" calcext:value-type="string">
            <text:p>extratree_2000_6_10_0.999999_0_0_4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5]&amp;&quot;_&quot;&amp;[.G275]&amp;&quot;_&quot;&amp;[.I275]&amp;&quot;_&quot;&amp;[.K275]&amp;&quot;_&quot;&amp;[.M275]&amp;&quot;_&quot;&amp;[.Q275]&amp;&quot;_&quot;&amp;[.S275]&amp;&quot;_&quot;&amp;[.O275]&amp;&quot;_&quot;&amp;[.U275]&amp;&quot;_&quot;&amp;[.W275]&amp;&quot;_regCols2&quot;" office:value-type="string" office:string-value="extratree_2000_6_10_0.999999_0_0_20_0_0_regCols2" calcext:value-type="string">
            <text:p>extratree_2000_6_10_0.999999_0_0_2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6]&amp;&quot;_&quot;&amp;[.G276]&amp;&quot;_&quot;&amp;[.I276]&amp;&quot;_&quot;&amp;[.K276]&amp;&quot;_&quot;&amp;[.M276]&amp;&quot;_&quot;&amp;[.Q276]&amp;&quot;_&quot;&amp;[.S276]&amp;&quot;_&quot;&amp;[.O276]&amp;&quot;_&quot;&amp;[.U276]&amp;&quot;_&quot;&amp;[.W276]&amp;&quot;_regCols2&quot;" office:value-type="string" office:string-value="extratree_2000_6_10_0.999999_0_0_90_0_0_regCols2" calcext:value-type="string">
            <text:p>extratree_2000_6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7]&amp;&quot;_&quot;&amp;[.G277]&amp;&quot;_&quot;&amp;[.I277]&amp;&quot;_&quot;&amp;[.K277]&amp;&quot;_&quot;&amp;[.M277]&amp;&quot;_&quot;&amp;[.Q277]&amp;&quot;_&quot;&amp;[.S277]&amp;&quot;_&quot;&amp;[.O277]&amp;&quot;_&quot;&amp;[.U277]&amp;&quot;_&quot;&amp;[.W277]&amp;&quot;_regCols2&quot;" office:value-type="string" office:string-value="extratree_2000_6_10_0.9_0_0_90_0_0_regCols2" calcext:value-type="string">
            <text:p>extratree_2000_6_10_0.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8]&amp;&quot;_&quot;&amp;[.G278]&amp;&quot;_&quot;&amp;[.I278]&amp;&quot;_&quot;&amp;[.K278]&amp;&quot;_&quot;&amp;[.M278]&amp;&quot;_&quot;&amp;[.Q278]&amp;&quot;_&quot;&amp;[.S278]&amp;&quot;_&quot;&amp;[.O278]&amp;&quot;_&quot;&amp;[.U278]&amp;&quot;_&quot;&amp;[.W278]&amp;&quot;_regCols2&quot;" office:value-type="string" office:string-value="extratree_2000_6_10_0.8_0_0_90_0_0_regCols2" calcext:value-type="string">
            <text:p>extratree_2000_6_10_0.8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9]&amp;&quot;_&quot;&amp;[.G279]&amp;&quot;_&quot;&amp;[.I279]&amp;&quot;_&quot;&amp;[.K279]&amp;&quot;_&quot;&amp;[.M279]&amp;&quot;_&quot;&amp;[.Q279]&amp;&quot;_&quot;&amp;[.S279]&amp;&quot;_&quot;&amp;[.O279]&amp;&quot;_&quot;&amp;[.U279]&amp;&quot;_&quot;&amp;[.W279]&amp;&quot;_regCols2&quot;" office:value-type="string" office:string-value="extratree_2000_6_10_0.7_0_0_90_0_0_regCols2" calcext:value-type="string">
            <text:p>extratree_2000_6_10_0.7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0]&amp;&quot;_&quot;&amp;[.G280]&amp;&quot;_&quot;&amp;[.I280]&amp;&quot;_&quot;&amp;[.K280]&amp;&quot;_&quot;&amp;[.M280]&amp;&quot;_&quot;&amp;[.Q280]&amp;&quot;_&quot;&amp;[.S280]&amp;&quot;_&quot;&amp;[.O280]&amp;&quot;_&quot;&amp;[.U280]&amp;&quot;_&quot;&amp;[.W280]&amp;&quot;_regCols2&quot;" office:value-type="string" office:string-value="extratree_2000_6_10_0.6_0_0_90_0_0_regCols2" calcext:value-type="string">
            <text:p>extratree_2000_6_10_0.6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1]&amp;&quot;_&quot;&amp;[.G281]&amp;&quot;_&quot;&amp;[.I281]&amp;&quot;_&quot;&amp;[.K281]&amp;&quot;_&quot;&amp;[.M281]&amp;&quot;_&quot;&amp;[.Q281]&amp;&quot;_&quot;&amp;[.S281]&amp;&quot;_&quot;&amp;[.O281]&amp;&quot;_&quot;&amp;[.U281]&amp;&quot;_&quot;&amp;[.W281]&amp;&quot;_regCols2&quot;" office:value-type="string" office:string-value="extratree_2000_6_10_0.5_0_0_90_0_0_regCols2" calcext:value-type="string">
            <text:p>extratree_2000_6_10_0.5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2]&amp;&quot;_&quot;&amp;[.G282]&amp;&quot;_&quot;&amp;[.I282]&amp;&quot;_&quot;&amp;[.K282]&amp;&quot;_&quot;&amp;[.M282]&amp;&quot;_&quot;&amp;[.Q282]&amp;&quot;_&quot;&amp;[.S282]&amp;&quot;_&quot;&amp;[.O282]&amp;&quot;_&quot;&amp;[.U282]&amp;&quot;_&quot;&amp;[.W282]&amp;&quot;_regCols2&quot;" office:value-type="string" office:string-value="extratree_2000_6_10_0.4_0_0_90_0_0_regCols2" calcext:value-type="string">
            <text:p>extratree_2000_6_10_0.4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3]&amp;&quot;_&quot;&amp;[.G283]&amp;&quot;_&quot;&amp;[.I283]&amp;&quot;_&quot;&amp;[.K283]&amp;&quot;_&quot;&amp;[.M283]&amp;&quot;_&quot;&amp;[.Q283]&amp;&quot;_&quot;&amp;[.S283]&amp;&quot;_&quot;&amp;[.O283]&amp;&quot;_&quot;&amp;[.U283]&amp;&quot;_&quot;&amp;[.W283]&amp;&quot;_regCols2&quot;" office:value-type="string" office:string-value="xgboost_1000_3_0_0.999999_0.05_0.8_90_0_0_regCols2" calcext:value-type="string">
            <text:p>xgboost_1000_3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4]&amp;&quot;_&quot;&amp;[.G284]&amp;&quot;_&quot;&amp;[.I284]&amp;&quot;_&quot;&amp;[.K284]&amp;&quot;_&quot;&amp;[.M284]&amp;&quot;_&quot;&amp;[.Q284]&amp;&quot;_&quot;&amp;[.S284]&amp;&quot;_&quot;&amp;[.O284]&amp;&quot;_&quot;&amp;[.U284]&amp;&quot;_&quot;&amp;[.W284]&amp;&quot;_regCols2&quot;" office:value-type="string" office:string-value="xgboost_1000_3_0_0.999999_0.05_0.8_90_1_0_regCols2" calcext:value-type="string">
            <text:p>xgboost_1000_3_0_0.999999_0.05_0.8_90_1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5]&amp;&quot;_&quot;&amp;[.G285]&amp;&quot;_&quot;&amp;[.I285]&amp;&quot;_&quot;&amp;[.K285]&amp;&quot;_&quot;&amp;[.M285]&amp;&quot;_&quot;&amp;[.Q285]&amp;&quot;_&quot;&amp;[.S285]&amp;&quot;_&quot;&amp;[.O285]&amp;&quot;_&quot;&amp;[.U285]&amp;&quot;_&quot;&amp;[.W285]&amp;&quot;_regCols2&quot;" office:value-type="string" office:string-value="xgboost_1000_3_0_0.999999_0.05_0.8_90_5_0_regCols2" calcext:value-type="string">
            <text:p>xgboost_1000_3_0_0.999999_0.05_0.8_90_5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6]&amp;&quot;_&quot;&amp;[.G286]&amp;&quot;_&quot;&amp;[.I286]&amp;&quot;_&quot;&amp;[.K286]&amp;&quot;_&quot;&amp;[.M286]&amp;&quot;_&quot;&amp;[.Q286]&amp;&quot;_&quot;&amp;[.S286]&amp;&quot;_&quot;&amp;[.O286]&amp;&quot;_&quot;&amp;[.U286]&amp;&quot;_&quot;&amp;[.W286]&amp;&quot;_regCols2&quot;" office:value-type="string" office:string-value="xgboost_1000_3_0_0.999999_0.05_0.8_90_25_0_regCols2" calcext:value-type="string">
            <text:p>xgboost_1000_3_0_0.999999_0.05_0.8_90_25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7]&amp;&quot;_&quot;&amp;[.G287]&amp;&quot;_&quot;&amp;[.I287]&amp;&quot;_&quot;&amp;[.K287]&amp;&quot;_&quot;&amp;[.M287]&amp;&quot;_&quot;&amp;[.Q287]&amp;&quot;_&quot;&amp;[.S287]&amp;&quot;_&quot;&amp;[.O287]&amp;&quot;_&quot;&amp;[.U287]&amp;&quot;_&quot;&amp;[.W287]&amp;&quot;_regCols2&quot;" office:value-type="string" office:string-value="xgboost_1000_3_0_0.999999_0.05_0.8_90_200_0_regCols2" calcext:value-type="string">
            <text:p>xgboost_1000_3_0_0.999999_0.05_0.8_90_20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8]&amp;&quot;_&quot;&amp;[.G288]&amp;&quot;_&quot;&amp;[.I288]&amp;&quot;_&quot;&amp;[.K288]&amp;&quot;_&quot;&amp;[.M288]&amp;&quot;_&quot;&amp;[.Q288]&amp;&quot;_&quot;&amp;[.S288]&amp;&quot;_&quot;&amp;[.O288]&amp;&quot;_&quot;&amp;[.U288]&amp;&quot;_&quot;&amp;[.W288]&amp;&quot;_regCols2&quot;" office:value-type="string" office:string-value="xgboost_1000_3_0_0.999999_0.05_0.8_90_0_1_regCols2" calcext:value-type="string">
            <text:p>xgboost_1000_3_0_0.999999_0.05_0.8_90_0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289]&amp;&quot;_&quot;&amp;[.G289]&amp;&quot;_&quot;&amp;[.I289]&amp;&quot;_&quot;&amp;[.K289]&amp;&quot;_&quot;&amp;[.M289]&amp;&quot;_&quot;&amp;[.Q289]&amp;&quot;_&quot;&amp;[.S289]&amp;&quot;_&quot;&amp;[.O289]&amp;&quot;_&quot;&amp;[.U289]&amp;&quot;_&quot;&amp;[.W289]&amp;&quot;_regCols2&quot;" office:value-type="string" office:string-value="xgboost_1000_3_0_0.999999_0.05_0.8_90_1_1_regCols2" calcext:value-type="string">
            <text:p>xgboost_1000_3_0_0.999999_0.05_0.8_90_1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290]&amp;&quot;_&quot;&amp;[.G290]&amp;&quot;_&quot;&amp;[.I290]&amp;&quot;_&quot;&amp;[.K290]&amp;&quot;_&quot;&amp;[.M290]&amp;&quot;_&quot;&amp;[.Q290]&amp;&quot;_&quot;&amp;[.S290]&amp;&quot;_&quot;&amp;[.O290]&amp;&quot;_&quot;&amp;[.U290]&amp;&quot;_&quot;&amp;[.W290]&amp;&quot;_regCols2&quot;" office:value-type="string" office:string-value="xgboost_1000_3_0_0.999999_0.05_0.8_90_5_1_regCols2" calcext:value-type="string">
            <text:p>xgboost_1000_3_0_0.999999_0.05_0.8_90_5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291]&amp;&quot;_&quot;&amp;[.G291]&amp;&quot;_&quot;&amp;[.I291]&amp;&quot;_&quot;&amp;[.K291]&amp;&quot;_&quot;&amp;[.M291]&amp;&quot;_&quot;&amp;[.Q291]&amp;&quot;_&quot;&amp;[.S291]&amp;&quot;_&quot;&amp;[.O291]&amp;&quot;_&quot;&amp;[.U291]&amp;&quot;_&quot;&amp;[.W291]&amp;&quot;_regCols2&quot;" office:value-type="string" office:string-value="xgboost_1000_3_0_0.999999_0.05_0.8_90_25_1_regCols2" calcext:value-type="string">
            <text:p>xgboost_1000_3_0_0.999999_0.05_0.8_90_25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292]&amp;&quot;_&quot;&amp;[.G292]&amp;&quot;_&quot;&amp;[.I292]&amp;&quot;_&quot;&amp;[.K292]&amp;&quot;_&quot;&amp;[.M292]&amp;&quot;_&quot;&amp;[.Q292]&amp;&quot;_&quot;&amp;[.S292]&amp;&quot;_&quot;&amp;[.O292]&amp;&quot;_&quot;&amp;[.U292]&amp;&quot;_&quot;&amp;[.W292]&amp;&quot;_regCols2&quot;" office:value-type="string" office:string-value="xgboost_1000_3_0_0.999999_0.05_0.8_90_200_1_regCols2" calcext:value-type="string">
            <text:p>xgboost_1000_3_0_0.999999_0.05_0.8_90_200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293]&amp;&quot;_&quot;&amp;[.G293]&amp;&quot;_&quot;&amp;[.I293]&amp;&quot;_&quot;&amp;[.K293]&amp;&quot;_&quot;&amp;[.M293]&amp;&quot;_&quot;&amp;[.Q293]&amp;&quot;_&quot;&amp;[.S293]&amp;&quot;_&quot;&amp;[.O293]&amp;&quot;_&quot;&amp;[.U293]&amp;&quot;_&quot;&amp;[.W293]&amp;&quot;_regCols2&quot;" office:value-type="string" office:string-value="xgboost_1000_3_0_0.999999_0.05_0.8_90_0_5_regCols2" calcext:value-type="string">
            <text:p>xgboost_1000_3_0_0.999999_0.05_0.8_90_0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294]&amp;&quot;_&quot;&amp;[.G294]&amp;&quot;_&quot;&amp;[.I294]&amp;&quot;_&quot;&amp;[.K294]&amp;&quot;_&quot;&amp;[.M294]&amp;&quot;_&quot;&amp;[.Q294]&amp;&quot;_&quot;&amp;[.S294]&amp;&quot;_&quot;&amp;[.O294]&amp;&quot;_&quot;&amp;[.U294]&amp;&quot;_&quot;&amp;[.W294]&amp;&quot;_regCols2&quot;" office:value-type="string" office:string-value="xgboost_1000_3_0_0.999999_0.05_0.8_90_1_5_regCols2" calcext:value-type="string">
            <text:p>xgboost_1000_3_0_0.999999_0.05_0.8_90_1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295]&amp;&quot;_&quot;&amp;[.G295]&amp;&quot;_&quot;&amp;[.I295]&amp;&quot;_&quot;&amp;[.K295]&amp;&quot;_&quot;&amp;[.M295]&amp;&quot;_&quot;&amp;[.Q295]&amp;&quot;_&quot;&amp;[.S295]&amp;&quot;_&quot;&amp;[.O295]&amp;&quot;_&quot;&amp;[.U295]&amp;&quot;_&quot;&amp;[.W295]&amp;&quot;_regCols2&quot;" office:value-type="string" office:string-value="xgboost_1000_3_0_0.999999_0.05_0.8_90_5_5_regCols2" calcext:value-type="string">
            <text:p>xgboost_1000_3_0_0.999999_0.05_0.8_90_5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296]&amp;&quot;_&quot;&amp;[.G296]&amp;&quot;_&quot;&amp;[.I296]&amp;&quot;_&quot;&amp;[.K296]&amp;&quot;_&quot;&amp;[.M296]&amp;&quot;_&quot;&amp;[.Q296]&amp;&quot;_&quot;&amp;[.S296]&amp;&quot;_&quot;&amp;[.O296]&amp;&quot;_&quot;&amp;[.U296]&amp;&quot;_&quot;&amp;[.W296]&amp;&quot;_regCols2&quot;" office:value-type="string" office:string-value="xgboost_1000_3_0_0.999999_0.05_0.8_90_25_5_regCols2" calcext:value-type="string">
            <text:p>xgboost_1000_3_0_0.999999_0.05_0.8_90_25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297]&amp;&quot;_&quot;&amp;[.G297]&amp;&quot;_&quot;&amp;[.I297]&amp;&quot;_&quot;&amp;[.K297]&amp;&quot;_&quot;&amp;[.M297]&amp;&quot;_&quot;&amp;[.Q297]&amp;&quot;_&quot;&amp;[.S297]&amp;&quot;_&quot;&amp;[.O297]&amp;&quot;_&quot;&amp;[.U297]&amp;&quot;_&quot;&amp;[.W297]&amp;&quot;_regCols2&quot;" office:value-type="string" office:string-value="xgboost_1000_3_0_0.999999_0.05_0.8_90_200_5_regCols2" calcext:value-type="string">
            <text:p>xgboost_1000_3_0_0.999999_0.05_0.8_90_200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298]&amp;&quot;_&quot;&amp;[.G298]&amp;&quot;_&quot;&amp;[.I298]&amp;&quot;_&quot;&amp;[.K298]&amp;&quot;_&quot;&amp;[.M298]&amp;&quot;_&quot;&amp;[.Q298]&amp;&quot;_&quot;&amp;[.S298]&amp;&quot;_&quot;&amp;[.O298]&amp;&quot;_&quot;&amp;[.U298]&amp;&quot;_&quot;&amp;[.W298]&amp;&quot;_regCols2&quot;" office:value-type="string" office:string-value="xgboost_1000_3_0_0.999999_0.05_0.8_90_0_25_regCols2" calcext:value-type="string">
            <text:p>xgboost_1000_3_0_0.999999_0.05_0.8_90_0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299]&amp;&quot;_&quot;&amp;[.G299]&amp;&quot;_&quot;&amp;[.I299]&amp;&quot;_&quot;&amp;[.K299]&amp;&quot;_&quot;&amp;[.M299]&amp;&quot;_&quot;&amp;[.Q299]&amp;&quot;_&quot;&amp;[.S299]&amp;&quot;_&quot;&amp;[.O299]&amp;&quot;_&quot;&amp;[.U299]&amp;&quot;_&quot;&amp;[.W299]&amp;&quot;_regCols2&quot;" office:value-type="string" office:string-value="xgboost_1000_3_0_0.999999_0.05_0.8_90_1_25_regCols2" calcext:value-type="string">
            <text:p>xgboost_1000_3_0_0.999999_0.05_0.8_90_1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00]&amp;&quot;_&quot;&amp;[.G300]&amp;&quot;_&quot;&amp;[.I300]&amp;&quot;_&quot;&amp;[.K300]&amp;&quot;_&quot;&amp;[.M300]&amp;&quot;_&quot;&amp;[.Q300]&amp;&quot;_&quot;&amp;[.S300]&amp;&quot;_&quot;&amp;[.O300]&amp;&quot;_&quot;&amp;[.U300]&amp;&quot;_&quot;&amp;[.W300]&amp;&quot;_regCols2&quot;" office:value-type="string" office:string-value="xgboost_1000_3_0_0.999999_0.05_0.8_90_5_25_regCols2" calcext:value-type="string">
            <text:p>xgboost_1000_3_0_0.999999_0.05_0.8_90_5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01]&amp;&quot;_&quot;&amp;[.G301]&amp;&quot;_&quot;&amp;[.I301]&amp;&quot;_&quot;&amp;[.K301]&amp;&quot;_&quot;&amp;[.M301]&amp;&quot;_&quot;&amp;[.Q301]&amp;&quot;_&quot;&amp;[.S301]&amp;&quot;_&quot;&amp;[.O301]&amp;&quot;_&quot;&amp;[.U301]&amp;&quot;_&quot;&amp;[.W301]&amp;&quot;_regCols2&quot;" office:value-type="string" office:string-value="xgboost_1000_3_0_0.999999_0.05_0.8_90_25_25_regCols2" calcext:value-type="string">
            <text:p>xgboost_1000_3_0_0.999999_0.05_0.8_90_25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02]&amp;&quot;_&quot;&amp;[.G302]&amp;&quot;_&quot;&amp;[.I302]&amp;&quot;_&quot;&amp;[.K302]&amp;&quot;_&quot;&amp;[.M302]&amp;&quot;_&quot;&amp;[.Q302]&amp;&quot;_&quot;&amp;[.S302]&amp;&quot;_&quot;&amp;[.O302]&amp;&quot;_&quot;&amp;[.U302]&amp;&quot;_&quot;&amp;[.W302]&amp;&quot;_regCols2&quot;" office:value-type="string" office:string-value="xgboost_1000_3_0_0.999999_0.05_0.8_90_200_25_regCols2" calcext:value-type="string">
            <text:p>xgboost_1000_3_0_0.999999_0.05_0.8_90_200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03]&amp;&quot;_&quot;&amp;[.G303]&amp;&quot;_&quot;&amp;[.I303]&amp;&quot;_&quot;&amp;[.K303]&amp;&quot;_&quot;&amp;[.M303]&amp;&quot;_&quot;&amp;[.Q303]&amp;&quot;_&quot;&amp;[.S303]&amp;&quot;_&quot;&amp;[.O303]&amp;&quot;_&quot;&amp;[.U303]&amp;&quot;_&quot;&amp;[.W303]&amp;&quot;_regCols2&quot;" office:value-type="string" office:string-value="xgboost_1000_3_0_0.999999_0.05_0.8_90_0_200_regCols2" calcext:value-type="string">
            <text:p>xgboost_1000_3_0_0.999999_0.05_0.8_90_0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04]&amp;&quot;_&quot;&amp;[.G304]&amp;&quot;_&quot;&amp;[.I304]&amp;&quot;_&quot;&amp;[.K304]&amp;&quot;_&quot;&amp;[.M304]&amp;&quot;_&quot;&amp;[.Q304]&amp;&quot;_&quot;&amp;[.S304]&amp;&quot;_&quot;&amp;[.O304]&amp;&quot;_&quot;&amp;[.U304]&amp;&quot;_&quot;&amp;[.W304]&amp;&quot;_regCols2&quot;" office:value-type="string" office:string-value="xgboost_1000_3_0_0.999999_0.05_0.8_90_1_200_regCols2" calcext:value-type="string">
            <text:p>xgboost_1000_3_0_0.999999_0.05_0.8_90_1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05]&amp;&quot;_&quot;&amp;[.G305]&amp;&quot;_&quot;&amp;[.I305]&amp;&quot;_&quot;&amp;[.K305]&amp;&quot;_&quot;&amp;[.M305]&amp;&quot;_&quot;&amp;[.Q305]&amp;&quot;_&quot;&amp;[.S305]&amp;&quot;_&quot;&amp;[.O305]&amp;&quot;_&quot;&amp;[.U305]&amp;&quot;_&quot;&amp;[.W305]&amp;&quot;_regCols2&quot;" office:value-type="string" office:string-value="xgboost_1000_3_0_0.999999_0.05_0.8_90_5_200_regCols2" calcext:value-type="string">
            <text:p>xgboost_1000_3_0_0.999999_0.05_0.8_90_5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06]&amp;&quot;_&quot;&amp;[.G306]&amp;&quot;_&quot;&amp;[.I306]&amp;&quot;_&quot;&amp;[.K306]&amp;&quot;_&quot;&amp;[.M306]&amp;&quot;_&quot;&amp;[.Q306]&amp;&quot;_&quot;&amp;[.S306]&amp;&quot;_&quot;&amp;[.O306]&amp;&quot;_&quot;&amp;[.U306]&amp;&quot;_&quot;&amp;[.W306]&amp;&quot;_regCols2&quot;" office:value-type="string" office:string-value="xgboost_1000_3_0_0.999999_0.05_0.8_90_25_200_regCols2" calcext:value-type="string">
            <text:p>xgboost_1000_3_0_0.999999_0.05_0.8_90_25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07]&amp;&quot;_&quot;&amp;[.G307]&amp;&quot;_&quot;&amp;[.I307]&amp;&quot;_&quot;&amp;[.K307]&amp;&quot;_&quot;&amp;[.M307]&amp;&quot;_&quot;&amp;[.Q307]&amp;&quot;_&quot;&amp;[.S307]&amp;&quot;_&quot;&amp;[.O307]&amp;&quot;_&quot;&amp;[.U307]&amp;&quot;_&quot;&amp;[.W307]&amp;&quot;_regCols2&quot;" office:value-type="string" office:string-value="xgboost_1000_3_0_0.999999_0.05_0.8_90_200_200_regCols2" calcext:value-type="string">
            <text:p>xgboost_1000_3_0_0.999999_0.05_0.8_90_200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08]&amp;&quot;_&quot;&amp;[.G308]&amp;&quot;_&quot;&amp;[.I308]&amp;&quot;_&quot;&amp;[.K308]&amp;&quot;_&quot;&amp;[.M308]&amp;&quot;_&quot;&amp;[.Q308]&amp;&quot;_&quot;&amp;[.S308]&amp;&quot;_&quot;&amp;[.O308]&amp;&quot;_&quot;&amp;[.U308]&amp;&quot;_&quot;&amp;[.W308]&amp;&quot;_regCols2&quot;" office:value-type="string" office:string-value="xgboost_1000_6_0_0.999999_0.05_0.8_90_0_0_regCols2" calcext:value-type="string">
            <text:p>xgboost_1000_6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9]&amp;&quot;_&quot;&amp;[.G309]&amp;&quot;_&quot;&amp;[.I309]&amp;&quot;_&quot;&amp;[.K309]&amp;&quot;_&quot;&amp;[.M309]&amp;&quot;_&quot;&amp;[.Q309]&amp;&quot;_&quot;&amp;[.S309]&amp;&quot;_&quot;&amp;[.O309]&amp;&quot;_&quot;&amp;[.U309]&amp;&quot;_&quot;&amp;[.W309]&amp;&quot;_regCols2&quot;" office:value-type="string" office:string-value="xgboost_1000_6_0_0.999999_0.05_0.8_90_1_0_regCols2" calcext:value-type="string">
            <text:p>xgboost_1000_6_0_0.999999_0.05_0.8_90_1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0]&amp;&quot;_&quot;&amp;[.G310]&amp;&quot;_&quot;&amp;[.I310]&amp;&quot;_&quot;&amp;[.K310]&amp;&quot;_&quot;&amp;[.M310]&amp;&quot;_&quot;&amp;[.Q310]&amp;&quot;_&quot;&amp;[.S310]&amp;&quot;_&quot;&amp;[.O310]&amp;&quot;_&quot;&amp;[.U310]&amp;&quot;_&quot;&amp;[.W310]&amp;&quot;_regCols2&quot;" office:value-type="string" office:string-value="xgboost_1000_6_0_0.999999_0.05_0.8_90_5_0_regCols2" calcext:value-type="string">
            <text:p>xgboost_1000_6_0_0.999999_0.05_0.8_90_5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1]&amp;&quot;_&quot;&amp;[.G311]&amp;&quot;_&quot;&amp;[.I311]&amp;&quot;_&quot;&amp;[.K311]&amp;&quot;_&quot;&amp;[.M311]&amp;&quot;_&quot;&amp;[.Q311]&amp;&quot;_&quot;&amp;[.S311]&amp;&quot;_&quot;&amp;[.O311]&amp;&quot;_&quot;&amp;[.U311]&amp;&quot;_&quot;&amp;[.W311]&amp;&quot;_regCols2&quot;" office:value-type="string" office:string-value="xgboost_1000_6_0_0.999999_0.05_0.8_90_25_0_regCols2" calcext:value-type="string">
            <text:p>xgboost_1000_6_0_0.999999_0.05_0.8_90_25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2]&amp;&quot;_&quot;&amp;[.G312]&amp;&quot;_&quot;&amp;[.I312]&amp;&quot;_&quot;&amp;[.K312]&amp;&quot;_&quot;&amp;[.M312]&amp;&quot;_&quot;&amp;[.Q312]&amp;&quot;_&quot;&amp;[.S312]&amp;&quot;_&quot;&amp;[.O312]&amp;&quot;_&quot;&amp;[.U312]&amp;&quot;_&quot;&amp;[.W312]&amp;&quot;_regCols2&quot;" office:value-type="string" office:string-value="xgboost_1000_6_0_0.999999_0.05_0.8_90_200_0_regCols2" calcext:value-type="string">
            <text:p>xgboost_1000_6_0_0.999999_0.05_0.8_90_20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3]&amp;&quot;_&quot;&amp;[.G313]&amp;&quot;_&quot;&amp;[.I313]&amp;&quot;_&quot;&amp;[.K313]&amp;&quot;_&quot;&amp;[.M313]&amp;&quot;_&quot;&amp;[.Q313]&amp;&quot;_&quot;&amp;[.S313]&amp;&quot;_&quot;&amp;[.O313]&amp;&quot;_&quot;&amp;[.U313]&amp;&quot;_&quot;&amp;[.W313]&amp;&quot;_regCols2&quot;" office:value-type="string" office:string-value="xgboost_1000_6_0_0.999999_0.05_0.8_90_0_1_regCols2" calcext:value-type="string">
            <text:p>xgboost_1000_6_0_0.999999_0.05_0.8_90_0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314]&amp;&quot;_&quot;&amp;[.G314]&amp;&quot;_&quot;&amp;[.I314]&amp;&quot;_&quot;&amp;[.K314]&amp;&quot;_&quot;&amp;[.M314]&amp;&quot;_&quot;&amp;[.Q314]&amp;&quot;_&quot;&amp;[.S314]&amp;&quot;_&quot;&amp;[.O314]&amp;&quot;_&quot;&amp;[.U314]&amp;&quot;_&quot;&amp;[.W314]&amp;&quot;_regCols2&quot;" office:value-type="string" office:string-value="xgboost_1000_6_0_0.999999_0.05_0.8_90_1_1_regCols2" calcext:value-type="string">
            <text:p>xgboost_1000_6_0_0.999999_0.05_0.8_90_1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315]&amp;&quot;_&quot;&amp;[.G315]&amp;&quot;_&quot;&amp;[.I315]&amp;&quot;_&quot;&amp;[.K315]&amp;&quot;_&quot;&amp;[.M315]&amp;&quot;_&quot;&amp;[.Q315]&amp;&quot;_&quot;&amp;[.S315]&amp;&quot;_&quot;&amp;[.O315]&amp;&quot;_&quot;&amp;[.U315]&amp;&quot;_&quot;&amp;[.W315]&amp;&quot;_regCols2&quot;" office:value-type="string" office:string-value="xgboost_1000_6_0_0.999999_0.05_0.8_90_5_1_regCols2" calcext:value-type="string">
            <text:p>xgboost_1000_6_0_0.999999_0.05_0.8_90_5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316]&amp;&quot;_&quot;&amp;[.G316]&amp;&quot;_&quot;&amp;[.I316]&amp;&quot;_&quot;&amp;[.K316]&amp;&quot;_&quot;&amp;[.M316]&amp;&quot;_&quot;&amp;[.Q316]&amp;&quot;_&quot;&amp;[.S316]&amp;&quot;_&quot;&amp;[.O316]&amp;&quot;_&quot;&amp;[.U316]&amp;&quot;_&quot;&amp;[.W316]&amp;&quot;_regCols2&quot;" office:value-type="string" office:string-value="xgboost_1000_6_0_0.999999_0.05_0.8_90_25_1_regCols2" calcext:value-type="string">
            <text:p>xgboost_1000_6_0_0.999999_0.05_0.8_90_25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317]&amp;&quot;_&quot;&amp;[.G317]&amp;&quot;_&quot;&amp;[.I317]&amp;&quot;_&quot;&amp;[.K317]&amp;&quot;_&quot;&amp;[.M317]&amp;&quot;_&quot;&amp;[.Q317]&amp;&quot;_&quot;&amp;[.S317]&amp;&quot;_&quot;&amp;[.O317]&amp;&quot;_&quot;&amp;[.U317]&amp;&quot;_&quot;&amp;[.W317]&amp;&quot;_regCols2&quot;" office:value-type="string" office:string-value="xgboost_1000_6_0_0.999999_0.05_0.8_90_200_1_regCols2" calcext:value-type="string">
            <text:p>xgboost_1000_6_0_0.999999_0.05_0.8_90_200_1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318]&amp;&quot;_&quot;&amp;[.G318]&amp;&quot;_&quot;&amp;[.I318]&amp;&quot;_&quot;&amp;[.K318]&amp;&quot;_&quot;&amp;[.M318]&amp;&quot;_&quot;&amp;[.Q318]&amp;&quot;_&quot;&amp;[.S318]&amp;&quot;_&quot;&amp;[.O318]&amp;&quot;_&quot;&amp;[.U318]&amp;&quot;_&quot;&amp;[.W318]&amp;&quot;_regCols2&quot;" office:value-type="string" office:string-value="xgboost_1000_6_0_0.999999_0.05_0.8_90_0_5_regCols2" calcext:value-type="string">
            <text:p>xgboost_1000_6_0_0.999999_0.05_0.8_90_0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319]&amp;&quot;_&quot;&amp;[.G319]&amp;&quot;_&quot;&amp;[.I319]&amp;&quot;_&quot;&amp;[.K319]&amp;&quot;_&quot;&amp;[.M319]&amp;&quot;_&quot;&amp;[.Q319]&amp;&quot;_&quot;&amp;[.S319]&amp;&quot;_&quot;&amp;[.O319]&amp;&quot;_&quot;&amp;[.U319]&amp;&quot;_&quot;&amp;[.W319]&amp;&quot;_regCols2&quot;" office:value-type="string" office:string-value="xgboost_1000_6_0_0.999999_0.05_0.8_90_1_5_regCols2" calcext:value-type="string">
            <text:p>xgboost_1000_6_0_0.999999_0.05_0.8_90_1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320]&amp;&quot;_&quot;&amp;[.G320]&amp;&quot;_&quot;&amp;[.I320]&amp;&quot;_&quot;&amp;[.K320]&amp;&quot;_&quot;&amp;[.M320]&amp;&quot;_&quot;&amp;[.Q320]&amp;&quot;_&quot;&amp;[.S320]&amp;&quot;_&quot;&amp;[.O320]&amp;&quot;_&quot;&amp;[.U320]&amp;&quot;_&quot;&amp;[.W320]&amp;&quot;_regCols2&quot;" office:value-type="string" office:string-value="xgboost_1000_6_0_0.999999_0.05_0.8_90_5_5_regCols2" calcext:value-type="string">
            <text:p>xgboost_1000_6_0_0.999999_0.05_0.8_90_5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321]&amp;&quot;_&quot;&amp;[.G321]&amp;&quot;_&quot;&amp;[.I321]&amp;&quot;_&quot;&amp;[.K321]&amp;&quot;_&quot;&amp;[.M321]&amp;&quot;_&quot;&amp;[.Q321]&amp;&quot;_&quot;&amp;[.S321]&amp;&quot;_&quot;&amp;[.O321]&amp;&quot;_&quot;&amp;[.U321]&amp;&quot;_&quot;&amp;[.W321]&amp;&quot;_regCols2&quot;" office:value-type="string" office:string-value="xgboost_1000_6_0_0.999999_0.05_0.8_90_25_5_regCols2" calcext:value-type="string">
            <text:p>xgboost_1000_6_0_0.999999_0.05_0.8_90_25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322]&amp;&quot;_&quot;&amp;[.G322]&amp;&quot;_&quot;&amp;[.I322]&amp;&quot;_&quot;&amp;[.K322]&amp;&quot;_&quot;&amp;[.M322]&amp;&quot;_&quot;&amp;[.Q322]&amp;&quot;_&quot;&amp;[.S322]&amp;&quot;_&quot;&amp;[.O322]&amp;&quot;_&quot;&amp;[.U322]&amp;&quot;_&quot;&amp;[.W322]&amp;&quot;_regCols2&quot;" office:value-type="string" office:string-value="xgboost_1000_6_0_0.999999_0.05_0.8_90_200_5_regCols2" calcext:value-type="string">
            <text:p>xgboost_1000_6_0_0.999999_0.05_0.8_90_200_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323]&amp;&quot;_&quot;&amp;[.G323]&amp;&quot;_&quot;&amp;[.I323]&amp;&quot;_&quot;&amp;[.K323]&amp;&quot;_&quot;&amp;[.M323]&amp;&quot;_&quot;&amp;[.Q323]&amp;&quot;_&quot;&amp;[.S323]&amp;&quot;_&quot;&amp;[.O323]&amp;&quot;_&quot;&amp;[.U323]&amp;&quot;_&quot;&amp;[.W323]&amp;&quot;_regCols2&quot;" office:value-type="string" office:string-value="xgboost_1000_6_0_0.999999_0.05_0.8_90_0_25_regCols2" calcext:value-type="string">
            <text:p>xgboost_1000_6_0_0.999999_0.05_0.8_90_0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24]&amp;&quot;_&quot;&amp;[.G324]&amp;&quot;_&quot;&amp;[.I324]&amp;&quot;_&quot;&amp;[.K324]&amp;&quot;_&quot;&amp;[.M324]&amp;&quot;_&quot;&amp;[.Q324]&amp;&quot;_&quot;&amp;[.S324]&amp;&quot;_&quot;&amp;[.O324]&amp;&quot;_&quot;&amp;[.U324]&amp;&quot;_&quot;&amp;[.W324]&amp;&quot;_regCols2&quot;" office:value-type="string" office:string-value="xgboost_1000_6_0_0.999999_0.05_0.8_90_1_25_regCols2" calcext:value-type="string">
            <text:p>xgboost_1000_6_0_0.999999_0.05_0.8_90_1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25]&amp;&quot;_&quot;&amp;[.G325]&amp;&quot;_&quot;&amp;[.I325]&amp;&quot;_&quot;&amp;[.K325]&amp;&quot;_&quot;&amp;[.M325]&amp;&quot;_&quot;&amp;[.Q325]&amp;&quot;_&quot;&amp;[.S325]&amp;&quot;_&quot;&amp;[.O325]&amp;&quot;_&quot;&amp;[.U325]&amp;&quot;_&quot;&amp;[.W325]&amp;&quot;_regCols2&quot;" office:value-type="string" office:string-value="xgboost_1000_6_0_0.999999_0.05_0.8_90_5_25_regCols2" calcext:value-type="string">
            <text:p>xgboost_1000_6_0_0.999999_0.05_0.8_90_5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26]&amp;&quot;_&quot;&amp;[.G326]&amp;&quot;_&quot;&amp;[.I326]&amp;&quot;_&quot;&amp;[.K326]&amp;&quot;_&quot;&amp;[.M326]&amp;&quot;_&quot;&amp;[.Q326]&amp;&quot;_&quot;&amp;[.S326]&amp;&quot;_&quot;&amp;[.O326]&amp;&quot;_&quot;&amp;[.U326]&amp;&quot;_&quot;&amp;[.W326]&amp;&quot;_regCols2&quot;" office:value-type="string" office:string-value="xgboost_1000_6_0_0.999999_0.05_0.8_90_25_25_regCols2" calcext:value-type="string">
            <text:p>xgboost_1000_6_0_0.999999_0.05_0.8_90_25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27]&amp;&quot;_&quot;&amp;[.G327]&amp;&quot;_&quot;&amp;[.I327]&amp;&quot;_&quot;&amp;[.K327]&amp;&quot;_&quot;&amp;[.M327]&amp;&quot;_&quot;&amp;[.Q327]&amp;&quot;_&quot;&amp;[.S327]&amp;&quot;_&quot;&amp;[.O327]&amp;&quot;_&quot;&amp;[.U327]&amp;&quot;_&quot;&amp;[.W327]&amp;&quot;_regCols2&quot;" office:value-type="string" office:string-value="xgboost_1000_6_0_0.999999_0.05_0.8_90_200_25_regCols2" calcext:value-type="string">
            <text:p>xgboost_1000_6_0_0.999999_0.05_0.8_90_200_25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328]&amp;&quot;_&quot;&amp;[.G328]&amp;&quot;_&quot;&amp;[.I328]&amp;&quot;_&quot;&amp;[.K328]&amp;&quot;_&quot;&amp;[.M328]&amp;&quot;_&quot;&amp;[.Q328]&amp;&quot;_&quot;&amp;[.S328]&amp;&quot;_&quot;&amp;[.O328]&amp;&quot;_&quot;&amp;[.U328]&amp;&quot;_&quot;&amp;[.W328]&amp;&quot;_regCols2&quot;" office:value-type="string" office:string-value="xgboost_1000_6_0_0.999999_0.05_0.8_90_0_200_regCols2" calcext:value-type="string">
            <text:p>xgboost_1000_6_0_0.999999_0.05_0.8_90_0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29]&amp;&quot;_&quot;&amp;[.G329]&amp;&quot;_&quot;&amp;[.I329]&amp;&quot;_&quot;&amp;[.K329]&amp;&quot;_&quot;&amp;[.M329]&amp;&quot;_&quot;&amp;[.Q329]&amp;&quot;_&quot;&amp;[.S329]&amp;&quot;_&quot;&amp;[.O329]&amp;&quot;_&quot;&amp;[.U329]&amp;&quot;_&quot;&amp;[.W329]&amp;&quot;_regCols2&quot;" office:value-type="string" office:string-value="xgboost_1000_6_0_0.999999_0.05_0.8_90_1_200_regCols2" calcext:value-type="string">
            <text:p>xgboost_1000_6_0_0.999999_0.05_0.8_90_1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30]&amp;&quot;_&quot;&amp;[.G330]&amp;&quot;_&quot;&amp;[.I330]&amp;&quot;_&quot;&amp;[.K330]&amp;&quot;_&quot;&amp;[.M330]&amp;&quot;_&quot;&amp;[.Q330]&amp;&quot;_&quot;&amp;[.S330]&amp;&quot;_&quot;&amp;[.O330]&amp;&quot;_&quot;&amp;[.U330]&amp;&quot;_&quot;&amp;[.W330]&amp;&quot;_regCols2&quot;" office:value-type="string" office:string-value="xgboost_1000_6_0_0.999999_0.05_0.8_90_5_200_regCols2" calcext:value-type="string">
            <text:p>xgboost_1000_6_0_0.999999_0.05_0.8_90_5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31]&amp;&quot;_&quot;&amp;[.G331]&amp;&quot;_&quot;&amp;[.I331]&amp;&quot;_&quot;&amp;[.K331]&amp;&quot;_&quot;&amp;[.M331]&amp;&quot;_&quot;&amp;[.Q331]&amp;&quot;_&quot;&amp;[.S331]&amp;&quot;_&quot;&amp;[.O331]&amp;&quot;_&quot;&amp;[.U331]&amp;&quot;_&quot;&amp;[.W331]&amp;&quot;_regCols2&quot;" office:value-type="string" office:string-value="xgboost_1000_6_0_0.999999_0.05_0.8_90_25_200_regCols2" calcext:value-type="string">
            <text:p>xgboost_1000_6_0_0.999999_0.05_0.8_90_25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32]&amp;&quot;_&quot;&amp;[.G332]&amp;&quot;_&quot;&amp;[.I332]&amp;&quot;_&quot;&amp;[.K332]&amp;&quot;_&quot;&amp;[.M332]&amp;&quot;_&quot;&amp;[.Q332]&amp;&quot;_&quot;&amp;[.S332]&amp;&quot;_&quot;&amp;[.O332]&amp;&quot;_&quot;&amp;[.U332]&amp;&quot;_&quot;&amp;[.W332]&amp;&quot;_regCols2&quot;" office:value-type="string" office:string-value="xgboost_1000_6_0_0.999999_0.05_0.8_90_200_200_regCols2" calcext:value-type="string">
            <text:p>xgboost_1000_6_0_0.999999_0.05_0.8_90_200_20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333]&amp;&quot;_&quot;&amp;[.G333]&amp;&quot;_&quot;&amp;[.I333]&amp;&quot;_&quot;&amp;[.K333]&amp;&quot;_&quot;&amp;[.M333]&amp;&quot;_&quot;&amp;[.Q333]&amp;&quot;_&quot;&amp;[.S333]&amp;&quot;_&quot;&amp;[.O333]&amp;&quot;_&quot;&amp;[.U333]&amp;&quot;_&quot;&amp;[.W333]&amp;&quot;_regCols2&quot;" office:value-type="string" office:string-value="xgboost_1000_3_0_0.999999_0.15_0.8_90_0_0_regCols2" calcext:value-type="string">
            <text:p>xgboost_1000_3_0_0.999999_0.1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4]&amp;&quot;_&quot;&amp;[.G334]&amp;&quot;_&quot;&amp;[.I334]&amp;&quot;_&quot;&amp;[.K334]&amp;&quot;_&quot;&amp;[.M334]&amp;&quot;_&quot;&amp;[.Q334]&amp;&quot;_&quot;&amp;[.S334]&amp;&quot;_&quot;&amp;[.O334]&amp;&quot;_&quot;&amp;[.U334]&amp;&quot;_&quot;&amp;[.W334]&amp;&quot;_regCols2&quot;" office:value-type="string" office:string-value="xgboost_1000_6_0_0.999999_0.15_0.8_90_0_0_regCols2" calcext:value-type="string">
            <text:p>xgboost_1000_6_0_0.999999_0.1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5]&amp;&quot;_&quot;&amp;[.G335]&amp;&quot;_&quot;&amp;[.I335]&amp;&quot;_&quot;&amp;[.K335]&amp;&quot;_&quot;&amp;[.M335]&amp;&quot;_&quot;&amp;[.Q335]&amp;&quot;_&quot;&amp;[.S335]&amp;&quot;_&quot;&amp;[.O335]&amp;&quot;_&quot;&amp;[.U335]&amp;&quot;_&quot;&amp;[.W335]&amp;&quot;_regCols2&quot;" office:value-type="string" office:string-value="xgboost_1000_9_0_0.999999_0.15_0.8_90_0_0_regCols2" calcext:value-type="string">
            <text:p>xgboost_1000_9_0_0.999999_0.1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6]&amp;&quot;_&quot;&amp;[.G336]&amp;&quot;_&quot;&amp;[.I336]&amp;&quot;_&quot;&amp;[.K336]&amp;&quot;_&quot;&amp;[.M336]&amp;&quot;_&quot;&amp;[.Q336]&amp;&quot;_&quot;&amp;[.S336]&amp;&quot;_&quot;&amp;[.O336]&amp;&quot;_&quot;&amp;[.U336]&amp;&quot;_&quot;&amp;[.W336]&amp;&quot;_regCols2&quot;" office:value-type="string" office:string-value="xgboost_1000_12_0_0.999999_0.15_0.8_90_0_0_regCols2" calcext:value-type="string">
            <text:p>xgboost_1000_12_0_0.999999_0.1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7]&amp;&quot;_&quot;&amp;[.G337]&amp;&quot;_&quot;&amp;[.I337]&amp;&quot;_&quot;&amp;[.K337]&amp;&quot;_&quot;&amp;[.M337]&amp;&quot;_&quot;&amp;[.Q337]&amp;&quot;_&quot;&amp;[.S337]&amp;&quot;_&quot;&amp;[.O337]&amp;&quot;_&quot;&amp;[.U337]&amp;&quot;_&quot;&amp;[.W337]&amp;&quot;_regCols2&quot;" office:value-type="string" office:string-value="xgboost_1000_3_0_0.999999_0.05_0.8_90_0_0_regCols2" calcext:value-type="string">
            <text:p>xgboost_1000_3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8]&amp;&quot;_&quot;&amp;[.G338]&amp;&quot;_&quot;&amp;[.I338]&amp;&quot;_&quot;&amp;[.K338]&amp;&quot;_&quot;&amp;[.M338]&amp;&quot;_&quot;&amp;[.Q338]&amp;&quot;_&quot;&amp;[.S338]&amp;&quot;_&quot;&amp;[.O338]&amp;&quot;_&quot;&amp;[.U338]&amp;&quot;_&quot;&amp;[.W338]&amp;&quot;_regCols2&quot;" office:value-type="string" office:string-value="xgboost_1000_6_0_0.999999_0.05_0.8_90_0_0_regCols2" calcext:value-type="string">
            <text:p>xgboost_1000_6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39]&amp;&quot;_&quot;&amp;[.G339]&amp;&quot;_&quot;&amp;[.I339]&amp;&quot;_&quot;&amp;[.K339]&amp;&quot;_&quot;&amp;[.M339]&amp;&quot;_&quot;&amp;[.Q339]&amp;&quot;_&quot;&amp;[.S339]&amp;&quot;_&quot;&amp;[.O339]&amp;&quot;_&quot;&amp;[.U339]&amp;&quot;_&quot;&amp;[.W339]&amp;&quot;_regCols2&quot;" office:value-type="string" office:string-value="xgboost_1000_9_0_0.999999_0.05_0.8_90_0_0_regCols2" calcext:value-type="string">
            <text:p>xgboost_1000_9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0]&amp;&quot;_&quot;&amp;[.G340]&amp;&quot;_&quot;&amp;[.I340]&amp;&quot;_&quot;&amp;[.K340]&amp;&quot;_&quot;&amp;[.M340]&amp;&quot;_&quot;&amp;[.Q340]&amp;&quot;_&quot;&amp;[.S340]&amp;&quot;_&quot;&amp;[.O340]&amp;&quot;_&quot;&amp;[.U340]&amp;&quot;_&quot;&amp;[.W340]&amp;&quot;_regCols2&quot;" office:value-type="string" office:string-value="xgboost_1000_12_0_0.999999_0.05_0.8_90_0_0_regCols2" calcext:value-type="string">
            <text:p>xgboost_1000_12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1]&amp;&quot;_&quot;&amp;[.G341]&amp;&quot;_&quot;&amp;[.I341]&amp;&quot;_&quot;&amp;[.K341]&amp;&quot;_&quot;&amp;[.M341]&amp;&quot;_&quot;&amp;[.Q341]&amp;&quot;_&quot;&amp;[.S341]&amp;&quot;_&quot;&amp;[.O341]&amp;&quot;_&quot;&amp;[.U341]&amp;&quot;_&quot;&amp;[.W341]&amp;&quot;_regCols2&quot;" office:value-type="string" office:string-value="xgboost_1000_3_0_0.999999_0.1_0.8_90_0_0_regCols2" calcext:value-type="string">
            <text:p>xgboost_1000_3_0_0.999999_0.1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2]&amp;&quot;_&quot;&amp;[.G342]&amp;&quot;_&quot;&amp;[.I342]&amp;&quot;_&quot;&amp;[.K342]&amp;&quot;_&quot;&amp;[.M342]&amp;&quot;_&quot;&amp;[.Q342]&amp;&quot;_&quot;&amp;[.S342]&amp;&quot;_&quot;&amp;[.O342]&amp;&quot;_&quot;&amp;[.U342]&amp;&quot;_&quot;&amp;[.W342]&amp;&quot;_regCols2&quot;" office:value-type="string" office:string-value="xgboost_1000_6_0_0.999999_0.1_0.8_90_0_0_regCols2" calcext:value-type="string">
            <text:p>xgboost_1000_6_0_0.999999_0.1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3]&amp;&quot;_&quot;&amp;[.G343]&amp;&quot;_&quot;&amp;[.I343]&amp;&quot;_&quot;&amp;[.K343]&amp;&quot;_&quot;&amp;[.M343]&amp;&quot;_&quot;&amp;[.Q343]&amp;&quot;_&quot;&amp;[.S343]&amp;&quot;_&quot;&amp;[.O343]&amp;&quot;_&quot;&amp;[.U343]&amp;&quot;_&quot;&amp;[.W343]&amp;&quot;_regCols2&quot;" office:value-type="string" office:string-value="xgboost_1000_9_0_0.999999_0.1_0.8_90_0_0_regCols2" calcext:value-type="string">
            <text:p>xgboost_1000_9_0_0.999999_0.1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4]&amp;&quot;_&quot;&amp;[.G344]&amp;&quot;_&quot;&amp;[.I344]&amp;&quot;_&quot;&amp;[.K344]&amp;&quot;_&quot;&amp;[.M344]&amp;&quot;_&quot;&amp;[.Q344]&amp;&quot;_&quot;&amp;[.S344]&amp;&quot;_&quot;&amp;[.O344]&amp;&quot;_&quot;&amp;[.U344]&amp;&quot;_&quot;&amp;[.W344]&amp;&quot;_regCols2&quot;" office:value-type="string" office:string-value="xgboost_1000_12_0_0.999999_0.1_0.8_90_0_0_regCols2" calcext:value-type="string">
            <text:p>xgboost_1000_12_0_0.999999_0.1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5]&amp;&quot;_&quot;&amp;[.G345]&amp;&quot;_&quot;&amp;[.I345]&amp;&quot;_&quot;&amp;[.K345]&amp;&quot;_&quot;&amp;[.M345]&amp;&quot;_&quot;&amp;[.Q345]&amp;&quot;_&quot;&amp;[.S345]&amp;&quot;_&quot;&amp;[.O345]&amp;&quot;_&quot;&amp;[.U345]&amp;&quot;_&quot;&amp;[.W345]&amp;&quot;_regCols2&quot;" office:value-type="string" office:string-value="xgboost_1000_3_0_0.999999_0.15_0.6_90_0_0_regCols2" calcext:value-type="string">
            <text:p>xgboost_1000_3_0_0.999999_0.1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6]&amp;&quot;_&quot;&amp;[.G346]&amp;&quot;_&quot;&amp;[.I346]&amp;&quot;_&quot;&amp;[.K346]&amp;&quot;_&quot;&amp;[.M346]&amp;&quot;_&quot;&amp;[.Q346]&amp;&quot;_&quot;&amp;[.S346]&amp;&quot;_&quot;&amp;[.O346]&amp;&quot;_&quot;&amp;[.U346]&amp;&quot;_&quot;&amp;[.W346]&amp;&quot;_regCols2&quot;" office:value-type="string" office:string-value="xgboost_1000_6_0_0.999999_0.15_0.6_90_0_0_regCols2" calcext:value-type="string">
            <text:p>xgboost_1000_6_0_0.999999_0.1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7]&amp;&quot;_&quot;&amp;[.G347]&amp;&quot;_&quot;&amp;[.I347]&amp;&quot;_&quot;&amp;[.K347]&amp;&quot;_&quot;&amp;[.M347]&amp;&quot;_&quot;&amp;[.Q347]&amp;&quot;_&quot;&amp;[.S347]&amp;&quot;_&quot;&amp;[.O347]&amp;&quot;_&quot;&amp;[.U347]&amp;&quot;_&quot;&amp;[.W347]&amp;&quot;_regCols2&quot;" office:value-type="string" office:string-value="xgboost_1000_9_0_0.999999_0.15_0.6_90_0_0_regCols2" calcext:value-type="string">
            <text:p>xgboost_1000_9_0_0.999999_0.1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8]&amp;&quot;_&quot;&amp;[.G348]&amp;&quot;_&quot;&amp;[.I348]&amp;&quot;_&quot;&amp;[.K348]&amp;&quot;_&quot;&amp;[.M348]&amp;&quot;_&quot;&amp;[.Q348]&amp;&quot;_&quot;&amp;[.S348]&amp;&quot;_&quot;&amp;[.O348]&amp;&quot;_&quot;&amp;[.U348]&amp;&quot;_&quot;&amp;[.W348]&amp;&quot;_regCols2&quot;" office:value-type="string" office:string-value="xgboost_1000_12_0_0.999999_0.15_0.6_90_0_0_regCols2" calcext:value-type="string">
            <text:p>xgboost_1000_12_0_0.999999_0.1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49]&amp;&quot;_&quot;&amp;[.G349]&amp;&quot;_&quot;&amp;[.I349]&amp;&quot;_&quot;&amp;[.K349]&amp;&quot;_&quot;&amp;[.M349]&amp;&quot;_&quot;&amp;[.Q349]&amp;&quot;_&quot;&amp;[.S349]&amp;&quot;_&quot;&amp;[.O349]&amp;&quot;_&quot;&amp;[.U349]&amp;&quot;_&quot;&amp;[.W349]&amp;&quot;_regCols2&quot;" office:value-type="string" office:string-value="xgboost_1000_3_0_0.999999_0.05_0.6_90_0_0_regCols2" calcext:value-type="string">
            <text:p>xgboost_1000_3_0_0.999999_0.0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0]&amp;&quot;_&quot;&amp;[.G350]&amp;&quot;_&quot;&amp;[.I350]&amp;&quot;_&quot;&amp;[.K350]&amp;&quot;_&quot;&amp;[.M350]&amp;&quot;_&quot;&amp;[.Q350]&amp;&quot;_&quot;&amp;[.S350]&amp;&quot;_&quot;&amp;[.O350]&amp;&quot;_&quot;&amp;[.U350]&amp;&quot;_&quot;&amp;[.W350]&amp;&quot;_regCols2&quot;" office:value-type="string" office:string-value="xgboost_1000_6_0_0.999999_0.05_0.6_90_0_0_regCols2" calcext:value-type="string">
            <text:p>xgboost_1000_6_0_0.999999_0.0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1]&amp;&quot;_&quot;&amp;[.G351]&amp;&quot;_&quot;&amp;[.I351]&amp;&quot;_&quot;&amp;[.K351]&amp;&quot;_&quot;&amp;[.M351]&amp;&quot;_&quot;&amp;[.Q351]&amp;&quot;_&quot;&amp;[.S351]&amp;&quot;_&quot;&amp;[.O351]&amp;&quot;_&quot;&amp;[.U351]&amp;&quot;_&quot;&amp;[.W351]&amp;&quot;_regCols2&quot;" office:value-type="string" office:string-value="xgboost_1000_9_0_0.999999_0.05_0.6_90_0_0_regCols2" calcext:value-type="string">
            <text:p>xgboost_1000_9_0_0.999999_0.0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2]&amp;&quot;_&quot;&amp;[.G352]&amp;&quot;_&quot;&amp;[.I352]&amp;&quot;_&quot;&amp;[.K352]&amp;&quot;_&quot;&amp;[.M352]&amp;&quot;_&quot;&amp;[.Q352]&amp;&quot;_&quot;&amp;[.S352]&amp;&quot;_&quot;&amp;[.O352]&amp;&quot;_&quot;&amp;[.U352]&amp;&quot;_&quot;&amp;[.W352]&amp;&quot;_regCols2&quot;" office:value-type="string" office:string-value="xgboost_1000_12_0_0.999999_0.05_0.6_90_0_0_regCols2" calcext:value-type="string">
            <text:p>xgboost_1000_12_0_0.999999_0.05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3]&amp;&quot;_&quot;&amp;[.G353]&amp;&quot;_&quot;&amp;[.I353]&amp;&quot;_&quot;&amp;[.K353]&amp;&quot;_&quot;&amp;[.M353]&amp;&quot;_&quot;&amp;[.Q353]&amp;&quot;_&quot;&amp;[.S353]&amp;&quot;_&quot;&amp;[.O353]&amp;&quot;_&quot;&amp;[.U353]&amp;&quot;_&quot;&amp;[.W353]&amp;&quot;_regCols2&quot;" office:value-type="string" office:string-value="xgboost_1000_3_0_0.999999_0.1_0.6_90_0_0_regCols2" calcext:value-type="string">
            <text:p>xgboost_1000_3_0_0.999999_0.1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4]&amp;&quot;_&quot;&amp;[.G354]&amp;&quot;_&quot;&amp;[.I354]&amp;&quot;_&quot;&amp;[.K354]&amp;&quot;_&quot;&amp;[.M354]&amp;&quot;_&quot;&amp;[.Q354]&amp;&quot;_&quot;&amp;[.S354]&amp;&quot;_&quot;&amp;[.O354]&amp;&quot;_&quot;&amp;[.U354]&amp;&quot;_&quot;&amp;[.W354]&amp;&quot;_regCols2&quot;" office:value-type="string" office:string-value="xgboost_1000_6_0_0.999999_0.1_0.6_90_0_0_regCols2" calcext:value-type="string">
            <text:p>xgboost_1000_6_0_0.999999_0.1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5]&amp;&quot;_&quot;&amp;[.G355]&amp;&quot;_&quot;&amp;[.I355]&amp;&quot;_&quot;&amp;[.K355]&amp;&quot;_&quot;&amp;[.M355]&amp;&quot;_&quot;&amp;[.Q355]&amp;&quot;_&quot;&amp;[.S355]&amp;&quot;_&quot;&amp;[.O355]&amp;&quot;_&quot;&amp;[.U355]&amp;&quot;_&quot;&amp;[.W355]&amp;&quot;_regCols2&quot;" office:value-type="string" office:string-value="xgboost_1000_9_0_0.999999_0.1_0.6_90_0_0_regCols2" calcext:value-type="string">
            <text:p>xgboost_1000_9_0_0.999999_0.1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6]&amp;&quot;_&quot;&amp;[.G356]&amp;&quot;_&quot;&amp;[.I356]&amp;&quot;_&quot;&amp;[.K356]&amp;&quot;_&quot;&amp;[.M356]&amp;&quot;_&quot;&amp;[.Q356]&amp;&quot;_&quot;&amp;[.S356]&amp;&quot;_&quot;&amp;[.O356]&amp;&quot;_&quot;&amp;[.U356]&amp;&quot;_&quot;&amp;[.W356]&amp;&quot;_regCols2&quot;" office:value-type="string" office:string-value="xgboost_1000_12_0_0.999999_0.1_0.6_90_0_0_regCols2" calcext:value-type="string">
            <text:p>xgboost_1000_12_0_0.999999_0.1_0.6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7]&amp;&quot;_&quot;&amp;[.G357]&amp;&quot;_&quot;&amp;[.I357]&amp;&quot;_&quot;&amp;[.K357]&amp;&quot;_&quot;&amp;[.M357]&amp;&quot;_&quot;&amp;[.Q357]&amp;&quot;_&quot;&amp;[.S357]&amp;&quot;_&quot;&amp;[.O357]&amp;&quot;_&quot;&amp;[.U357]&amp;&quot;_&quot;&amp;[.W357]&amp;&quot;_regCols2&quot;" office:value-type="string" office:string-value="xgboost_1000_6_0_0.999999_0.05_0.8_90_0_0_regCols2" calcext:value-type="string">
            <text:p>xgboost_1000_6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8]&amp;&quot;_&quot;&amp;[.G358]&amp;&quot;_&quot;&amp;[.I358]&amp;&quot;_&quot;&amp;[.K358]&amp;&quot;_&quot;&amp;[.M358]&amp;&quot;_&quot;&amp;[.Q358]&amp;&quot;_&quot;&amp;[.S358]&amp;&quot;_&quot;&amp;[.O358]&amp;&quot;_&quot;&amp;[.U358]&amp;&quot;_&quot;&amp;[.W358]&amp;&quot;_regCols2&quot;" office:value-type="string" office:string-value="xgboost_1000_6_0_0.9_0.05_0.8_90_0_0_regCols2" calcext:value-type="string">
            <text:p>xgboost_1000_6_0_0.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59]&amp;&quot;_&quot;&amp;[.G359]&amp;&quot;_&quot;&amp;[.I359]&amp;&quot;_&quot;&amp;[.K359]&amp;&quot;_&quot;&amp;[.M359]&amp;&quot;_&quot;&amp;[.Q359]&amp;&quot;_&quot;&amp;[.S359]&amp;&quot;_&quot;&amp;[.O359]&amp;&quot;_&quot;&amp;[.U359]&amp;&quot;_&quot;&amp;[.W359]&amp;&quot;_regCols2&quot;" office:value-type="string" office:string-value="xgboost_1000_6_0_0.8_0.05_0.8_90_0_0_regCols2" calcext:value-type="string">
            <text:p>xgboost_1000_6_0_0.8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0]&amp;&quot;_&quot;&amp;[.G360]&amp;&quot;_&quot;&amp;[.I360]&amp;&quot;_&quot;&amp;[.K360]&amp;&quot;_&quot;&amp;[.M360]&amp;&quot;_&quot;&amp;[.Q360]&amp;&quot;_&quot;&amp;[.S360]&amp;&quot;_&quot;&amp;[.O360]&amp;&quot;_&quot;&amp;[.U360]&amp;&quot;_&quot;&amp;[.W360]&amp;&quot;_regCols2&quot;" office:value-type="string" office:string-value="xgboost_1000_6_0_0.7_0.05_0.8_90_0_0_regCols2" calcext:value-type="string">
            <text:p>xgboost_1000_6_0_0.7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1]&amp;&quot;_&quot;&amp;[.G361]&amp;&quot;_&quot;&amp;[.I361]&amp;&quot;_&quot;&amp;[.K361]&amp;&quot;_&quot;&amp;[.M361]&amp;&quot;_&quot;&amp;[.Q361]&amp;&quot;_&quot;&amp;[.S361]&amp;&quot;_&quot;&amp;[.O361]&amp;&quot;_&quot;&amp;[.U361]&amp;&quot;_&quot;&amp;[.W361]&amp;&quot;_regCols2&quot;" office:value-type="string" office:string-value="xgboost_1000_6_0_0.6_0.05_0.8_90_0_0_regCols2" calcext:value-type="string">
            <text:p>xgboost_1000_6_0_0.6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2]&amp;&quot;_&quot;&amp;[.G362]&amp;&quot;_&quot;&amp;[.I362]&amp;&quot;_&quot;&amp;[.K362]&amp;&quot;_&quot;&amp;[.M362]&amp;&quot;_&quot;&amp;[.Q362]&amp;&quot;_&quot;&amp;[.S362]&amp;&quot;_&quot;&amp;[.O362]&amp;&quot;_&quot;&amp;[.U362]&amp;&quot;_&quot;&amp;[.W362]&amp;&quot;_regCols2&quot;" office:value-type="string" office:string-value="xgboost_1000_6_0_0.5_0.05_0.8_90_0_0_regCols2" calcext:value-type="string">
            <text:p>xgboost_1000_6_0_0.5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3]&amp;&quot;_&quot;&amp;[.G363]&amp;&quot;_&quot;&amp;[.I363]&amp;&quot;_&quot;&amp;[.K363]&amp;&quot;_&quot;&amp;[.M363]&amp;&quot;_&quot;&amp;[.Q363]&amp;&quot;_&quot;&amp;[.S363]&amp;&quot;_&quot;&amp;[.O363]&amp;&quot;_&quot;&amp;[.U363]&amp;&quot;_&quot;&amp;[.W363]&amp;&quot;_regCols2&quot;" office:value-type="string" office:string-value="xgboost_1000_6_0_0.4_0.05_0.8_90_0_0_regCols2" calcext:value-type="string">
            <text:p>xgboost_1000_6_0_0.4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4]&amp;&quot;_&quot;&amp;[.G364]&amp;&quot;_&quot;&amp;[.I364]&amp;&quot;_&quot;&amp;[.K364]&amp;&quot;_&quot;&amp;[.M364]&amp;&quot;_&quot;&amp;[.Q364]&amp;&quot;_&quot;&amp;[.S364]&amp;&quot;_&quot;&amp;[.O364]&amp;&quot;_&quot;&amp;[.U364]&amp;&quot;_&quot;&amp;[.W364]&amp;&quot;_regCols2&quot;" office:value-type="string" office:string-value="xgboost_1000_6_0_0.999999_0.05_0.8_95_0_0_regCols2" calcext:value-type="string">
            <text:p>xgboost_1000_6_0_0.999999_0.05_0.8_9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5]&amp;&quot;_&quot;&amp;[.G365]&amp;&quot;_&quot;&amp;[.I365]&amp;&quot;_&quot;&amp;[.K365]&amp;&quot;_&quot;&amp;[.M365]&amp;&quot;_&quot;&amp;[.Q365]&amp;&quot;_&quot;&amp;[.S365]&amp;&quot;_&quot;&amp;[.O365]&amp;&quot;_&quot;&amp;[.U365]&amp;&quot;_&quot;&amp;[.W365]&amp;&quot;_regCols2&quot;" office:value-type="string" office:string-value="xgboost_1000_6_0_0.999999_0.05_0.8_90_0_0_regCols2" calcext:value-type="string">
            <text:p>xgboost_1000_6_0_0.999999_0.05_0.8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6]&amp;&quot;_&quot;&amp;[.G366]&amp;&quot;_&quot;&amp;[.I366]&amp;&quot;_&quot;&amp;[.K366]&amp;&quot;_&quot;&amp;[.M366]&amp;&quot;_&quot;&amp;[.Q366]&amp;&quot;_&quot;&amp;[.S366]&amp;&quot;_&quot;&amp;[.O366]&amp;&quot;_&quot;&amp;[.U366]&amp;&quot;_&quot;&amp;[.W366]&amp;&quot;_regCols2&quot;" office:value-type="string" office:string-value="xgboost_1000_6_0_0.999999_0.05_0.8_85_0_0_regCols2" calcext:value-type="string">
            <text:p>xgboost_1000_6_0_0.999999_0.05_0.8_8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7]&amp;&quot;_&quot;&amp;[.G367]&amp;&quot;_&quot;&amp;[.I367]&amp;&quot;_&quot;&amp;[.K367]&amp;&quot;_&quot;&amp;[.M367]&amp;&quot;_&quot;&amp;[.Q367]&amp;&quot;_&quot;&amp;[.S367]&amp;&quot;_&quot;&amp;[.O367]&amp;&quot;_&quot;&amp;[.U367]&amp;&quot;_&quot;&amp;[.W367]&amp;&quot;_regCols2&quot;" office:value-type="string" office:string-value="xgboost_1000_6_0_0.999999_0.05_0.8_80_0_0_regCols2" calcext:value-type="string">
            <text:p>xgboost_1000_6_0_0.999999_0.05_0.8_8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8]&amp;&quot;_&quot;&amp;[.G368]&amp;&quot;_&quot;&amp;[.I368]&amp;&quot;_&quot;&amp;[.K368]&amp;&quot;_&quot;&amp;[.M368]&amp;&quot;_&quot;&amp;[.Q368]&amp;&quot;_&quot;&amp;[.S368]&amp;&quot;_&quot;&amp;[.O368]&amp;&quot;_&quot;&amp;[.U368]&amp;&quot;_&quot;&amp;[.W368]&amp;&quot;_regCols2&quot;" office:value-type="string" office:string-value="xgboost_1000_6_0_0.999999_0.05_0.8_75_0_0_regCols2" calcext:value-type="string">
            <text:p>xgboost_1000_6_0_0.999999_0.05_0.8_7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69]&amp;&quot;_&quot;&amp;[.G369]&amp;&quot;_&quot;&amp;[.I369]&amp;&quot;_&quot;&amp;[.K369]&amp;&quot;_&quot;&amp;[.M369]&amp;&quot;_&quot;&amp;[.Q369]&amp;&quot;_&quot;&amp;[.S369]&amp;&quot;_&quot;&amp;[.O369]&amp;&quot;_&quot;&amp;[.U369]&amp;&quot;_&quot;&amp;[.W369]&amp;&quot;_regCols2&quot;" office:value-type="string" office:string-value="xgboost_1000_6_0_0.999999_0.05_0.8_70_0_0_regCols2" calcext:value-type="string">
            <text:p>xgboost_1000_6_0_0.999999_0.05_0.8_7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0]&amp;&quot;_&quot;&amp;[.G370]&amp;&quot;_&quot;&amp;[.I370]&amp;&quot;_&quot;&amp;[.K370]&amp;&quot;_&quot;&amp;[.M370]&amp;&quot;_&quot;&amp;[.Q370]&amp;&quot;_&quot;&amp;[.S370]&amp;&quot;_&quot;&amp;[.O370]&amp;&quot;_&quot;&amp;[.U370]&amp;&quot;_&quot;&amp;[.W370]&amp;&quot;_regCols2&quot;" office:value-type="string" office:string-value="xgboost_1000_6_0_0.999999_0.05_0.8_65_0_0_regCols2" calcext:value-type="string">
            <text:p>xgboost_1000_6_0_0.999999_0.05_0.8_65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1]&amp;&quot;_&quot;&amp;[.G371]&amp;&quot;_&quot;&amp;[.I371]&amp;&quot;_&quot;&amp;[.K371]&amp;&quot;_&quot;&amp;[.M371]&amp;&quot;_&quot;&amp;[.Q371]&amp;&quot;_&quot;&amp;[.S371]&amp;&quot;_&quot;&amp;[.O371]&amp;&quot;_&quot;&amp;[.U371]&amp;&quot;_&quot;&amp;[.W371]&amp;&quot;_regCols2&quot;" office:value-type="string" office:string-value="xgboost_1000_6_0_0.999999_0.05_0.8_60_0_0_regCols2" calcext:value-type="string">
            <text:p>xgboost_1000_6_0_0.999999_0.05_0.8_6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2]&amp;&quot;_&quot;&amp;[.G372]&amp;&quot;_&quot;&amp;[.I372]&amp;&quot;_&quot;&amp;[.K372]&amp;&quot;_&quot;&amp;[.M372]&amp;&quot;_&quot;&amp;[.Q372]&amp;&quot;_&quot;&amp;[.S372]&amp;&quot;_&quot;&amp;[.O372]&amp;&quot;_&quot;&amp;[.U372]&amp;&quot;_&quot;&amp;[.W372]&amp;&quot;_regCols2&quot;" office:value-type="string" office:string-value="xgboost_1000_6_0_0.999999_0.05_0.8_50_0_0_regCols2" calcext:value-type="string">
            <text:p>xgboost_1000_6_0_0.999999_0.05_0.8_5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3]&amp;&quot;_&quot;&amp;[.G373]&amp;&quot;_&quot;&amp;[.I373]&amp;&quot;_&quot;&amp;[.K373]&amp;&quot;_&quot;&amp;[.M373]&amp;&quot;_&quot;&amp;[.Q373]&amp;&quot;_&quot;&amp;[.S373]&amp;&quot;_&quot;&amp;[.O373]&amp;&quot;_&quot;&amp;[.U373]&amp;&quot;_&quot;&amp;[.W373]&amp;&quot;_regCols2&quot;" office:value-type="string" office:string-value="xgboost_1000_6_0_0.999999_0.05_0.8_40_0_0_regCols2" calcext:value-type="string">
            <text:p>xgboost_1000_6_0_0.999999_0.05_0.8_4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4]&amp;&quot;_&quot;&amp;[.G374]&amp;&quot;_&quot;&amp;[.I374]&amp;&quot;_&quot;&amp;[.K374]&amp;&quot;_&quot;&amp;[.M374]&amp;&quot;_&quot;&amp;[.Q374]&amp;&quot;_&quot;&amp;[.S374]&amp;&quot;_&quot;&amp;[.O374]&amp;&quot;_&quot;&amp;[.U374]&amp;&quot;_&quot;&amp;[.W374]&amp;&quot;_regCols2&quot;" office:value-type="string" office:string-value="xgboost_1000_6_0_0.999999_0.05_0.8_20_0_0_regCols2" calcext:value-type="string">
            <text:p>xgboost_1000_6_0_0.999999_0.05_0.8_2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375]&amp;&quot;_&quot;&amp;[.G375]&amp;&quot;_&quot;&amp;[.I375]&amp;&quot;_&quot;&amp;[.K375]&amp;&quot;_&quot;&amp;[.M375]&amp;&quot;_&quot;&amp;[.Q375]&amp;&quot;_&quot;&amp;[.S375]&amp;&quot;_&quot;&amp;[.O375]&amp;&quot;_&quot;&amp;[.U375]&amp;&quot;_&quot;&amp;[.W375]&amp;&quot;_regCols2&quot;" office:value-type="string" office:string-value="randomforest_1000_2_10_0.999999_0_0_90_0_0_regCols2" calcext:value-type="string">
            <text:p>randomforest_1000_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6]&amp;&quot;_&quot;&amp;[.G376]&amp;&quot;_&quot;&amp;[.I376]&amp;&quot;_&quot;&amp;[.K376]&amp;&quot;_&quot;&amp;[.M376]&amp;&quot;_&quot;&amp;[.Q376]&amp;&quot;_&quot;&amp;[.S376]&amp;&quot;_&quot;&amp;[.O376]&amp;&quot;_&quot;&amp;[.U376]&amp;&quot;_&quot;&amp;[.W376]&amp;&quot;_regCols2&quot;" office:value-type="string" office:string-value="randomforest_2000_2_10_0.999999_0_0_90_0_0_regCols2" calcext:value-type="string">
            <text:p>randomforest_2000_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7]&amp;&quot;_&quot;&amp;[.G377]&amp;&quot;_&quot;&amp;[.I377]&amp;&quot;_&quot;&amp;[.K377]&amp;&quot;_&quot;&amp;[.M377]&amp;&quot;_&quot;&amp;[.Q377]&amp;&quot;_&quot;&amp;[.S377]&amp;&quot;_&quot;&amp;[.O377]&amp;&quot;_&quot;&amp;[.U377]&amp;&quot;_&quot;&amp;[.W377]&amp;&quot;_regCols2&quot;" office:value-type="string" office:string-value="randomforest_4000_2_10_0.999999_0_0_90_0_0_regCols2" calcext:value-type="string">
            <text:p>randomforest_4000_2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8]&amp;&quot;_&quot;&amp;[.G378]&amp;&quot;_&quot;&amp;[.I378]&amp;&quot;_&quot;&amp;[.K378]&amp;&quot;_&quot;&amp;[.M378]&amp;&quot;_&quot;&amp;[.Q378]&amp;&quot;_&quot;&amp;[.S378]&amp;&quot;_&quot;&amp;[.O378]&amp;&quot;_&quot;&amp;[.U378]&amp;&quot;_&quot;&amp;[.W378]&amp;&quot;_regCols2&quot;" office:value-type="string" office:string-value="randomforest_1000_2_100_0.999999_0_0_90_0_0_regCols2" calcext:value-type="string">
            <text:p>randomforest_1000_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9]&amp;&quot;_&quot;&amp;[.G379]&amp;&quot;_&quot;&amp;[.I379]&amp;&quot;_&quot;&amp;[.K379]&amp;&quot;_&quot;&amp;[.M379]&amp;&quot;_&quot;&amp;[.Q379]&amp;&quot;_&quot;&amp;[.S379]&amp;&quot;_&quot;&amp;[.O379]&amp;&quot;_&quot;&amp;[.U379]&amp;&quot;_&quot;&amp;[.W379]&amp;&quot;_regCols2&quot;" office:value-type="string" office:string-value="randomforest_2000_2_100_0.999999_0_0_90_0_0_regCols2" calcext:value-type="string">
            <text:p>randomforest_2000_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0]&amp;&quot;_&quot;&amp;[.G380]&amp;&quot;_&quot;&amp;[.I380]&amp;&quot;_&quot;&amp;[.K380]&amp;&quot;_&quot;&amp;[.M380]&amp;&quot;_&quot;&amp;[.Q380]&amp;&quot;_&quot;&amp;[.S380]&amp;&quot;_&quot;&amp;[.O380]&amp;&quot;_&quot;&amp;[.U380]&amp;&quot;_&quot;&amp;[.W380]&amp;&quot;_regCols2&quot;" office:value-type="string" office:string-value="randomforest_4000_2_100_0.999999_0_0_90_0_0_regCols2" calcext:value-type="string">
            <text:p>randomforest_4000_2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1]&amp;&quot;_&quot;&amp;[.G381]&amp;&quot;_&quot;&amp;[.I381]&amp;&quot;_&quot;&amp;[.K381]&amp;&quot;_&quot;&amp;[.M381]&amp;&quot;_&quot;&amp;[.Q381]&amp;&quot;_&quot;&amp;[.S381]&amp;&quot;_&quot;&amp;[.O381]&amp;&quot;_&quot;&amp;[.U381]&amp;&quot;_&quot;&amp;[.W381]&amp;&quot;_regCols2&quot;" office:value-type="string" office:string-value="randomforest_1000_2_500_0.999999_0_0_90_0_0_regCols2" calcext:value-type="string">
            <text:p>randomforest_1000_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2]&amp;&quot;_&quot;&amp;[.G382]&amp;&quot;_&quot;&amp;[.I382]&amp;&quot;_&quot;&amp;[.K382]&amp;&quot;_&quot;&amp;[.M382]&amp;&quot;_&quot;&amp;[.Q382]&amp;&quot;_&quot;&amp;[.S382]&amp;&quot;_&quot;&amp;[.O382]&amp;&quot;_&quot;&amp;[.U382]&amp;&quot;_&quot;&amp;[.W382]&amp;&quot;_regCols2&quot;" office:value-type="string" office:string-value="randomforest_2000_2_500_0.999999_0_0_90_0_0_regCols2" calcext:value-type="string">
            <text:p>randomforest_2000_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3]&amp;&quot;_&quot;&amp;[.G383]&amp;&quot;_&quot;&amp;[.I383]&amp;&quot;_&quot;&amp;[.K383]&amp;&quot;_&quot;&amp;[.M383]&amp;&quot;_&quot;&amp;[.Q383]&amp;&quot;_&quot;&amp;[.S383]&amp;&quot;_&quot;&amp;[.O383]&amp;&quot;_&quot;&amp;[.U383]&amp;&quot;_&quot;&amp;[.W383]&amp;&quot;_regCols2&quot;" office:value-type="string" office:string-value="randomforest_4000_2_500_0.999999_0_0_90_0_0_regCols2" calcext:value-type="string">
            <text:p>randomforest_4000_2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4]&amp;&quot;_&quot;&amp;[.G384]&amp;&quot;_&quot;&amp;[.I384]&amp;&quot;_&quot;&amp;[.K384]&amp;&quot;_&quot;&amp;[.M384]&amp;&quot;_&quot;&amp;[.Q384]&amp;&quot;_&quot;&amp;[.S384]&amp;&quot;_&quot;&amp;[.O384]&amp;&quot;_&quot;&amp;[.U384]&amp;&quot;_&quot;&amp;[.W384]&amp;&quot;_regCols2&quot;" office:value-type="string" office:string-value="randomforest_1000_4_10_0.999999_0_0_90_0_0_regCols2" calcext:value-type="string">
            <text:p>randomforest_1000_4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5]&amp;&quot;_&quot;&amp;[.G385]&amp;&quot;_&quot;&amp;[.I385]&amp;&quot;_&quot;&amp;[.K385]&amp;&quot;_&quot;&amp;[.M385]&amp;&quot;_&quot;&amp;[.Q385]&amp;&quot;_&quot;&amp;[.S385]&amp;&quot;_&quot;&amp;[.O385]&amp;&quot;_&quot;&amp;[.U385]&amp;&quot;_&quot;&amp;[.W385]&amp;&quot;_regCols2&quot;" office:value-type="string" office:string-value="randomforest_2000_4_10_0.999999_0_0_90_0_0_regCols2" calcext:value-type="string">
            <text:p>randomforest_2000_4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6]&amp;&quot;_&quot;&amp;[.G386]&amp;&quot;_&quot;&amp;[.I386]&amp;&quot;_&quot;&amp;[.K386]&amp;&quot;_&quot;&amp;[.M386]&amp;&quot;_&quot;&amp;[.Q386]&amp;&quot;_&quot;&amp;[.S386]&amp;&quot;_&quot;&amp;[.O386]&amp;&quot;_&quot;&amp;[.U386]&amp;&quot;_&quot;&amp;[.W386]&amp;&quot;_regCols2&quot;" office:value-type="string" office:string-value="randomforest_4000_4_10_0.999999_0_0_90_0_0_regCols2" calcext:value-type="string">
            <text:p>randomforest_4000_4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7]&amp;&quot;_&quot;&amp;[.G387]&amp;&quot;_&quot;&amp;[.I387]&amp;&quot;_&quot;&amp;[.K387]&amp;&quot;_&quot;&amp;[.M387]&amp;&quot;_&quot;&amp;[.Q387]&amp;&quot;_&quot;&amp;[.S387]&amp;&quot;_&quot;&amp;[.O387]&amp;&quot;_&quot;&amp;[.U387]&amp;&quot;_&quot;&amp;[.W387]&amp;&quot;_regCols2&quot;" office:value-type="string" office:string-value="randomforest_1000_4_100_0.999999_0_0_90_0_0_regCols2" calcext:value-type="string">
            <text:p>randomforest_1000_4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8]&amp;&quot;_&quot;&amp;[.G388]&amp;&quot;_&quot;&amp;[.I388]&amp;&quot;_&quot;&amp;[.K388]&amp;&quot;_&quot;&amp;[.M388]&amp;&quot;_&quot;&amp;[.Q388]&amp;&quot;_&quot;&amp;[.S388]&amp;&quot;_&quot;&amp;[.O388]&amp;&quot;_&quot;&amp;[.U388]&amp;&quot;_&quot;&amp;[.W388]&amp;&quot;_regCols2&quot;" office:value-type="string" office:string-value="randomforest_2000_4_100_0.999999_0_0_90_0_0_regCols2" calcext:value-type="string">
            <text:p>randomforest_2000_4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9]&amp;&quot;_&quot;&amp;[.G389]&amp;&quot;_&quot;&amp;[.I389]&amp;&quot;_&quot;&amp;[.K389]&amp;&quot;_&quot;&amp;[.M389]&amp;&quot;_&quot;&amp;[.Q389]&amp;&quot;_&quot;&amp;[.S389]&amp;&quot;_&quot;&amp;[.O389]&amp;&quot;_&quot;&amp;[.U389]&amp;&quot;_&quot;&amp;[.W389]&amp;&quot;_regCols2&quot;" office:value-type="string" office:string-value="randomforest_4000_4_100_0.999999_0_0_90_0_0_regCols2" calcext:value-type="string">
            <text:p>randomforest_4000_4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0]&amp;&quot;_&quot;&amp;[.G390]&amp;&quot;_&quot;&amp;[.I390]&amp;&quot;_&quot;&amp;[.K390]&amp;&quot;_&quot;&amp;[.M390]&amp;&quot;_&quot;&amp;[.Q390]&amp;&quot;_&quot;&amp;[.S390]&amp;&quot;_&quot;&amp;[.O390]&amp;&quot;_&quot;&amp;[.U390]&amp;&quot;_&quot;&amp;[.W390]&amp;&quot;_regCols2&quot;" office:value-type="string" office:string-value="randomforest_1000_4_500_0.999999_0_0_90_0_0_regCols2" calcext:value-type="string">
            <text:p>randomforest_1000_4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1]&amp;&quot;_&quot;&amp;[.G391]&amp;&quot;_&quot;&amp;[.I391]&amp;&quot;_&quot;&amp;[.K391]&amp;&quot;_&quot;&amp;[.M391]&amp;&quot;_&quot;&amp;[.Q391]&amp;&quot;_&quot;&amp;[.S391]&amp;&quot;_&quot;&amp;[.O391]&amp;&quot;_&quot;&amp;[.U391]&amp;&quot;_&quot;&amp;[.W391]&amp;&quot;_regCols2&quot;" office:value-type="string" office:string-value="randomforest_2000_4_500_0.999999_0_0_90_0_0_regCols2" calcext:value-type="string">
            <text:p>randomforest_2000_4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2]&amp;&quot;_&quot;&amp;[.G392]&amp;&quot;_&quot;&amp;[.I392]&amp;&quot;_&quot;&amp;[.K392]&amp;&quot;_&quot;&amp;[.M392]&amp;&quot;_&quot;&amp;[.Q392]&amp;&quot;_&quot;&amp;[.S392]&amp;&quot;_&quot;&amp;[.O392]&amp;&quot;_&quot;&amp;[.U392]&amp;&quot;_&quot;&amp;[.W392]&amp;&quot;_regCols2&quot;" office:value-type="string" office:string-value="randomforest_4000_4_500_0.999999_0_0_90_0_0_regCols2" calcext:value-type="string">
            <text:p>randomforest_4000_4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3]&amp;&quot;_&quot;&amp;[.G393]&amp;&quot;_&quot;&amp;[.I393]&amp;&quot;_&quot;&amp;[.K393]&amp;&quot;_&quot;&amp;[.M393]&amp;&quot;_&quot;&amp;[.Q393]&amp;&quot;_&quot;&amp;[.S393]&amp;&quot;_&quot;&amp;[.O393]&amp;&quot;_&quot;&amp;[.U393]&amp;&quot;_&quot;&amp;[.W393]&amp;&quot;_regCols2&quot;" office:value-type="string" office:string-value="randomforest_1000_5_10_0.999999_0_0_90_0_0_regCols2" calcext:value-type="string">
            <text:p>randomforest_1000_5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4]&amp;&quot;_&quot;&amp;[.G394]&amp;&quot;_&quot;&amp;[.I394]&amp;&quot;_&quot;&amp;[.K394]&amp;&quot;_&quot;&amp;[.M394]&amp;&quot;_&quot;&amp;[.Q394]&amp;&quot;_&quot;&amp;[.S394]&amp;&quot;_&quot;&amp;[.O394]&amp;&quot;_&quot;&amp;[.U394]&amp;&quot;_&quot;&amp;[.W394]&amp;&quot;_regCols2&quot;" office:value-type="string" office:string-value="randomforest_2000_5_10_0.999999_0_0_90_0_0_regCols2" calcext:value-type="string">
            <text:p>randomforest_2000_5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5]&amp;&quot;_&quot;&amp;[.G395]&amp;&quot;_&quot;&amp;[.I395]&amp;&quot;_&quot;&amp;[.K395]&amp;&quot;_&quot;&amp;[.M395]&amp;&quot;_&quot;&amp;[.Q395]&amp;&quot;_&quot;&amp;[.S395]&amp;&quot;_&quot;&amp;[.O395]&amp;&quot;_&quot;&amp;[.U395]&amp;&quot;_&quot;&amp;[.W395]&amp;&quot;_regCols2&quot;" office:value-type="string" office:string-value="randomforest_4000_5_10_0.999999_0_0_90_0_0_regCols2" calcext:value-type="string">
            <text:p>randomforest_4000_5_1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6]&amp;&quot;_&quot;&amp;[.G396]&amp;&quot;_&quot;&amp;[.I396]&amp;&quot;_&quot;&amp;[.K396]&amp;&quot;_&quot;&amp;[.M396]&amp;&quot;_&quot;&amp;[.Q396]&amp;&quot;_&quot;&amp;[.S396]&amp;&quot;_&quot;&amp;[.O396]&amp;&quot;_&quot;&amp;[.U396]&amp;&quot;_&quot;&amp;[.W396]&amp;&quot;_regCols2&quot;" office:value-type="string" office:string-value="randomforest_1000_5_100_0.999999_0_0_90_0_0_regCols2" calcext:value-type="string">
            <text:p>randomforest_1000_5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7]&amp;&quot;_&quot;&amp;[.G397]&amp;&quot;_&quot;&amp;[.I397]&amp;&quot;_&quot;&amp;[.K397]&amp;&quot;_&quot;&amp;[.M397]&amp;&quot;_&quot;&amp;[.Q397]&amp;&quot;_&quot;&amp;[.S397]&amp;&quot;_&quot;&amp;[.O397]&amp;&quot;_&quot;&amp;[.U397]&amp;&quot;_&quot;&amp;[.W397]&amp;&quot;_regCols2&quot;" office:value-type="string" office:string-value="randomforest_2000_5_100_0.999999_0_0_90_0_0_regCols2" calcext:value-type="string">
            <text:p>randomforest_2000_5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8]&amp;&quot;_&quot;&amp;[.G398]&amp;&quot;_&quot;&amp;[.I398]&amp;&quot;_&quot;&amp;[.K398]&amp;&quot;_&quot;&amp;[.M398]&amp;&quot;_&quot;&amp;[.Q398]&amp;&quot;_&quot;&amp;[.S398]&amp;&quot;_&quot;&amp;[.O398]&amp;&quot;_&quot;&amp;[.U398]&amp;&quot;_&quot;&amp;[.W398]&amp;&quot;_regCols2&quot;" office:value-type="string" office:string-value="randomforest_4000_5_100_0.999999_0_0_90_0_0_regCols2" calcext:value-type="string">
            <text:p>randomforest_4000_5_1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9]&amp;&quot;_&quot;&amp;[.G399]&amp;&quot;_&quot;&amp;[.I399]&amp;&quot;_&quot;&amp;[.K399]&amp;&quot;_&quot;&amp;[.M399]&amp;&quot;_&quot;&amp;[.Q399]&amp;&quot;_&quot;&amp;[.S399]&amp;&quot;_&quot;&amp;[.O399]&amp;&quot;_&quot;&amp;[.U399]&amp;&quot;_&quot;&amp;[.W399]&amp;&quot;_regCols2&quot;" office:value-type="string" office:string-value="randomforest_1000_5_500_0.999999_0_0_90_0_0_regCols2" calcext:value-type="string">
            <text:p>randomforest_1000_5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0]&amp;&quot;_&quot;&amp;[.G400]&amp;&quot;_&quot;&amp;[.I400]&amp;&quot;_&quot;&amp;[.K400]&amp;&quot;_&quot;&amp;[.M400]&amp;&quot;_&quot;&amp;[.Q400]&amp;&quot;_&quot;&amp;[.S400]&amp;&quot;_&quot;&amp;[.O400]&amp;&quot;_&quot;&amp;[.U400]&amp;&quot;_&quot;&amp;[.W400]&amp;&quot;_regCols2&quot;" office:value-type="string" office:string-value="randomforest_2000_5_500_0.999999_0_0_90_0_0_regCols2" calcext:value-type="string">
            <text:p>randomforest_2000_5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1]&amp;&quot;_&quot;&amp;[.G401]&amp;&quot;_&quot;&amp;[.I401]&amp;&quot;_&quot;&amp;[.K401]&amp;&quot;_&quot;&amp;[.M401]&amp;&quot;_&quot;&amp;[.Q401]&amp;&quot;_&quot;&amp;[.S401]&amp;&quot;_&quot;&amp;[.O401]&amp;&quot;_&quot;&amp;[.U401]&amp;&quot;_&quot;&amp;[.W401]&amp;&quot;_regCols2&quot;" office:value-type="string" office:string-value="randomforest_4000_5_500_0.999999_0_0_90_0_0_regCols2" calcext:value-type="string">
            <text:p>randomforest_4000_5_500_0.999999_0_0_90_0_0_regCols2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regular2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6:16:50.8070317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2-01-12T06:19:26.863106037</dc:date>
    <meta:editing-duration>PT10H49M29S</meta:editing-duration>
    <meta:editing-cycles>10</meta:editing-cycles>
    <meta:generator>LibreOffice/6.4.7.2$Linux_X86_64 LibreOffice_project/40$Build-2</meta:generator>
    <meta:document-statistic meta:table-count="1" meta:cell-count="9223" meta:object-count="0"/>
  </office:meta>
</office:document-meta>
</file>